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3.5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100000</text:p>
          </table:table-cell>
          <table:table-cell office:value-type="string">
            <text:p>activation: hardOne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2262">
            <text:p>0,02262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4491">
            <text:p>0,04491</text:p>
          </table:table-cell>
          <table:table-cell office:value-type="float" office:value="0.5">
            <text:p>0,5</text:p>
          </table:table-cell>
          <table:table-cell table:number-columns-repeated="2"/>
          <table:table-cell>
            <draw:frame table:end-cell-address="Arkusz1.V49" table:end-x="0.541cm" table:end-y="0.102cm" draw:z-index="0" draw:style-name="gr1" draw:text-style-name="P1" svg:width="35.664cm" svg:height="20.309cm" svg:x="1.007cm" svg:y="0.193cm">
              <draw:object draw:notify-on-update-of-ranges="Arkusz1.B3:Arkusz1.B16 Arkusz1.D2:Arkusz1.E2 Arkusz1.C3:Arkusz1.C16 Arkusz1.B22:Arkusz1.B27 Arkusz1.D21:Arkusz1.E21 Arkusz1.C22:Arkusz1.C2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6432">
            <text:p>0,06432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8332">
            <text:p>0,08332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1028">
            <text:p>0,1028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2262">
            <text:p>0,1226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42">
            <text:p>0,142</text:p>
          </table:table-cell>
          <table:table-cell office:value-type="float" office:value="0.4">
            <text:p>0,4</text:p>
          </table:table-cell>
          <table:table-cell table:number-columns-repeated="3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6163">
            <text:p>0,16163</text:p>
          </table:table-cell>
          <table:table-cell office:value-type="float" office:value="0.35">
            <text:p>0,35</text:p>
          </table:table-cell>
          <table:table-cell table:number-columns-repeated="3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8102">
            <text:p>0,18102</text:p>
          </table:table-cell>
          <table:table-cell office:value-type="float" office:value="0.2">
            <text:p>0,2</text:p>
          </table:table-cell>
          <table:table-cell table:number-columns-repeated="3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20379">
            <text:p>0,20379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2876">
            <text:p>0,22876</text:p>
          </table:table-cell>
          <table:table-cell office:value-type="float" office:value="0.15">
            <text:p>0,15</text:p>
          </table:table-cell>
          <table:table-cell table:number-columns-repeated="3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5406">
            <text:p>0,25406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7767">
            <text:p>0,27767</text:p>
          </table:table-cell>
          <table:table-cell office:value-type="float" office:value="0.05">
            <text:p>0,05</text:p>
          </table:table-cell>
          <table:table-cell table:number-columns-repeated="3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9802">
            <text:p>0,298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5"/>14 </text:p>
          </table:table-cell>
          <table:table-cell office:value-type="string">
            <text:p><text:s/>time taken[s]:0,2980427112280495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500000</text:p>
          </table:table-cell>
          <table:table-cell office:value-type="string">
            <text:p>activation: hardOne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195">
            <text:p>0,0195</text:p>
          </table:table-cell>
          <table:table-cell office:value-type="float" office:value="0.5">
            <text:p>0,5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3823">
            <text:p>0,03823</text:p>
          </table:table-cell>
          <table:table-cell office:value-type="float" office:value="0.25">
            <text:p>0,25</text:p>
          </table:table-cell>
          <table:table-cell table:number-columns-repeated="3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5704">
            <text:p>0,05704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7597">
            <text:p>0,07597</text:p>
          </table:table-cell>
          <table:table-cell office:value-type="float" office:value="0.2">
            <text:p>0,2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09481">
            <text:p>0,09481</text:p>
          </table:table-cell>
          <table:table-cell office:value-type="float" office:value="0.15">
            <text:p>0,15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1452">
            <text:p>0,114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6"/>6 </text:p>
          </table:table-cell>
          <table:table-cell office:value-type="string">
            <text:p><text:s/>time taken[s]:0,11453939126363366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100000</text:p>
          </table:table-cell>
          <table:table-cell office:value-type="string">
            <text:p>activation: ident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2044">
            <text:p>0,02044</text:p>
          </table:table-cell>
          <table:table-cell office:value-type="float" office:value="1.01304899783792">
            <text:p>1,0130489978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4037">
            <text:p>0,04037</text:p>
          </table:table-cell>
          <table:table-cell office:value-type="float" office:value="0.190352836578583">
            <text:p>0,1903528366</text:p>
          </table:table-cell>
          <table:table-cell table:number-columns-repeated="3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6097">
            <text:p>0,06097</text:p>
          </table:table-cell>
          <table:table-cell office:value-type="float" office:value="0.0984943054440259">
            <text:p>0,0984943054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8105">
            <text:p>0,08105</text:p>
          </table:table-cell>
          <table:table-cell office:value-type="float" office:value="0.0565639679123145">
            <text:p>0,0565639679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10192">
            <text:p>0,10192</text:p>
          </table:table-cell>
          <table:table-cell office:value-type="float" office:value="0.049526240115186">
            <text:p>0,0495262401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2221">
            <text:p>0,12221</text:p>
          </table:table-cell>
          <table:table-cell office:value-type="float" office:value="0.0373551027725996">
            <text:p>0,0373551028</text:p>
          </table:table-cell>
          <table:table-cell table:number-columns-repeated="3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426">
            <text:p>0,1426</text:p>
          </table:table-cell>
          <table:table-cell office:value-type="float" office:value="0.0322315409039782">
            <text:p>0,0322315409</text:p>
          </table:table-cell>
          <table:table-cell table:number-columns-repeated="3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6279">
            <text:p>0,16279</text:p>
          </table:table-cell>
          <table:table-cell office:value-type="float" office:value="0.0309176523411577">
            <text:p>0,0309176523</text:p>
          </table:table-cell>
          <table:table-cell table:number-columns-repeated="3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8306">
            <text:p>0,18306</text:p>
          </table:table-cell>
          <table:table-cell office:value-type="float" office:value="0.0279755740088277">
            <text:p>0,027975574</text:p>
          </table:table-cell>
          <table:table-cell table:number-columns-repeated="3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20322">
            <text:p>0,20322</text:p>
          </table:table-cell>
          <table:table-cell office:value-type="float" office:value="0.0236593040360962">
            <text:p>0,023659304</text:p>
          </table:table-cell>
          <table:table-cell table:number-columns-repeated="3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2379">
            <text:p>0,22379</text:p>
          </table:table-cell>
          <table:table-cell office:value-type="float" office:value="0.0216694401245658">
            <text:p>0,0216694401</text:p>
          </table:table-cell>
          <table:table-cell table:number-columns-repeated="3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447">
            <text:p>0,2447</text:p>
          </table:table-cell>
          <table:table-cell office:value-type="float" office:value="0.0194961748486693">
            <text:p>0,0194961748</text:p>
          </table:table-cell>
          <table:table-cell table:number-columns-repeated="3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66">
            <text:p>0,266</text:p>
          </table:table-cell>
          <table:table-cell office:value-type="float" office:value="0.0188601546367463">
            <text:p>0,0188601546</text:p>
          </table:table-cell>
          <table:table-cell table:number-columns-repeated="3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8811">
            <text:p>0,28811</text:p>
          </table:table-cell>
          <table:table-cell office:value-type="float" office:value="0.0175589752273234">
            <text:p>0,0175589752</text:p>
          </table:table-cell>
          <table:table-cell table:number-columns-repeated="3"/>
        </table:table-row>
        <table:table-row table:style-name="ro1">
          <table:table-cell office:value-type="string">
            <text:p><text:s text:c="7"/>15</text:p>
          </table:table-cell>
          <table:table-cell office:value-type="float" office:value="0.30832">
            <text:p>0,30832</text:p>
          </table:table-cell>
          <table:table-cell office:value-type="float" office:value="0.0155933274388918">
            <text:p>0,0155933274</text:p>
          </table:table-cell>
          <table:table-cell table:number-columns-repeated="3"/>
        </table:table-row>
        <table:table-row table:style-name="ro1">
          <table:table-cell office:value-type="string">
            <text:p><text:s text:c="7"/>16</text:p>
          </table:table-cell>
          <table:table-cell office:value-type="float" office:value="0.32873">
            <text:p>0,32873</text:p>
          </table:table-cell>
          <table:table-cell office:value-type="float" office:value="0.0158425725391967">
            <text:p>0,0158425725</text:p>
          </table:table-cell>
          <table:table-cell table:number-columns-repeated="3"/>
        </table:table-row>
        <table:table-row table:style-name="ro1">
          <table:table-cell office:value-type="string">
            <text:p><text:s text:c="7"/>17</text:p>
          </table:table-cell>
          <table:table-cell office:value-type="float" office:value="0.34887">
            <text:p>0,34887</text:p>
          </table:table-cell>
          <table:table-cell office:value-type="float" office:value="0.0142618975563222">
            <text:p>0,0142618976</text:p>
          </table:table-cell>
          <table:table-cell table:number-columns-repeated="3"/>
        </table:table-row>
        <table:table-row table:style-name="ro1">
          <table:table-cell office:value-type="string">
            <text:p><text:s text:c="7"/>18</text:p>
          </table:table-cell>
          <table:table-cell office:value-type="float" office:value="0.36922">
            <text:p>0,36922</text:p>
          </table:table-cell>
          <table:table-cell office:value-type="float" office:value="0.0130841114959311">
            <text:p>0,0130841115</text:p>
          </table:table-cell>
          <table:table-cell table:number-columns-repeated="3"/>
        </table:table-row>
        <table:table-row table:style-name="ro1">
          <table:table-cell office:value-type="string">
            <text:p><text:s text:c="7"/>19</text:p>
          </table:table-cell>
          <table:table-cell office:value-type="float" office:value="0.38954">
            <text:p>0,38954</text:p>
          </table:table-cell>
          <table:table-cell office:value-type="float" office:value="0.013731345801636">
            <text:p>0,0137313458</text:p>
          </table:table-cell>
          <table:table-cell table:number-columns-repeated="3"/>
        </table:table-row>
        <table:table-row table:style-name="ro1">
          <table:table-cell office:value-type="string">
            <text:p><text:s text:c="7"/>20</text:p>
          </table:table-cell>
          <table:table-cell office:value-type="float" office:value="0.41175">
            <text:p>0,41175</text:p>
          </table:table-cell>
          <table:table-cell office:value-type="float" office:value="0.0122881478143898">
            <text:p>0,0122881478</text:p>
          </table:table-cell>
          <table:table-cell table:number-columns-repeated="3"/>
        </table:table-row>
        <table:table-row table:style-name="ro1">
          <table:table-cell office:value-type="string">
            <text:p><text:s text:c="7"/>21</text:p>
          </table:table-cell>
          <table:table-cell office:value-type="float" office:value="0.43282">
            <text:p>0,43282</text:p>
          </table:table-cell>
          <table:table-cell office:value-type="float" office:value="0.010779614569928">
            <text:p>0,0107796146</text:p>
          </table:table-cell>
          <table:table-cell table:number-columns-repeated="3"/>
        </table:table-row>
        <table:table-row table:style-name="ro1">
          <table:table-cell office:value-type="string">
            <text:p><text:s text:c="7"/>22</text:p>
          </table:table-cell>
          <table:table-cell office:value-type="float" office:value="0.45321">
            <text:p>0,45321</text:p>
          </table:table-cell>
          <table:table-cell office:value-type="float" office:value="0.0100976608029871">
            <text:p>0,0100976608</text:p>
          </table:table-cell>
          <table:table-cell table:number-columns-repeated="3"/>
        </table:table-row>
        <table:table-row table:style-name="ro1">
          <table:table-cell office:value-type="string">
            <text:p><text:s text:c="7"/>23</text:p>
          </table:table-cell>
          <table:table-cell office:value-type="float" office:value="0.47376">
            <text:p>0,47376</text:p>
          </table:table-cell>
          <table:table-cell office:value-type="float" office:value="0.00992036914103367">
            <text:p>0,0099203691</text:p>
          </table:table-cell>
          <table:table-cell/>
          <table:table-cell>
            <draw:frame table:end-cell-address="Arkusz1.S104" table:end-x="1.519cm" table:end-y="0.194cm" draw:z-index="1" draw:style-name="gr1" draw:text-style-name="P1" svg:width="33.091cm" svg:height="21.358cm" svg:x="0.042cm" svg:y="0.063cm">
              <draw:object draw:notify-on-update-of-ranges="Arkusz1.B35:Arkusz1.B235 Arkusz1.D34:Arkusz1.E34 Arkusz1.C35:Arkusz1.C235 Arkusz1.B241:Arkusz1.B576 Arkusz1.D240:Arkusz1.E240 Arkusz1.C241:Arkusz1.C5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 text:c="7"/>24</text:p>
          </table:table-cell>
          <table:table-cell office:value-type="float" office:value="0.49453">
            <text:p>0,49453</text:p>
          </table:table-cell>
          <table:table-cell office:value-type="float" office:value="0.0108667351207972">
            <text:p>0,0108667351</text:p>
          </table:table-cell>
          <table:table-cell table:number-columns-repeated="3"/>
        </table:table-row>
        <table:table-row table:style-name="ro1">
          <table:table-cell office:value-type="string">
            <text:p><text:s text:c="7"/>25</text:p>
          </table:table-cell>
          <table:table-cell office:value-type="float" office:value="0.51514">
            <text:p>0,51514</text:p>
          </table:table-cell>
          <table:table-cell office:value-type="float" office:value="0.00855639857048169">
            <text:p>0,0085563986</text:p>
          </table:table-cell>
          <table:table-cell table:number-columns-repeated="3"/>
        </table:table-row>
        <table:table-row table:style-name="ro1">
          <table:table-cell office:value-type="string">
            <text:p><text:s text:c="7"/>26</text:p>
          </table:table-cell>
          <table:table-cell office:value-type="float" office:value="0.53643">
            <text:p>0,53643</text:p>
          </table:table-cell>
          <table:table-cell office:value-type="float" office:value="0.0108179123472398">
            <text:p>0,0108179123</text:p>
          </table:table-cell>
          <table:table-cell table:number-columns-repeated="3"/>
        </table:table-row>
        <table:table-row table:style-name="ro1">
          <table:table-cell office:value-type="string">
            <text:p><text:s text:c="7"/>27</text:p>
          </table:table-cell>
          <table:table-cell office:value-type="float" office:value="0.55728">
            <text:p>0,55728</text:p>
          </table:table-cell>
          <table:table-cell office:value-type="float" office:value="0.00856287714908236">
            <text:p>0,0085628771</text:p>
          </table:table-cell>
          <table:table-cell table:number-columns-repeated="3"/>
        </table:table-row>
        <table:table-row table:style-name="ro1">
          <table:table-cell office:value-type="string">
            <text:p><text:s text:c="7"/>28</text:p>
          </table:table-cell>
          <table:table-cell office:value-type="float" office:value="0.57948">
            <text:p>0,57948</text:p>
          </table:table-cell>
          <table:table-cell office:value-type="float" office:value="0.00764388122853659">
            <text:p>0,0076438812</text:p>
          </table:table-cell>
          <table:table-cell table:number-columns-repeated="3"/>
        </table:table-row>
        <table:table-row table:style-name="ro1">
          <table:table-cell office:value-type="string">
            <text:p><text:s text:c="7"/>29</text:p>
          </table:table-cell>
          <table:table-cell office:value-type="float" office:value="0.60034">
            <text:p>0,60034</text:p>
          </table:table-cell>
          <table:table-cell office:value-type="float" office:value="0.00692816290042211">
            <text:p>0,0069281629</text:p>
          </table:table-cell>
          <table:table-cell table:number-columns-repeated="3"/>
        </table:table-row>
        <table:table-row table:style-name="ro1">
          <table:table-cell office:value-type="string">
            <text:p><text:s text:c="7"/>30</text:p>
          </table:table-cell>
          <table:table-cell office:value-type="float" office:value="0.62693">
            <text:p>0,62693</text:p>
          </table:table-cell>
          <table:table-cell office:value-type="float" office:value="0.00666568782808285">
            <text:p>0,0066656878</text:p>
          </table:table-cell>
          <table:table-cell table:number-columns-repeated="3"/>
        </table:table-row>
        <table:table-row table:style-name="ro1">
          <table:table-cell office:value-type="string">
            <text:p><text:s text:c="7"/>31</text:p>
          </table:table-cell>
          <table:table-cell office:value-type="float" office:value="0.65046">
            <text:p>0,65046</text:p>
          </table:table-cell>
          <table:table-cell office:value-type="float" office:value="0.0066158542792535">
            <text:p>0,0066158543</text:p>
          </table:table-cell>
          <table:table-cell table:number-columns-repeated="3"/>
        </table:table-row>
        <table:table-row table:style-name="ro1">
          <table:table-cell office:value-type="string">
            <text:p><text:s text:c="7"/>32</text:p>
          </table:table-cell>
          <table:table-cell office:value-type="float" office:value="0.67101">
            <text:p>0,67101</text:p>
          </table:table-cell>
          <table:table-cell office:value-type="float" office:value="0.00616097580202462">
            <text:p>0,0061609758</text:p>
          </table:table-cell>
          <table:table-cell table:number-columns-repeated="3"/>
        </table:table-row>
        <table:table-row table:style-name="ro1">
          <table:table-cell office:value-type="string">
            <text:p><text:s text:c="7"/>33</text:p>
          </table:table-cell>
          <table:table-cell office:value-type="float" office:value="0.69155">
            <text:p>0,69155</text:p>
          </table:table-cell>
          <table:table-cell office:value-type="float" office:value="0.00567293371443992">
            <text:p>0,0056729337</text:p>
          </table:table-cell>
          <table:table-cell table:number-columns-repeated="3"/>
        </table:table-row>
        <table:table-row table:style-name="ro1">
          <table:table-cell office:value-type="string">
            <text:p><text:s text:c="7"/>34</text:p>
          </table:table-cell>
          <table:table-cell office:value-type="float" office:value="0.71245">
            <text:p>0,71245</text:p>
          </table:table-cell>
          <table:table-cell office:value-type="float" office:value="0.00544616652317319">
            <text:p>0,0054461665</text:p>
          </table:table-cell>
          <table:table-cell table:number-columns-repeated="3"/>
        </table:table-row>
        <table:table-row table:style-name="ro1">
          <table:table-cell office:value-type="string">
            <text:p><text:s text:c="7"/>35</text:p>
          </table:table-cell>
          <table:table-cell office:value-type="float" office:value="0.73346">
            <text:p>0,73346</text:p>
          </table:table-cell>
          <table:table-cell office:value-type="float" office:value="0.00510611931852943">
            <text:p>0,0051061193</text:p>
          </table:table-cell>
          <table:table-cell table:number-columns-repeated="3"/>
        </table:table-row>
        <table:table-row table:style-name="ro1">
          <table:table-cell office:value-type="string">
            <text:p><text:s text:c="7"/>36</text:p>
          </table:table-cell>
          <table:table-cell office:value-type="float" office:value="0.75401">
            <text:p>0,75401</text:p>
          </table:table-cell>
          <table:table-cell office:value-type="float" office:value="0.00491972147670198">
            <text:p>0,0049197215</text:p>
          </table:table-cell>
          <table:table-cell table:number-columns-repeated="3"/>
        </table:table-row>
        <table:table-row table:style-name="ro1">
          <table:table-cell office:value-type="string">
            <text:p><text:s text:c="7"/>37</text:p>
          </table:table-cell>
          <table:table-cell office:value-type="float" office:value="0.77445">
            <text:p>0,77445</text:p>
          </table:table-cell>
          <table:table-cell office:value-type="float" office:value="0.00476583822778705">
            <text:p>0,0047658382</text:p>
          </table:table-cell>
          <table:table-cell table:number-columns-repeated="3"/>
        </table:table-row>
        <table:table-row table:style-name="ro1">
          <table:table-cell office:value-type="string">
            <text:p><text:s text:c="7"/>38</text:p>
          </table:table-cell>
          <table:table-cell office:value-type="float" office:value="0.79545">
            <text:p>0,79545</text:p>
          </table:table-cell>
          <table:table-cell office:value-type="float" office:value="0.00465685399174081">
            <text:p>0,004656854</text:p>
          </table:table-cell>
          <table:table-cell table:number-columns-repeated="3"/>
        </table:table-row>
        <table:table-row table:style-name="ro1">
          <table:table-cell office:value-type="string">
            <text:p><text:s text:c="7"/>39</text:p>
          </table:table-cell>
          <table:table-cell office:value-type="float" office:value="0.81579">
            <text:p>0,81579</text:p>
          </table:table-cell>
          <table:table-cell office:value-type="float" office:value="0.00449559217157039">
            <text:p>0,0044955922</text:p>
          </table:table-cell>
          <table:table-cell table:number-columns-repeated="3"/>
        </table:table-row>
        <table:table-row table:style-name="ro1">
          <table:table-cell office:value-type="string">
            <text:p><text:s text:c="7"/>40</text:p>
          </table:table-cell>
          <table:table-cell office:value-type="float" office:value="0.83694">
            <text:p>0,83694</text:p>
          </table:table-cell>
          <table:table-cell office:value-type="float" office:value="0.00402625607917626">
            <text:p>0,0040262561</text:p>
          </table:table-cell>
          <table:table-cell table:number-columns-repeated="3"/>
        </table:table-row>
        <table:table-row table:style-name="ro1">
          <table:table-cell office:value-type="string">
            <text:p><text:s text:c="7"/>41</text:p>
          </table:table-cell>
          <table:table-cell office:value-type="float" office:value="0.85769">
            <text:p>0,85769</text:p>
          </table:table-cell>
          <table:table-cell office:value-type="float" office:value="0.00379923333026789">
            <text:p>0,0037992333</text:p>
          </table:table-cell>
          <table:table-cell table:number-columns-repeated="3"/>
        </table:table-row>
        <table:table-row table:style-name="ro1">
          <table:table-cell office:value-type="string">
            <text:p><text:s text:c="7"/>42</text:p>
          </table:table-cell>
          <table:table-cell office:value-type="float" office:value="0.87866">
            <text:p>0,87866</text:p>
          </table:table-cell>
          <table:table-cell office:value-type="float" office:value="0.00362555358829963">
            <text:p>0,0036255536</text:p>
          </table:table-cell>
          <table:table-cell table:number-columns-repeated="3"/>
        </table:table-row>
        <table:table-row table:style-name="ro1">
          <table:table-cell office:value-type="string">
            <text:p><text:s text:c="7"/>43</text:p>
          </table:table-cell>
          <table:table-cell office:value-type="float" office:value="0.89927">
            <text:p>0,89927</text:p>
          </table:table-cell>
          <table:table-cell office:value-type="float" office:value="0.00349602008229222">
            <text:p>0,0034960201</text:p>
          </table:table-cell>
          <table:table-cell table:number-columns-repeated="3"/>
        </table:table-row>
        <table:table-row table:style-name="ro1">
          <table:table-cell office:value-type="string">
            <text:p><text:s text:c="7"/>44</text:p>
          </table:table-cell>
          <table:table-cell office:value-type="float" office:value="0.91997">
            <text:p>0,91997</text:p>
          </table:table-cell>
          <table:table-cell office:value-type="float" office:value="0.00331921023709238">
            <text:p>0,0033192102</text:p>
          </table:table-cell>
          <table:table-cell table:number-columns-repeated="3"/>
        </table:table-row>
        <table:table-row table:style-name="ro1">
          <table:table-cell office:value-type="string">
            <text:p><text:s text:c="7"/>45</text:p>
          </table:table-cell>
          <table:table-cell office:value-type="float" office:value="0.94046">
            <text:p>0,94046</text:p>
          </table:table-cell>
          <table:table-cell office:value-type="float" office:value="0.003170544603851">
            <text:p>0,0031705446</text:p>
          </table:table-cell>
          <table:table-cell table:number-columns-repeated="3"/>
        </table:table-row>
        <table:table-row table:style-name="ro1">
          <table:table-cell office:value-type="string">
            <text:p><text:s text:c="7"/>46</text:p>
          </table:table-cell>
          <table:table-cell office:value-type="float" office:value="0.96194">
            <text:p>0,96194</text:p>
          </table:table-cell>
          <table:table-cell office:value-type="float" office:value="0.00307817144225514">
            <text:p>0,0030781714</text:p>
          </table:table-cell>
          <table:table-cell table:number-columns-repeated="3"/>
        </table:table-row>
        <table:table-row table:style-name="ro1">
          <table:table-cell office:value-type="string">
            <text:p><text:s text:c="7"/>47</text:p>
          </table:table-cell>
          <table:table-cell office:value-type="float" office:value="0.98272">
            <text:p>0,98272</text:p>
          </table:table-cell>
          <table:table-cell office:value-type="float" office:value="0.00292665548346568">
            <text:p>0,0029266555</text:p>
          </table:table-cell>
          <table:table-cell table:number-columns-repeated="3"/>
        </table:table-row>
        <table:table-row table:style-name="ro1">
          <table:table-cell office:value-type="string">
            <text:p><text:s text:c="7"/>48</text:p>
          </table:table-cell>
          <table:table-cell office:value-type="float" office:value="1.00405">
            <text:p>1,00405</text:p>
          </table:table-cell>
          <table:table-cell office:value-type="float" office:value="0.00279463646003526">
            <text:p>0,0027946365</text:p>
          </table:table-cell>
          <table:table-cell table:number-columns-repeated="3"/>
        </table:table-row>
        <table:table-row table:style-name="ro1">
          <table:table-cell office:value-type="string">
            <text:p><text:s text:c="7"/>49</text:p>
          </table:table-cell>
          <table:table-cell office:value-type="float" office:value="1.02508">
            <text:p>1,02508</text:p>
          </table:table-cell>
          <table:table-cell office:value-type="float" office:value="0.00288478866848343">
            <text:p>0,0028847887</text:p>
          </table:table-cell>
          <table:table-cell table:number-columns-repeated="3"/>
        </table:table-row>
        <table:table-row table:style-name="ro1">
          <table:table-cell office:value-type="string">
            <text:p><text:s text:c="7"/>50</text:p>
          </table:table-cell>
          <table:table-cell office:value-type="float" office:value="1.04703">
            <text:p>1,04703</text:p>
          </table:table-cell>
          <table:table-cell office:value-type="float" office:value="0.00275582638214204">
            <text:p>0,0027558264</text:p>
          </table:table-cell>
          <table:table-cell table:number-columns-repeated="3"/>
        </table:table-row>
        <table:table-row table:style-name="ro1">
          <table:table-cell office:value-type="string">
            <text:p><text:s text:c="7"/>51</text:p>
          </table:table-cell>
          <table:table-cell office:value-type="float" office:value="1.06805">
            <text:p>1,06805</text:p>
          </table:table-cell>
          <table:table-cell office:value-type="float" office:value="0.00243258381381736">
            <text:p>0,0024325838</text:p>
          </table:table-cell>
          <table:table-cell table:number-columns-repeated="3"/>
        </table:table-row>
        <table:table-row table:style-name="ro1">
          <table:table-cell office:value-type="string">
            <text:p><text:s text:c="7"/>52</text:p>
          </table:table-cell>
          <table:table-cell office:value-type="float" office:value="1.0898">
            <text:p>1,0898</text:p>
          </table:table-cell>
          <table:table-cell office:value-type="float" office:value="0.00243768033114757">
            <text:p>0,0024376803</text:p>
          </table:table-cell>
          <table:table-cell table:number-columns-repeated="3"/>
        </table:table-row>
        <table:table-row table:style-name="ro1">
          <table:table-cell office:value-type="string">
            <text:p><text:s text:c="7"/>53</text:p>
          </table:table-cell>
          <table:table-cell office:value-type="float" office:value="1.11156">
            <text:p>1,11156</text:p>
          </table:table-cell>
          <table:table-cell office:value-type="float" office:value="0.00223381073654905">
            <text:p>0,0022338107</text:p>
          </table:table-cell>
          <table:table-cell table:number-columns-repeated="3"/>
        </table:table-row>
        <table:table-row table:style-name="ro1">
          <table:table-cell office:value-type="string">
            <text:p><text:s text:c="7"/>54</text:p>
          </table:table-cell>
          <table:table-cell office:value-type="float" office:value="1.13185">
            <text:p>1,13185</text:p>
          </table:table-cell>
          <table:table-cell office:value-type="float" office:value="0.00238921305527619">
            <text:p>0,0023892131</text:p>
          </table:table-cell>
          <table:table-cell table:number-columns-repeated="3"/>
        </table:table-row>
        <table:table-row table:style-name="ro1">
          <table:table-cell office:value-type="string">
            <text:p><text:s text:c="7"/>55</text:p>
          </table:table-cell>
          <table:table-cell office:value-type="float" office:value="1.15333">
            <text:p>1,15333</text:p>
          </table:table-cell>
          <table:table-cell office:value-type="float" office:value="0.00217670732159835">
            <text:p>0,0021767073</text:p>
          </table:table-cell>
          <table:table-cell table:number-columns-repeated="3"/>
        </table:table-row>
        <table:table-row table:style-name="ro1">
          <table:table-cell office:value-type="string">
            <text:p><text:s text:c="7"/>56</text:p>
          </table:table-cell>
          <table:table-cell office:value-type="float" office:value="1.17343">
            <text:p>1,17343</text:p>
          </table:table-cell>
          <table:table-cell office:value-type="float" office:value="0.00205085337218964">
            <text:p>0,0020508534</text:p>
          </table:table-cell>
          <table:table-cell table:number-columns-repeated="3"/>
        </table:table-row>
        <table:table-row table:style-name="ro1">
          <table:table-cell office:value-type="string">
            <text:p><text:s text:c="7"/>57</text:p>
          </table:table-cell>
          <table:table-cell office:value-type="float" office:value="1.19421">
            <text:p>1,19421</text:p>
          </table:table-cell>
          <table:table-cell office:value-type="float" office:value="0.00189713472874801">
            <text:p>0,0018971347</text:p>
          </table:table-cell>
          <table:table-cell table:number-columns-repeated="3"/>
        </table:table-row>
        <table:table-row table:style-name="ro1">
          <table:table-cell office:value-type="string">
            <text:p><text:s text:c="7"/>58</text:p>
          </table:table-cell>
          <table:table-cell office:value-type="float" office:value="1.21478">
            <text:p>1,21478</text:p>
          </table:table-cell>
          <table:table-cell office:value-type="float" office:value="0.00182360419543059">
            <text:p>0,0018236042</text:p>
          </table:table-cell>
          <table:table-cell table:number-columns-repeated="3"/>
        </table:table-row>
        <table:table-row table:style-name="ro1">
          <table:table-cell office:value-type="string">
            <text:p><text:s text:c="7"/>59</text:p>
          </table:table-cell>
          <table:table-cell office:value-type="float" office:value="1.23514">
            <text:p>1,23514</text:p>
          </table:table-cell>
          <table:table-cell office:value-type="float" office:value="0.00191669304094557">
            <text:p>0,001916693</text:p>
          </table:table-cell>
          <table:table-cell table:number-columns-repeated="3"/>
        </table:table-row>
        <table:table-row table:style-name="ro1">
          <table:table-cell office:value-type="string">
            <text:p><text:s text:c="7"/>60</text:p>
          </table:table-cell>
          <table:table-cell office:value-type="float" office:value="1.25553">
            <text:p>1,25553</text:p>
          </table:table-cell>
          <table:table-cell office:value-type="float" office:value="0.00170118413359551">
            <text:p>0,0017011841</text:p>
          </table:table-cell>
          <table:table-cell table:number-columns-repeated="3"/>
        </table:table-row>
        <table:table-row table:style-name="ro1">
          <table:table-cell office:value-type="string">
            <text:p><text:s text:c="7"/>61</text:p>
          </table:table-cell>
          <table:table-cell office:value-type="float" office:value="1.2757">
            <text:p>1,2757</text:p>
          </table:table-cell>
          <table:table-cell office:value-type="float" office:value="0.00190999111496099">
            <text:p>0,0019099911</text:p>
          </table:table-cell>
          <table:table-cell table:number-columns-repeated="3"/>
        </table:table-row>
        <table:table-row table:style-name="ro1">
          <table:table-cell office:value-type="string">
            <text:p><text:s text:c="7"/>62</text:p>
          </table:table-cell>
          <table:table-cell office:value-type="float" office:value="1.29604">
            <text:p>1,29604</text:p>
          </table:table-cell>
          <table:table-cell office:value-type="float" office:value="0.0015883822258791">
            <text:p>0,0015883822</text:p>
          </table:table-cell>
          <table:table-cell table:number-columns-repeated="3"/>
        </table:table-row>
        <table:table-row table:style-name="ro1">
          <table:table-cell office:value-type="string">
            <text:p><text:s text:c="7"/>63</text:p>
          </table:table-cell>
          <table:table-cell office:value-type="float" office:value="1.3165">
            <text:p>1,3165</text:p>
          </table:table-cell>
          <table:table-cell office:value-type="float" office:value="0.0016510773539491">
            <text:p>0,0016510774</text:p>
          </table:table-cell>
          <table:table-cell table:number-columns-repeated="3"/>
        </table:table-row>
        <table:table-row table:style-name="ro1">
          <table:table-cell office:value-type="string">
            <text:p><text:s text:c="7"/>64</text:p>
          </table:table-cell>
          <table:table-cell office:value-type="float" office:value="1.33741">
            <text:p>1,33741</text:p>
          </table:table-cell>
          <table:table-cell office:value-type="float" office:value="0.00148748361395527">
            <text:p>0,0014874836</text:p>
          </table:table-cell>
          <table:table-cell table:number-columns-repeated="3"/>
        </table:table-row>
        <table:table-row table:style-name="ro1">
          <table:table-cell office:value-type="string">
            <text:p><text:s text:c="7"/>65</text:p>
          </table:table-cell>
          <table:table-cell office:value-type="float" office:value="1.35839">
            <text:p>1,35839</text:p>
          </table:table-cell>
          <table:table-cell office:value-type="float" office:value="0.00153265721459896">
            <text:p>0,0015326572</text:p>
          </table:table-cell>
          <table:table-cell table:number-columns-repeated="3"/>
        </table:table-row>
        <table:table-row table:style-name="ro1">
          <table:table-cell office:value-type="string">
            <text:p><text:s text:c="7"/>66</text:p>
          </table:table-cell>
          <table:table-cell office:value-type="float" office:value="1.37956">
            <text:p>1,37956</text:p>
          </table:table-cell>
          <table:table-cell office:value-type="float" office:value="0.00136703206467703">
            <text:p>0,0013670321</text:p>
          </table:table-cell>
          <table:table-cell table:number-columns-repeated="3"/>
        </table:table-row>
        <table:table-row table:style-name="ro1">
          <table:table-cell office:value-type="string">
            <text:p><text:s text:c="7"/>67</text:p>
          </table:table-cell>
          <table:table-cell office:value-type="float" office:value="1.4007">
            <text:p>1,4007</text:p>
          </table:table-cell>
          <table:table-cell office:value-type="float" office:value="0.00132037684242633">
            <text:p>0,0013203768</text:p>
          </table:table-cell>
          <table:table-cell table:number-columns-repeated="3"/>
        </table:table-row>
        <table:table-row table:style-name="ro1">
          <table:table-cell office:value-type="string">
            <text:p><text:s text:c="7"/>68</text:p>
          </table:table-cell>
          <table:table-cell office:value-type="float" office:value="1.42126">
            <text:p>1,42126</text:p>
          </table:table-cell>
          <table:table-cell office:value-type="float" office:value="0.00136521835266583">
            <text:p>0,0013652184</text:p>
          </table:table-cell>
          <table:table-cell table:number-columns-repeated="3"/>
        </table:table-row>
        <table:table-row table:style-name="ro1">
          <table:table-cell office:value-type="string">
            <text:p><text:s text:c="7"/>69</text:p>
          </table:table-cell>
          <table:table-cell office:value-type="float" office:value="1.44165">
            <text:p>1,44165</text:p>
          </table:table-cell>
          <table:table-cell office:value-type="float" office:value="0.00133623581402787">
            <text:p>0,0013362358</text:p>
          </table:table-cell>
          <table:table-cell table:number-columns-repeated="3"/>
        </table:table-row>
        <table:table-row table:style-name="ro1">
          <table:table-cell office:value-type="string">
            <text:p><text:s text:c="7"/>70</text:p>
          </table:table-cell>
          <table:table-cell office:value-type="float" office:value="1.46177">
            <text:p>1,46177</text:p>
          </table:table-cell>
          <table:table-cell office:value-type="float" office:value="0.00121893456835109">
            <text:p>0,0012189346</text:p>
          </table:table-cell>
          <table:table-cell table:number-columns-repeated="3"/>
        </table:table-row>
        <table:table-row table:style-name="ro1">
          <table:table-cell office:value-type="string">
            <text:p><text:s text:c="7"/>71</text:p>
          </table:table-cell>
          <table:table-cell office:value-type="float" office:value="1.48202">
            <text:p>1,48202</text:p>
          </table:table-cell>
          <table:table-cell office:value-type="float" office:value="0.00117447153634995">
            <text:p>0,0011744715</text:p>
          </table:table-cell>
          <table:table-cell table:number-columns-repeated="3"/>
        </table:table-row>
        <table:table-row table:style-name="ro1">
          <table:table-cell office:value-type="string">
            <text:p><text:s text:c="7"/>72</text:p>
          </table:table-cell>
          <table:table-cell office:value-type="float" office:value="1.50226">
            <text:p>1,50226</text:p>
          </table:table-cell>
          <table:table-cell office:value-type="float" office:value="0.00125385223276586">
            <text:p>0,0012538522</text:p>
          </table:table-cell>
          <table:table-cell table:number-columns-repeated="3"/>
        </table:table-row>
        <table:table-row table:style-name="ro1">
          <table:table-cell office:value-type="string">
            <text:p><text:s text:c="7"/>73</text:p>
          </table:table-cell>
          <table:table-cell office:value-type="float" office:value="1.52269">
            <text:p>1,52269</text:p>
          </table:table-cell>
          <table:table-cell office:value-type="float" office:value="0.00117754626174263">
            <text:p>0,0011775463</text:p>
          </table:table-cell>
          <table:table-cell table:number-columns-repeated="3"/>
        </table:table-row>
        <table:table-row table:style-name="ro1">
          <table:table-cell office:value-type="string">
            <text:p><text:s text:c="7"/>74</text:p>
          </table:table-cell>
          <table:table-cell office:value-type="float" office:value="1.54266">
            <text:p>1,54266</text:p>
          </table:table-cell>
          <table:table-cell office:value-type="float" office:value="0.00113351147104831">
            <text:p>0,0011335115</text:p>
          </table:table-cell>
          <table:table-cell table:number-columns-repeated="3"/>
        </table:table-row>
        <table:table-row table:style-name="ro1">
          <table:table-cell office:value-type="string">
            <text:p><text:s text:c="7"/>75</text:p>
          </table:table-cell>
          <table:table-cell office:value-type="float" office:value="1.56285">
            <text:p>1,56285</text:p>
          </table:table-cell>
          <table:table-cell office:value-type="float" office:value="0.00105074126035845">
            <text:p>0,0010507413</text:p>
          </table:table-cell>
          <table:table-cell table:number-columns-repeated="3"/>
        </table:table-row>
        <table:table-row table:style-name="ro1">
          <table:table-cell office:value-type="string">
            <text:p><text:s text:c="7"/>76</text:p>
          </table:table-cell>
          <table:table-cell office:value-type="float" office:value="1.58343">
            <text:p>1,58343</text:p>
          </table:table-cell>
          <table:table-cell office:value-type="float" office:value="0.00100595375120315">
            <text:p>0,0010059538</text:p>
          </table:table-cell>
          <table:table-cell table:number-columns-repeated="3"/>
        </table:table-row>
        <table:table-row table:style-name="ro1">
          <table:table-cell office:value-type="string">
            <text:p><text:s text:c="7"/>77</text:p>
          </table:table-cell>
          <table:table-cell office:value-type="float" office:value="1.60375">
            <text:p>1,60375</text:p>
          </table:table-cell>
          <table:table-cell office:value-type="float" office:value="0.000989623788259778">
            <text:p>0,0009896238</text:p>
          </table:table-cell>
          <table:table-cell table:number-columns-repeated="3"/>
        </table:table-row>
        <table:table-row table:style-name="ro1">
          <table:table-cell office:value-type="string">
            <text:p><text:s text:c="7"/>78</text:p>
          </table:table-cell>
          <table:table-cell office:value-type="float" office:value="1.62364">
            <text:p>1,62364</text:p>
          </table:table-cell>
          <table:table-cell office:value-type="float" office:value="0.000968720673264001">
            <text:p>0,0009687207</text:p>
          </table:table-cell>
          <table:table-cell table:number-columns-repeated="3"/>
        </table:table-row>
        <table:table-row table:style-name="ro1">
          <table:table-cell office:value-type="string">
            <text:p><text:s text:c="7"/>79</text:p>
          </table:table-cell>
          <table:table-cell office:value-type="float" office:value="1.64388">
            <text:p>1,64388</text:p>
          </table:table-cell>
          <table:table-cell office:value-type="float" office:value="0.000980443871799571">
            <text:p>0,0009804439</text:p>
          </table:table-cell>
          <table:table-cell table:number-columns-repeated="3"/>
        </table:table-row>
        <table:table-row table:style-name="ro1">
          <table:table-cell office:value-type="string">
            <text:p><text:s text:c="7"/>80</text:p>
          </table:table-cell>
          <table:table-cell office:value-type="float" office:value="1.66412">
            <text:p>1,66412</text:p>
          </table:table-cell>
          <table:table-cell office:value-type="float" office:value="0.000967112783179602">
            <text:p>0,0009671128</text:p>
          </table:table-cell>
          <table:table-cell table:number-columns-repeated="3"/>
        </table:table-row>
        <table:table-row table:style-name="ro1">
          <table:table-cell office:value-type="string">
            <text:p><text:s text:c="7"/>81</text:p>
          </table:table-cell>
          <table:table-cell office:value-type="float" office:value="1.68524">
            <text:p>1,68524</text:p>
          </table:table-cell>
          <table:table-cell office:value-type="float" office:value="0.00111726012152317">
            <text:p>0,0011172601</text:p>
          </table:table-cell>
          <table:table-cell table:number-columns-repeated="3"/>
        </table:table-row>
        <table:table-row table:style-name="ro1">
          <table:table-cell office:value-type="string">
            <text:p><text:s text:c="7"/>82</text:p>
          </table:table-cell>
          <table:table-cell office:value-type="float" office:value="1.7057">
            <text:p>1,7057</text:p>
          </table:table-cell>
          <table:table-cell office:value-type="float" office:value="0.000917467830116513">
            <text:p>0,0009174678</text:p>
          </table:table-cell>
          <table:table-cell table:number-columns-repeated="3"/>
        </table:table-row>
        <table:table-row table:style-name="ro1">
          <table:table-cell office:value-type="string">
            <text:p><text:s text:c="7"/>83</text:p>
          </table:table-cell>
          <table:table-cell office:value-type="float" office:value="1.72603">
            <text:p>1,72603</text:p>
          </table:table-cell>
          <table:table-cell office:value-type="float" office:value="0.000831634897685844">
            <text:p>0,0008316349</text:p>
          </table:table-cell>
          <table:table-cell table:number-columns-repeated="3"/>
        </table:table-row>
        <table:table-row table:style-name="ro1">
          <table:table-cell office:value-type="string">
            <text:p><text:s text:c="7"/>84</text:p>
          </table:table-cell>
          <table:table-cell office:value-type="float" office:value="1.74616">
            <text:p>1,74616</text:p>
          </table:table-cell>
          <table:table-cell office:value-type="float" office:value="0.000893270053900186">
            <text:p>0,0008932701</text:p>
          </table:table-cell>
          <table:table-cell table:number-columns-repeated="3"/>
        </table:table-row>
        <table:table-row table:style-name="ro1">
          <table:table-cell office:value-type="string">
            <text:p><text:s text:c="7"/>85</text:p>
          </table:table-cell>
          <table:table-cell office:value-type="float" office:value="1.76614">
            <text:p>1,76614</text:p>
          </table:table-cell>
          <table:table-cell office:value-type="float" office:value="0.00078703771216991">
            <text:p>0,0007870377</text:p>
          </table:table-cell>
          <table:table-cell table:number-columns-repeated="3"/>
        </table:table-row>
        <table:table-row table:style-name="ro1">
          <table:table-cell office:value-type="string">
            <text:p><text:s text:c="7"/>86</text:p>
          </table:table-cell>
          <table:table-cell office:value-type="float" office:value="1.78652">
            <text:p>1,78652</text:p>
          </table:table-cell>
          <table:table-cell office:value-type="float" office:value="0.000769453562453155">
            <text:p>0,0007694536</text:p>
          </table:table-cell>
          <table:table-cell table:number-columns-repeated="3"/>
        </table:table-row>
        <table:table-row table:style-name="ro1">
          <table:table-cell office:value-type="string">
            <text:p><text:s text:c="7"/>87</text:p>
          </table:table-cell>
          <table:table-cell office:value-type="float" office:value="1.80922">
            <text:p>1,80922</text:p>
          </table:table-cell>
          <table:table-cell office:value-type="float" office:value="0.000780472085496067">
            <text:p>0,0007804721</text:p>
          </table:table-cell>
          <table:table-cell table:number-columns-repeated="3"/>
        </table:table-row>
        <table:table-row table:style-name="ro1">
          <table:table-cell office:value-type="string">
            <text:p><text:s text:c="7"/>88</text:p>
          </table:table-cell>
          <table:table-cell office:value-type="float" office:value="1.83034">
            <text:p>1,83034</text:p>
          </table:table-cell>
          <table:table-cell office:value-type="float" office:value="0.000816254450217345">
            <text:p>0,0008162545</text:p>
          </table:table-cell>
          <table:table-cell table:number-columns-repeated="3"/>
        </table:table-row>
        <table:table-row table:style-name="ro1">
          <table:table-cell office:value-type="string">
            <text:p><text:s text:c="7"/>89</text:p>
          </table:table-cell>
          <table:table-cell office:value-type="float" office:value="1.85178">
            <text:p>1,85178</text:p>
          </table:table-cell>
          <table:table-cell office:value-type="float" office:value="0.000727086670577468">
            <text:p>0,0007270867</text:p>
          </table:table-cell>
          <table:table-cell table:number-columns-repeated="3"/>
        </table:table-row>
        <table:table-row table:style-name="ro1">
          <table:table-cell office:value-type="string">
            <text:p><text:s text:c="7"/>90</text:p>
          </table:table-cell>
          <table:table-cell office:value-type="float" office:value="1.87326">
            <text:p>1,87326</text:p>
          </table:table-cell>
          <table:table-cell office:value-type="float" office:value="0.000698463809535109">
            <text:p>0,0006984638</text:p>
          </table:table-cell>
          <table:table-cell table:number-columns-repeated="3"/>
        </table:table-row>
        <table:table-row table:style-name="ro1">
          <table:table-cell office:value-type="string">
            <text:p><text:s text:c="7"/>91</text:p>
          </table:table-cell>
          <table:table-cell office:value-type="float" office:value="1.89393">
            <text:p>1,89393</text:p>
          </table:table-cell>
          <table:table-cell office:value-type="float" office:value="0.000681951282354202">
            <text:p>0,0006819513</text:p>
          </table:table-cell>
          <table:table-cell table:number-columns-repeated="3"/>
        </table:table-row>
        <table:table-row table:style-name="ro1">
          <table:table-cell office:value-type="string">
            <text:p><text:s text:c="7"/>92</text:p>
          </table:table-cell>
          <table:table-cell office:value-type="float" office:value="1.91431">
            <text:p>1,91431</text:p>
          </table:table-cell>
          <table:table-cell office:value-type="float" office:value="0.000667482186069965">
            <text:p>0,0006674822</text:p>
          </table:table-cell>
          <table:table-cell table:number-columns-repeated="3"/>
        </table:table-row>
        <table:table-row table:style-name="ro1">
          <table:table-cell office:value-type="string">
            <text:p><text:s text:c="7"/>93</text:p>
          </table:table-cell>
          <table:table-cell office:value-type="float" office:value="1.93541">
            <text:p>1,93541</text:p>
          </table:table-cell>
          <table:table-cell office:value-type="float" office:value="0.000654654087224511">
            <text:p>0,0006546541</text:p>
          </table:table-cell>
          <table:table-cell table:number-columns-repeated="3"/>
        </table:table-row>
        <table:table-row table:style-name="ro1">
          <table:table-cell office:value-type="string">
            <text:p><text:s text:c="7"/>94</text:p>
          </table:table-cell>
          <table:table-cell office:value-type="float" office:value="1.95593">
            <text:p>1,95593</text:p>
          </table:table-cell>
          <table:table-cell office:value-type="float" office:value="0.000723990369957075">
            <text:p>0,0007239904</text:p>
          </table:table-cell>
          <table:table-cell table:number-columns-repeated="3"/>
        </table:table-row>
        <table:table-row table:style-name="ro1">
          <table:table-cell office:value-type="string">
            <text:p><text:s text:c="7"/>95</text:p>
          </table:table-cell>
          <table:table-cell office:value-type="float" office:value="1.97633">
            <text:p>1,97633</text:p>
          </table:table-cell>
          <table:table-cell office:value-type="float" office:value="0.000620526060402088">
            <text:p>0,0006205261</text:p>
          </table:table-cell>
          <table:table-cell table:number-columns-repeated="3"/>
        </table:table-row>
        <table:table-row table:style-name="ro1">
          <table:table-cell office:value-type="string">
            <text:p><text:s text:c="7"/>96</text:p>
          </table:table-cell>
          <table:table-cell office:value-type="float" office:value="1.99879">
            <text:p>1,99879</text:p>
          </table:table-cell>
          <table:table-cell office:value-type="float" office:value="0.000767889050234093">
            <text:p>0,0007678891</text:p>
          </table:table-cell>
          <table:table-cell table:number-columns-repeated="3"/>
        </table:table-row>
        <table:table-row table:style-name="ro1">
          <table:table-cell office:value-type="string">
            <text:p><text:s text:c="7"/>97</text:p>
          </table:table-cell>
          <table:table-cell office:value-type="float" office:value="2.01976">
            <text:p>2,01976</text:p>
          </table:table-cell>
          <table:table-cell office:value-type="float" office:value="0.000595180329358966">
            <text:p>0,0005951803</text:p>
          </table:table-cell>
          <table:table-cell table:number-columns-repeated="3"/>
        </table:table-row>
        <table:table-row table:style-name="ro1">
          <table:table-cell office:value-type="string">
            <text:p><text:s text:c="7"/>98</text:p>
          </table:table-cell>
          <table:table-cell office:value-type="float" office:value="2.03997">
            <text:p>2,03997</text:p>
          </table:table-cell>
          <table:table-cell office:value-type="float" office:value="0.0006181430005668">
            <text:p>0,000618143</text:p>
          </table:table-cell>
          <table:table-cell table:number-columns-repeated="3"/>
        </table:table-row>
        <table:table-row table:style-name="ro1">
          <table:table-cell office:value-type="string">
            <text:p><text:s text:c="7"/>99</text:p>
          </table:table-cell>
          <table:table-cell office:value-type="float" office:value="2.06021">
            <text:p>2,06021</text:p>
          </table:table-cell>
          <table:table-cell office:value-type="float" office:value="0.000562646586301464">
            <text:p>0,0005626466</text:p>
          </table:table-cell>
          <table:table-cell table:number-columns-repeated="3"/>
        </table:table-row>
        <table:table-row table:style-name="ro1">
          <table:table-cell office:value-type="string">
            <text:p><text:s text:c="6"/>100</text:p>
          </table:table-cell>
          <table:table-cell office:value-type="float" office:value="2.08022">
            <text:p>2,08022</text:p>
          </table:table-cell>
          <table:table-cell office:value-type="float" office:value="0.000557018337404325">
            <text:p>0,0005570183</text:p>
          </table:table-cell>
          <table:table-cell table:number-columns-repeated="3"/>
        </table:table-row>
        <table:table-row table:style-name="ro1">
          <table:table-cell office:value-type="string">
            <text:p><text:s text:c="6"/>101</text:p>
          </table:table-cell>
          <table:table-cell office:value-type="float" office:value="2.10073">
            <text:p>2,10073</text:p>
          </table:table-cell>
          <table:table-cell office:value-type="float" office:value="0.000544230774119502">
            <text:p>0,0005442308</text:p>
          </table:table-cell>
          <table:table-cell table:number-columns-repeated="3"/>
        </table:table-row>
        <table:table-row table:style-name="ro1">
          <table:table-cell office:value-type="string">
            <text:p><text:s text:c="6"/>102</text:p>
          </table:table-cell>
          <table:table-cell office:value-type="float" office:value="2.12162">
            <text:p>2,12162</text:p>
          </table:table-cell>
          <table:table-cell office:value-type="float" office:value="0.000533838350832428">
            <text:p>0,0005338384</text:p>
          </table:table-cell>
          <table:table-cell table:number-columns-repeated="3"/>
        </table:table-row>
        <table:table-row table:style-name="ro1">
          <table:table-cell office:value-type="string">
            <text:p><text:s text:c="6"/>103</text:p>
          </table:table-cell>
          <table:table-cell office:value-type="float" office:value="2.14222">
            <text:p>2,14222</text:p>
          </table:table-cell>
          <table:table-cell office:value-type="float" office:value="0.00054742398589752">
            <text:p>0,000547424</text:p>
          </table:table-cell>
          <table:table-cell table:number-columns-repeated="3"/>
        </table:table-row>
        <table:table-row table:style-name="ro1">
          <table:table-cell office:value-type="string">
            <text:p><text:s text:c="6"/>104</text:p>
          </table:table-cell>
          <table:table-cell office:value-type="float" office:value="2.163">
            <text:p>2,163</text:p>
          </table:table-cell>
          <table:table-cell office:value-type="float" office:value="0.000538633891652784">
            <text:p>0,0005386339</text:p>
          </table:table-cell>
          <table:table-cell table:number-columns-repeated="3"/>
        </table:table-row>
        <table:table-row table:style-name="ro1">
          <table:table-cell office:value-type="string">
            <text:p><text:s text:c="6"/>105</text:p>
          </table:table-cell>
          <table:table-cell office:value-type="float" office:value="2.18359">
            <text:p>2,18359</text:p>
          </table:table-cell>
          <table:table-cell office:value-type="float" office:value="0.000599807057003671">
            <text:p>0,0005998071</text:p>
          </table:table-cell>
          <table:table-cell table:number-columns-repeated="3"/>
        </table:table-row>
        <table:table-row table:style-name="ro1">
          <table:table-cell office:value-type="string">
            <text:p><text:s text:c="6"/>106</text:p>
          </table:table-cell>
          <table:table-cell office:value-type="float" office:value="2.20387">
            <text:p>2,20387</text:p>
          </table:table-cell>
          <table:table-cell office:value-type="float" office:value="0.000484437823865789">
            <text:p>0,0004844378</text:p>
          </table:table-cell>
          <table:table-cell table:number-columns-repeated="3"/>
        </table:table-row>
        <table:table-row table:style-name="ro1">
          <table:table-cell office:value-type="string">
            <text:p><text:s text:c="6"/>107</text:p>
          </table:table-cell>
          <table:table-cell office:value-type="float" office:value="2.22435">
            <text:p>2,22435</text:p>
          </table:table-cell>
          <table:table-cell office:value-type="float" office:value="0.000502990923335084">
            <text:p>0,0005029909</text:p>
          </table:table-cell>
          <table:table-cell table:number-columns-repeated="3"/>
        </table:table-row>
        <table:table-row table:style-name="ro1">
          <table:table-cell office:value-type="string">
            <text:p><text:s text:c="6"/>108</text:p>
          </table:table-cell>
          <table:table-cell office:value-type="float" office:value="2.24445">
            <text:p>2,24445</text:p>
          </table:table-cell>
          <table:table-cell office:value-type="float" office:value="0.000478902280278502">
            <text:p>0,0004789023</text:p>
          </table:table-cell>
          <table:table-cell table:number-columns-repeated="3"/>
        </table:table-row>
        <table:table-row table:style-name="ro1">
          <table:table-cell office:value-type="string">
            <text:p><text:s text:c="6"/>109</text:p>
          </table:table-cell>
          <table:table-cell office:value-type="float" office:value="2.26396">
            <text:p>2,26396</text:p>
          </table:table-cell>
          <table:table-cell office:value-type="float" office:value="0.00046412765883202">
            <text:p>0,0004641277</text:p>
          </table:table-cell>
          <table:table-cell table:number-columns-repeated="3"/>
        </table:table-row>
        <table:table-row table:style-name="ro1">
          <table:table-cell office:value-type="string">
            <text:p><text:s text:c="6"/>110</text:p>
          </table:table-cell>
          <table:table-cell office:value-type="float" office:value="2.28359">
            <text:p>2,28359</text:p>
          </table:table-cell>
          <table:table-cell office:value-type="float" office:value="0.000453094387195653">
            <text:p>0,0004530944</text:p>
          </table:table-cell>
          <table:table-cell table:number-columns-repeated="3"/>
        </table:table-row>
        <table:table-row table:style-name="ro1">
          <table:table-cell office:value-type="string">
            <text:p><text:s text:c="6"/>111</text:p>
          </table:table-cell>
          <table:table-cell office:value-type="float" office:value="2.30376">
            <text:p>2,30376</text:p>
          </table:table-cell>
          <table:table-cell office:value-type="float" office:value="0.000447864097004914">
            <text:p>0,0004478641</text:p>
          </table:table-cell>
          <table:table-cell table:number-columns-repeated="3"/>
        </table:table-row>
        <table:table-row table:style-name="ro1">
          <table:table-cell office:value-type="string">
            <text:p><text:s text:c="6"/>112</text:p>
          </table:table-cell>
          <table:table-cell office:value-type="float" office:value="2.32394">
            <text:p>2,32394</text:p>
          </table:table-cell>
          <table:table-cell office:value-type="float" office:value="0.000445278531256612">
            <text:p>0,0004452785</text:p>
          </table:table-cell>
          <table:table-cell table:number-columns-repeated="3"/>
        </table:table-row>
        <table:table-row table:style-name="ro1">
          <table:table-cell office:value-type="string">
            <text:p><text:s text:c="6"/>113</text:p>
          </table:table-cell>
          <table:table-cell office:value-type="float" office:value="2.34432">
            <text:p>2,34432</text:p>
          </table:table-cell>
          <table:table-cell office:value-type="float" office:value="0.000463181362491155">
            <text:p>0,0004631814</text:p>
          </table:table-cell>
          <table:table-cell table:number-columns-repeated="3"/>
        </table:table-row>
        <table:table-row table:style-name="ro1">
          <table:table-cell office:value-type="string">
            <text:p><text:s text:c="6"/>114</text:p>
          </table:table-cell>
          <table:table-cell office:value-type="float" office:value="2.36445">
            <text:p>2,36445</text:p>
          </table:table-cell>
          <table:table-cell office:value-type="float" office:value="0.000525681815023869">
            <text:p>0,0005256818</text:p>
          </table:table-cell>
          <table:table-cell table:number-columns-repeated="3"/>
        </table:table-row>
        <table:table-row table:style-name="ro1">
          <table:table-cell office:value-type="string">
            <text:p><text:s text:c="6"/>115</text:p>
          </table:table-cell>
          <table:table-cell office:value-type="float" office:value="2.38507">
            <text:p>2,38507</text:p>
          </table:table-cell>
          <table:table-cell office:value-type="float" office:value="0.000431793283381546">
            <text:p>0,0004317933</text:p>
          </table:table-cell>
          <table:table-cell table:number-columns-repeated="3"/>
        </table:table-row>
        <table:table-row table:style-name="ro1">
          <table:table-cell office:value-type="string">
            <text:p><text:s text:c="6"/>116</text:p>
          </table:table-cell>
          <table:table-cell office:value-type="float" office:value="2.40537">
            <text:p>2,40537</text:p>
          </table:table-cell>
          <table:table-cell office:value-type="float" office:value="0.00044468218335467">
            <text:p>0,0004446822</text:p>
          </table:table-cell>
          <table:table-cell table:number-columns-repeated="3"/>
        </table:table-row>
        <table:table-row table:style-name="ro1">
          <table:table-cell office:value-type="string">
            <text:p><text:s text:c="6"/>117</text:p>
          </table:table-cell>
          <table:table-cell office:value-type="float" office:value="2.42529">
            <text:p>2,42529</text:p>
          </table:table-cell>
          <table:table-cell office:value-type="float" office:value="0.000396516397284601">
            <text:p>0,0003965164</text:p>
          </table:table-cell>
          <table:table-cell table:number-columns-repeated="3"/>
        </table:table-row>
        <table:table-row table:style-name="ro1">
          <table:table-cell office:value-type="string">
            <text:p><text:s text:c="6"/>118</text:p>
          </table:table-cell>
          <table:table-cell office:value-type="float" office:value="2.4455">
            <text:p>2,4455</text:p>
          </table:table-cell>
          <table:table-cell office:value-type="float" office:value="0.000386109460967436">
            <text:p>0,0003861095</text:p>
          </table:table-cell>
          <table:table-cell table:number-columns-repeated="3"/>
        </table:table-row>
        <table:table-row table:style-name="ro1">
          <table:table-cell office:value-type="string">
            <text:p><text:s text:c="6"/>119</text:p>
          </table:table-cell>
          <table:table-cell office:value-type="float" office:value="2.46562">
            <text:p>2,46562</text:p>
          </table:table-cell>
          <table:table-cell office:value-type="float" office:value="0.00041316872871209">
            <text:p>0,0004131687</text:p>
          </table:table-cell>
          <table:table-cell table:number-columns-repeated="3"/>
        </table:table-row>
        <table:table-row table:style-name="ro1">
          <table:table-cell office:value-type="string">
            <text:p><text:s text:c="6"/>120</text:p>
          </table:table-cell>
          <table:table-cell office:value-type="float" office:value="2.48584">
            <text:p>2,48584</text:p>
          </table:table-cell>
          <table:table-cell office:value-type="float" office:value="0.000387611425084409">
            <text:p>0,0003876114</text:p>
          </table:table-cell>
          <table:table-cell table:number-columns-repeated="3"/>
        </table:table-row>
        <table:table-row table:style-name="ro1">
          <table:table-cell office:value-type="string">
            <text:p><text:s text:c="6"/>121</text:p>
          </table:table-cell>
          <table:table-cell office:value-type="float" office:value="2.50612">
            <text:p>2,50612</text:p>
          </table:table-cell>
          <table:table-cell office:value-type="float" office:value="0.000374787155354479">
            <text:p>0,0003747872</text:p>
          </table:table-cell>
          <table:table-cell table:number-columns-repeated="3"/>
        </table:table-row>
        <table:table-row table:style-name="ro1">
          <table:table-cell office:value-type="string">
            <text:p><text:s text:c="6"/>122</text:p>
          </table:table-cell>
          <table:table-cell office:value-type="float" office:value="2.52669">
            <text:p>2,52669</text:p>
          </table:table-cell>
          <table:table-cell office:value-type="float" office:value="0.000358218166199766">
            <text:p>0,0003582182</text:p>
          </table:table-cell>
          <table:table-cell table:number-columns-repeated="3"/>
        </table:table-row>
        <table:table-row table:style-name="ro1">
          <table:table-cell office:value-type="string">
            <text:p><text:s text:c="6"/>123</text:p>
          </table:table-cell>
          <table:table-cell office:value-type="float" office:value="2.54686">
            <text:p>2,54686</text:p>
          </table:table-cell>
          <table:table-cell office:value-type="float" office:value="0.000399450995973675">
            <text:p>0,000399451</text:p>
          </table:table-cell>
          <table:table-cell table:number-columns-repeated="3"/>
        </table:table-row>
        <table:table-row table:style-name="ro1">
          <table:table-cell office:value-type="string">
            <text:p><text:s text:c="6"/>124</text:p>
          </table:table-cell>
          <table:table-cell office:value-type="float" office:value="2.56784">
            <text:p>2,56784</text:p>
          </table:table-cell>
          <table:table-cell office:value-type="float" office:value="0.000365050687991932">
            <text:p>0,0003650507</text:p>
          </table:table-cell>
          <table:table-cell table:number-columns-repeated="3"/>
        </table:table-row>
        <table:table-row table:style-name="ro1">
          <table:table-cell office:value-type="string">
            <text:p><text:s text:c="6"/>125</text:p>
          </table:table-cell>
          <table:table-cell office:value-type="float" office:value="2.58938">
            <text:p>2,58938</text:p>
          </table:table-cell>
          <table:table-cell office:value-type="float" office:value="0.000345159492884243">
            <text:p>0,0003451595</text:p>
          </table:table-cell>
          <table:table-cell table:number-columns-repeated="3"/>
        </table:table-row>
        <table:table-row table:style-name="ro1">
          <table:table-cell office:value-type="string">
            <text:p><text:s text:c="6"/>126</text:p>
          </table:table-cell>
          <table:table-cell office:value-type="float" office:value="2.61016">
            <text:p>2,61016</text:p>
          </table:table-cell>
          <table:table-cell office:value-type="float" office:value="0.000345506188988043">
            <text:p>0,0003455062</text:p>
          </table:table-cell>
          <table:table-cell table:number-columns-repeated="3"/>
        </table:table-row>
        <table:table-row table:style-name="ro1">
          <table:table-cell office:value-type="string">
            <text:p><text:s text:c="6"/>127</text:p>
          </table:table-cell>
          <table:table-cell office:value-type="float" office:value="2.6312">
            <text:p>2,6312</text:p>
          </table:table-cell>
          <table:table-cell office:value-type="float" office:value="0.00033210120860361">
            <text:p>0,0003321012</text:p>
          </table:table-cell>
          <table:table-cell table:number-columns-repeated="3"/>
        </table:table-row>
        <table:table-row table:style-name="ro1">
          <table:table-cell office:value-type="string">
            <text:p><text:s text:c="6"/>128</text:p>
          </table:table-cell>
          <table:table-cell office:value-type="float" office:value="2.65288">
            <text:p>2,65288</text:p>
          </table:table-cell>
          <table:table-cell office:value-type="float" office:value="0.000380399498775698">
            <text:p>0,0003803995</text:p>
          </table:table-cell>
          <table:table-cell table:number-columns-repeated="3"/>
        </table:table-row>
        <table:table-row table:style-name="ro1">
          <table:table-cell office:value-type="string">
            <text:p><text:s text:c="6"/>129</text:p>
          </table:table-cell>
          <table:table-cell office:value-type="float" office:value="2.67373">
            <text:p>2,67373</text:p>
          </table:table-cell>
          <table:table-cell office:value-type="float" office:value="0.000333256744515543">
            <text:p>0,0003332567</text:p>
          </table:table-cell>
          <table:table-cell table:number-columns-repeated="3"/>
        </table:table-row>
        <table:table-row table:style-name="ro1">
          <table:table-cell office:value-type="string">
            <text:p><text:s text:c="6"/>130</text:p>
          </table:table-cell>
          <table:table-cell office:value-type="float" office:value="2.69494">
            <text:p>2,69494</text:p>
          </table:table-cell>
          <table:table-cell office:value-type="float" office:value="0.000320419848605374">
            <text:p>0,0003204198</text:p>
          </table:table-cell>
          <table:table-cell table:number-columns-repeated="3"/>
        </table:table-row>
        <table:table-row table:style-name="ro1">
          <table:table-cell office:value-type="string">
            <text:p><text:s text:c="6"/>131</text:p>
          </table:table-cell>
          <table:table-cell office:value-type="float" office:value="2.71577">
            <text:p>2,71577</text:p>
          </table:table-cell>
          <table:table-cell office:value-type="float" office:value="0.00030736237144913">
            <text:p>0,0003073624</text:p>
          </table:table-cell>
          <table:table-cell table:number-columns-repeated="3"/>
        </table:table-row>
        <table:table-row table:style-name="ro1">
          <table:table-cell office:value-type="string">
            <text:p><text:s text:c="6"/>132</text:p>
          </table:table-cell>
          <table:table-cell office:value-type="float" office:value="2.73576">
            <text:p>2,73576</text:p>
          </table:table-cell>
          <table:table-cell office:value-type="float" office:value="0.000313868204639434">
            <text:p>0,0003138682</text:p>
          </table:table-cell>
          <table:table-cell table:number-columns-repeated="3"/>
        </table:table-row>
        <table:table-row table:style-name="ro1">
          <table:table-cell office:value-type="string">
            <text:p><text:s text:c="6"/>133</text:p>
          </table:table-cell>
          <table:table-cell office:value-type="float" office:value="2.7568">
            <text:p>2,7568</text:p>
          </table:table-cell>
          <table:table-cell office:value-type="float" office:value="0.00029502660169402">
            <text:p>0,0002950266</text:p>
          </table:table-cell>
          <table:table-cell table:number-columns-repeated="3"/>
        </table:table-row>
        <table:table-row table:style-name="ro1">
          <table:table-cell office:value-type="string">
            <text:p><text:s text:c="6"/>134</text:p>
          </table:table-cell>
          <table:table-cell office:value-type="float" office:value="2.77735">
            <text:p>2,77735</text:p>
          </table:table-cell>
          <table:table-cell office:value-type="float" office:value="0.000302142093772661">
            <text:p>0,0003021421</text:p>
          </table:table-cell>
          <table:table-cell table:number-columns-repeated="3"/>
        </table:table-row>
        <table:table-row table:style-name="ro1">
          <table:table-cell office:value-type="string">
            <text:p><text:s text:c="6"/>135</text:p>
          </table:table-cell>
          <table:table-cell office:value-type="float" office:value="2.798">
            <text:p>2,798</text:p>
          </table:table-cell>
          <table:table-cell office:value-type="float" office:value="0.0003026563157191">
            <text:p>0,0003026563</text:p>
          </table:table-cell>
          <table:table-cell table:number-columns-repeated="3"/>
        </table:table-row>
        <table:table-row table:style-name="ro1">
          <table:table-cell office:value-type="string">
            <text:p><text:s text:c="6"/>136</text:p>
          </table:table-cell>
          <table:table-cell office:value-type="float" office:value="2.81835">
            <text:p>2,81835</text:p>
          </table:table-cell>
          <table:table-cell office:value-type="float" office:value="0.000284631281912238">
            <text:p>0,0002846313</text:p>
          </table:table-cell>
          <table:table-cell table:number-columns-repeated="3"/>
        </table:table-row>
        <table:table-row table:style-name="ro1">
          <table:table-cell office:value-type="string">
            <text:p><text:s text:c="6"/>137</text:p>
          </table:table-cell>
          <table:table-cell office:value-type="float" office:value="2.83876">
            <text:p>2,83876</text:p>
          </table:table-cell>
          <table:table-cell office:value-type="float" office:value="0.000305889415562267">
            <text:p>0,0003058894</text:p>
          </table:table-cell>
          <table:table-cell table:number-columns-repeated="3"/>
        </table:table-row>
        <table:table-row table:style-name="ro1">
          <table:table-cell office:value-type="string">
            <text:p><text:s text:c="6"/>138</text:p>
          </table:table-cell>
          <table:table-cell office:value-type="float" office:value="2.85926">
            <text:p>2,85926</text:p>
          </table:table-cell>
          <table:table-cell office:value-type="float" office:value="0.000334518515874391">
            <text:p>0,0003345185</text:p>
          </table:table-cell>
          <table:table-cell table:number-columns-repeated="3"/>
        </table:table-row>
        <table:table-row table:style-name="ro1">
          <table:table-cell office:value-type="string">
            <text:p><text:s text:c="6"/>139</text:p>
          </table:table-cell>
          <table:table-cell office:value-type="float" office:value="2.87952">
            <text:p>2,87952</text:p>
          </table:table-cell>
          <table:table-cell office:value-type="float" office:value="0.000269654722229408">
            <text:p>0,0002696547</text:p>
          </table:table-cell>
          <table:table-cell table:number-columns-repeated="3"/>
        </table:table-row>
        <table:table-row table:style-name="ro1">
          <table:table-cell office:value-type="string">
            <text:p><text:s text:c="6"/>140</text:p>
          </table:table-cell>
          <table:table-cell office:value-type="float" office:value="2.8999">
            <text:p>2,8999</text:p>
          </table:table-cell>
          <table:table-cell office:value-type="float" office:value="0.000286753698559885">
            <text:p>0,0002867537</text:p>
          </table:table-cell>
          <table:table-cell table:number-columns-repeated="3"/>
        </table:table-row>
        <table:table-row table:style-name="ro1">
          <table:table-cell office:value-type="string">
            <text:p><text:s text:c="6"/>141</text:p>
          </table:table-cell>
          <table:table-cell office:value-type="float" office:value="2.9204">
            <text:p>2,9204</text:p>
          </table:table-cell>
          <table:table-cell office:value-type="float" office:value="0.000283526460630105">
            <text:p>0,0002835265</text:p>
          </table:table-cell>
          <table:table-cell table:number-columns-repeated="3"/>
        </table:table-row>
        <table:table-row table:style-name="ro1">
          <table:table-cell office:value-type="string">
            <text:p><text:s text:c="6"/>142</text:p>
          </table:table-cell>
          <table:table-cell office:value-type="float" office:value="2.94047">
            <text:p>2,94047</text:p>
          </table:table-cell>
          <table:table-cell office:value-type="float" office:value="0.000261163271175602">
            <text:p>0,0002611633</text:p>
          </table:table-cell>
          <table:table-cell table:number-columns-repeated="3"/>
        </table:table-row>
        <table:table-row table:style-name="ro1">
          <table:table-cell office:value-type="string">
            <text:p><text:s text:c="6"/>143</text:p>
          </table:table-cell>
          <table:table-cell office:value-type="float" office:value="2.96039">
            <text:p>2,96039</text:p>
          </table:table-cell>
          <table:table-cell office:value-type="float" office:value="0.000249022042879118">
            <text:p>0,000249022</text:p>
          </table:table-cell>
          <table:table-cell table:number-columns-repeated="3"/>
        </table:table-row>
        <table:table-row table:style-name="ro1">
          <table:table-cell office:value-type="string">
            <text:p><text:s text:c="6"/>144</text:p>
          </table:table-cell>
          <table:table-cell office:value-type="float" office:value="2.97994">
            <text:p>2,97994</text:p>
          </table:table-cell>
          <table:table-cell office:value-type="float" office:value="0.000246694333451286">
            <text:p>0,0002466943</text:p>
          </table:table-cell>
          <table:table-cell table:number-columns-repeated="3"/>
        </table:table-row>
        <table:table-row table:style-name="ro1">
          <table:table-cell office:value-type="string">
            <text:p><text:s text:c="6"/>145</text:p>
          </table:table-cell>
          <table:table-cell office:value-type="float" office:value="2.99964">
            <text:p>2,99964</text:p>
          </table:table-cell>
          <table:table-cell office:value-type="float" office:value="0.000252805231927333">
            <text:p>0,0002528052</text:p>
          </table:table-cell>
          <table:table-cell table:number-columns-repeated="3"/>
        </table:table-row>
        <table:table-row table:style-name="ro1">
          <table:table-cell office:value-type="string">
            <text:p><text:s text:c="6"/>146</text:p>
          </table:table-cell>
          <table:table-cell office:value-type="float" office:value="3.01958">
            <text:p>3,01958</text:p>
          </table:table-cell>
          <table:table-cell office:value-type="float" office:value="0.000244311705223634">
            <text:p>0,0002443117</text:p>
          </table:table-cell>
          <table:table-cell table:number-columns-repeated="3"/>
        </table:table-row>
        <table:table-row table:style-name="ro1">
          <table:table-cell office:value-type="string">
            <text:p><text:s text:c="6"/>147</text:p>
          </table:table-cell>
          <table:table-cell office:value-type="float" office:value="3.04193">
            <text:p>3,04193</text:p>
          </table:table-cell>
          <table:table-cell office:value-type="float" office:value="0.000262269663885181">
            <text:p>0,0002622697</text:p>
          </table:table-cell>
          <table:table-cell table:number-columns-repeated="3"/>
        </table:table-row>
        <table:table-row table:style-name="ro1">
          <table:table-cell office:value-type="string">
            <text:p><text:s text:c="6"/>148</text:p>
          </table:table-cell>
          <table:table-cell office:value-type="float" office:value="3.06266">
            <text:p>3,06266</text:p>
          </table:table-cell>
          <table:table-cell office:value-type="float" office:value="0.000229429141633338">
            <text:p>0,0002294291</text:p>
          </table:table-cell>
          <table:table-cell table:number-columns-repeated="3"/>
        </table:table-row>
        <table:table-row table:style-name="ro1">
          <table:table-cell office:value-type="string">
            <text:p><text:s text:c="6"/>149</text:p>
          </table:table-cell>
          <table:table-cell office:value-type="float" office:value="3.08401">
            <text:p>3,08401</text:p>
          </table:table-cell>
          <table:table-cell office:value-type="float" office:value="0.000225014670718705">
            <text:p>0,0002250147</text:p>
          </table:table-cell>
          <table:table-cell table:number-columns-repeated="3"/>
        </table:table-row>
        <table:table-row table:style-name="ro1">
          <table:table-cell office:value-type="string">
            <text:p><text:s text:c="6"/>150</text:p>
          </table:table-cell>
          <table:table-cell office:value-type="float" office:value="3.10492">
            <text:p>3,10492</text:p>
          </table:table-cell>
          <table:table-cell office:value-type="float" office:value="0.000238415687817839">
            <text:p>0,0002384157</text:p>
          </table:table-cell>
          <table:table-cell table:number-columns-repeated="3"/>
        </table:table-row>
        <table:table-row table:style-name="ro1">
          <table:table-cell office:value-type="string">
            <text:p><text:s text:c="6"/>151</text:p>
          </table:table-cell>
          <table:table-cell office:value-type="float" office:value="3.12575">
            <text:p>3,12575</text:p>
          </table:table-cell>
          <table:table-cell office:value-type="float" office:value="0.00024246068266873">
            <text:p>0,0002424607</text:p>
          </table:table-cell>
          <table:table-cell table:number-columns-repeated="3"/>
        </table:table-row>
        <table:table-row table:style-name="ro1">
          <table:table-cell office:value-type="string">
            <text:p><text:s text:c="6"/>152</text:p>
          </table:table-cell>
          <table:table-cell office:value-type="float" office:value="3.14679">
            <text:p>3,14679</text:p>
          </table:table-cell>
          <table:table-cell office:value-type="float" office:value="0.000218024548241972">
            <text:p>0,0002180245</text:p>
          </table:table-cell>
          <table:table-cell table:number-columns-repeated="3"/>
        </table:table-row>
        <table:table-row table:style-name="ro1">
          <table:table-cell office:value-type="string">
            <text:p><text:s text:c="6"/>153</text:p>
          </table:table-cell>
          <table:table-cell office:value-type="float" office:value="3.1683">
            <text:p>3,1683</text:p>
          </table:table-cell>
          <table:table-cell office:value-type="float" office:value="0.000212190574876616">
            <text:p>0,0002121906</text:p>
          </table:table-cell>
          <table:table-cell table:number-columns-repeated="3"/>
        </table:table-row>
        <table:table-row table:style-name="ro1">
          <table:table-cell office:value-type="string">
            <text:p><text:s text:c="6"/>154</text:p>
          </table:table-cell>
          <table:table-cell office:value-type="float" office:value="3.1889">
            <text:p>3,1889</text:p>
          </table:table-cell>
          <table:table-cell office:value-type="float" office:value="0.000210812334448331">
            <text:p>0,0002108123</text:p>
          </table:table-cell>
          <table:table-cell table:number-columns-repeated="3"/>
        </table:table-row>
        <table:table-row table:style-name="ro1">
          <table:table-cell office:value-type="string">
            <text:p><text:s text:c="6"/>155</text:p>
          </table:table-cell>
          <table:table-cell office:value-type="float" office:value="3.2098">
            <text:p>3,2098</text:p>
          </table:table-cell>
          <table:table-cell office:value-type="float" office:value="0.000226145438883244">
            <text:p>0,0002261454</text:p>
          </table:table-cell>
          <table:table-cell table:number-columns-repeated="3"/>
        </table:table-row>
        <table:table-row table:style-name="ro1">
          <table:table-cell office:value-type="string">
            <text:p><text:s text:c="6"/>156</text:p>
          </table:table-cell>
          <table:table-cell office:value-type="float" office:value="3.23019">
            <text:p>3,23019</text:p>
          </table:table-cell>
          <table:table-cell office:value-type="float" office:value="0.000205470134066686">
            <text:p>0,0002054701</text:p>
          </table:table-cell>
          <table:table-cell table:number-columns-repeated="3"/>
        </table:table-row>
        <table:table-row table:style-name="ro1">
          <table:table-cell office:value-type="string">
            <text:p><text:s text:c="6"/>157</text:p>
          </table:table-cell>
          <table:table-cell office:value-type="float" office:value="3.25048">
            <text:p>3,25048</text:p>
          </table:table-cell>
          <table:table-cell office:value-type="float" office:value="0.000235151794675604">
            <text:p>0,0002351518</text:p>
          </table:table-cell>
          <table:table-cell table:number-columns-repeated="3"/>
        </table:table-row>
        <table:table-row table:style-name="ro1">
          <table:table-cell office:value-type="string">
            <text:p><text:s text:c="6"/>158</text:p>
          </table:table-cell>
          <table:table-cell office:value-type="float" office:value="3.27052">
            <text:p>3,27052</text:p>
          </table:table-cell>
          <table:table-cell office:value-type="float" office:value="0.000221619166308259">
            <text:p>0,0002216192</text:p>
          </table:table-cell>
          <table:table-cell table:number-columns-repeated="3"/>
        </table:table-row>
        <table:table-row table:style-name="ro1">
          <table:table-cell office:value-type="string">
            <text:p><text:s text:c="6"/>159</text:p>
          </table:table-cell>
          <table:table-cell office:value-type="float" office:value="3.29128">
            <text:p>3,29128</text:p>
          </table:table-cell>
          <table:table-cell office:value-type="float" office:value="0.00019262758052709">
            <text:p>0,0001926276</text:p>
          </table:table-cell>
          <table:table-cell table:number-columns-repeated="3"/>
        </table:table-row>
        <table:table-row table:style-name="ro1">
          <table:table-cell office:value-type="string">
            <text:p><text:s text:c="6"/>160</text:p>
          </table:table-cell>
          <table:table-cell office:value-type="float" office:value="3.31268">
            <text:p>3,31268</text:p>
          </table:table-cell>
          <table:table-cell office:value-type="float" office:value="0.000190860068691957">
            <text:p>0,0001908601</text:p>
          </table:table-cell>
          <table:table-cell table:number-columns-repeated="3"/>
        </table:table-row>
        <table:table-row table:style-name="ro1">
          <table:table-cell office:value-type="string">
            <text:p><text:s text:c="6"/>161</text:p>
          </table:table-cell>
          <table:table-cell office:value-type="float" office:value="3.33349">
            <text:p>3,33349</text:p>
          </table:table-cell>
          <table:table-cell office:value-type="float" office:value="0.000241921829547258">
            <text:p>0,0002419218</text:p>
          </table:table-cell>
          <table:table-cell table:number-columns-repeated="3"/>
        </table:table-row>
        <table:table-row table:style-name="ro1">
          <table:table-cell office:value-type="string">
            <text:p><text:s text:c="6"/>162</text:p>
          </table:table-cell>
          <table:table-cell office:value-type="float" office:value="3.35372">
            <text:p>3,35372</text:p>
          </table:table-cell>
          <table:table-cell office:value-type="float" office:value="0.000189313812773727">
            <text:p>0,0001893138</text:p>
          </table:table-cell>
          <table:table-cell table:number-columns-repeated="3"/>
        </table:table-row>
        <table:table-row table:style-name="ro1">
          <table:table-cell office:value-type="string">
            <text:p><text:s text:c="6"/>163</text:p>
          </table:table-cell>
          <table:table-cell office:value-type="float" office:value="3.37638">
            <text:p>3,37638</text:p>
          </table:table-cell>
          <table:table-cell office:value-type="float" office:value="0.000193060501270583">
            <text:p>0,0001930605</text:p>
          </table:table-cell>
          <table:table-cell table:number-columns-repeated="3"/>
        </table:table-row>
        <table:table-row table:style-name="ro1">
          <table:table-cell office:value-type="string">
            <text:p><text:s text:c="6"/>164</text:p>
          </table:table-cell>
          <table:table-cell office:value-type="float" office:value="3.39665">
            <text:p>3,39665</text:p>
          </table:table-cell>
          <table:table-cell office:value-type="float" office:value="0.000177681892252699">
            <text:p>0,0001776819</text:p>
          </table:table-cell>
          <table:table-cell table:number-columns-repeated="3"/>
        </table:table-row>
        <table:table-row table:style-name="ro1">
          <table:table-cell office:value-type="string">
            <text:p><text:s text:c="6"/>165</text:p>
          </table:table-cell>
          <table:table-cell office:value-type="float" office:value="3.41671">
            <text:p>3,41671</text:p>
          </table:table-cell>
          <table:table-cell office:value-type="float" office:value="0.000181089983835538">
            <text:p>0,00018109</text:p>
          </table:table-cell>
          <table:table-cell table:number-columns-repeated="3"/>
        </table:table-row>
        <table:table-row table:style-name="ro1">
          <table:table-cell office:value-type="string">
            <text:p><text:s text:c="6"/>166</text:p>
          </table:table-cell>
          <table:table-cell office:value-type="float" office:value="3.43691">
            <text:p>3,43691</text:p>
          </table:table-cell>
          <table:table-cell office:value-type="float" office:value="0.00018792443422516">
            <text:p>0,0001879244</text:p>
          </table:table-cell>
          <table:table-cell table:number-columns-repeated="3"/>
        </table:table-row>
        <table:table-row table:style-name="ro1">
          <table:table-cell office:value-type="string">
            <text:p><text:s text:c="6"/>167</text:p>
          </table:table-cell>
          <table:table-cell office:value-type="float" office:value="3.45714">
            <text:p>3,45714</text:p>
          </table:table-cell>
          <table:table-cell office:value-type="float" office:value="0.000170206013339684">
            <text:p>0,000170206</text:p>
          </table:table-cell>
          <table:table-cell table:number-columns-repeated="3"/>
        </table:table-row>
        <table:table-row table:style-name="ro1">
          <table:table-cell office:value-type="string">
            <text:p><text:s text:c="6"/>168</text:p>
          </table:table-cell>
          <table:table-cell office:value-type="float" office:value="3.47832">
            <text:p>3,47832</text:p>
          </table:table-cell>
          <table:table-cell office:value-type="float" office:value="0.000168246431225353">
            <text:p>0,0001682464</text:p>
          </table:table-cell>
          <table:table-cell table:number-columns-repeated="3"/>
        </table:table-row>
        <table:table-row table:style-name="ro1">
          <table:table-cell office:value-type="string">
            <text:p><text:s text:c="6"/>169</text:p>
          </table:table-cell>
          <table:table-cell office:value-type="float" office:value="3.49911">
            <text:p>3,49911</text:p>
          </table:table-cell>
          <table:table-cell office:value-type="float" office:value="0.000164649272600252">
            <text:p>0,0001646493</text:p>
          </table:table-cell>
          <table:table-cell table:number-columns-repeated="3"/>
        </table:table-row>
        <table:table-row table:style-name="ro1">
          <table:table-cell office:value-type="string">
            <text:p><text:s text:c="6"/>170</text:p>
          </table:table-cell>
          <table:table-cell office:value-type="float" office:value="3.51966">
            <text:p>3,51966</text:p>
          </table:table-cell>
          <table:table-cell office:value-type="float" office:value="0.000176596677330186">
            <text:p>0,0001765967</text:p>
          </table:table-cell>
          <table:table-cell table:number-columns-repeated="3"/>
        </table:table-row>
        <table:table-row table:style-name="ro1">
          <table:table-cell office:value-type="string">
            <text:p><text:s text:c="6"/>171</text:p>
          </table:table-cell>
          <table:table-cell office:value-type="float" office:value="3.53991">
            <text:p>3,53991</text:p>
          </table:table-cell>
          <table:table-cell office:value-type="float" office:value="0.000167654336307248">
            <text:p>0,0001676543</text:p>
          </table:table-cell>
          <table:table-cell table:number-columns-repeated="3"/>
        </table:table-row>
        <table:table-row table:style-name="ro1">
          <table:table-cell office:value-type="string">
            <text:p><text:s text:c="6"/>172</text:p>
          </table:table-cell>
          <table:table-cell office:value-type="float" office:value="3.56016">
            <text:p>3,56016</text:p>
          </table:table-cell>
          <table:table-cell office:value-type="float" office:value="0.000158735572575357">
            <text:p>0,0001587356</text:p>
          </table:table-cell>
          <table:table-cell table:number-columns-repeated="3"/>
        </table:table-row>
        <table:table-row table:style-name="ro1">
          <table:table-cell office:value-type="string">
            <text:p><text:s text:c="6"/>173</text:p>
          </table:table-cell>
          <table:table-cell office:value-type="float" office:value="3.58034">
            <text:p>3,58034</text:p>
          </table:table-cell>
          <table:table-cell office:value-type="float" office:value="0.000157678663516157">
            <text:p>0,0001576787</text:p>
          </table:table-cell>
          <table:table-cell table:number-columns-repeated="3"/>
        </table:table-row>
        <table:table-row table:style-name="ro1">
          <table:table-cell office:value-type="string">
            <text:p><text:s text:c="6"/>174</text:p>
          </table:table-cell>
          <table:table-cell office:value-type="float" office:value="3.60112">
            <text:p>3,60112</text:p>
          </table:table-cell>
          <table:table-cell office:value-type="float" office:value="0.000163625210872112">
            <text:p>0,0001636252</text:p>
          </table:table-cell>
          <table:table-cell table:number-columns-repeated="3"/>
        </table:table-row>
        <table:table-row table:style-name="ro1">
          <table:table-cell office:value-type="string">
            <text:p><text:s text:c="6"/>175</text:p>
          </table:table-cell>
          <table:table-cell office:value-type="float" office:value="3.62196">
            <text:p>3,62196</text:p>
          </table:table-cell>
          <table:table-cell office:value-type="float" office:value="0.000154628854719012">
            <text:p>0,0001546289</text:p>
          </table:table-cell>
          <table:table-cell table:number-columns-repeated="3"/>
        </table:table-row>
        <table:table-row table:style-name="ro1">
          <table:table-cell office:value-type="string">
            <text:p><text:s text:c="6"/>176</text:p>
          </table:table-cell>
          <table:table-cell office:value-type="float" office:value="3.64262">
            <text:p>3,64262</text:p>
          </table:table-cell>
          <table:table-cell office:value-type="float" office:value="0.000165561907441937">
            <text:p>0,0001655619</text:p>
          </table:table-cell>
          <table:table-cell table:number-columns-repeated="3"/>
        </table:table-row>
        <table:table-row table:style-name="ro1">
          <table:table-cell office:value-type="string">
            <text:p><text:s text:c="6"/>177</text:p>
          </table:table-cell>
          <table:table-cell office:value-type="float" office:value="3.66291">
            <text:p>3,66291</text:p>
          </table:table-cell>
          <table:table-cell office:value-type="float" office:value="0.000145972178810709">
            <text:p>0,0001459722</text:p>
          </table:table-cell>
          <table:table-cell table:number-columns-repeated="3"/>
        </table:table-row>
        <table:table-row table:style-name="ro1">
          <table:table-cell office:value-type="string">
            <text:p><text:s text:c="6"/>178</text:p>
          </table:table-cell>
          <table:table-cell office:value-type="float" office:value="3.6831">
            <text:p>3,6831</text:p>
          </table:table-cell>
          <table:table-cell office:value-type="float" office:value="0.00014275253752411">
            <text:p>0,0001427525</text:p>
          </table:table-cell>
          <table:table-cell table:number-columns-repeated="3"/>
        </table:table-row>
        <table:table-row table:style-name="ro1">
          <table:table-cell office:value-type="string">
            <text:p><text:s text:c="6"/>179</text:p>
          </table:table-cell>
          <table:table-cell office:value-type="float" office:value="3.7039">
            <text:p>3,7039</text:p>
          </table:table-cell>
          <table:table-cell office:value-type="float" office:value="0.000139960350676049">
            <text:p>0,0001399604</text:p>
          </table:table-cell>
          <table:table-cell table:number-columns-repeated="3"/>
        </table:table-row>
        <table:table-row table:style-name="ro1">
          <table:table-cell office:value-type="string">
            <text:p><text:s text:c="6"/>180</text:p>
          </table:table-cell>
          <table:table-cell office:value-type="float" office:value="3.72449">
            <text:p>3,72449</text:p>
          </table:table-cell>
          <table:table-cell office:value-type="float" office:value="0.000138411158904524">
            <text:p>0,0001384112</text:p>
          </table:table-cell>
          <table:table-cell table:number-columns-repeated="3"/>
        </table:table-row>
        <table:table-row table:style-name="ro1">
          <table:table-cell office:value-type="string">
            <text:p><text:s text:c="6"/>181</text:p>
          </table:table-cell>
          <table:table-cell office:value-type="float" office:value="3.74487">
            <text:p>3,74487</text:p>
          </table:table-cell>
          <table:table-cell office:value-type="float" office:value="0.000148026991465513">
            <text:p>0,000148027</text:p>
          </table:table-cell>
          <table:table-cell table:number-columns-repeated="3"/>
        </table:table-row>
        <table:table-row table:style-name="ro1">
          <table:table-cell office:value-type="string">
            <text:p><text:s text:c="6"/>182</text:p>
          </table:table-cell>
          <table:table-cell office:value-type="float" office:value="3.76489">
            <text:p>3,76489</text:p>
          </table:table-cell>
          <table:table-cell office:value-type="float" office:value="0.000146437900110163">
            <text:p>0,0001464379</text:p>
          </table:table-cell>
          <table:table-cell table:number-columns-repeated="3"/>
        </table:table-row>
        <table:table-row table:style-name="ro1">
          <table:table-cell office:value-type="string">
            <text:p><text:s text:c="6"/>183</text:p>
          </table:table-cell>
          <table:table-cell office:value-type="float" office:value="3.78455">
            <text:p>3,78455</text:p>
          </table:table-cell>
          <table:table-cell office:value-type="float" office:value="0.000163919151997211">
            <text:p>0,0001639192</text:p>
          </table:table-cell>
          <table:table-cell table:number-columns-repeated="3"/>
        </table:table-row>
        <table:table-row table:style-name="ro1">
          <table:table-cell office:value-type="string">
            <text:p><text:s text:c="6"/>184</text:p>
          </table:table-cell>
          <table:table-cell office:value-type="float" office:value="3.8053">
            <text:p>3,8053</text:p>
          </table:table-cell>
          <table:table-cell office:value-type="float" office:value="0.000137433426592809">
            <text:p>0,0001374334</text:p>
          </table:table-cell>
          <table:table-cell table:number-columns-repeated="3"/>
        </table:table-row>
        <table:table-row table:style-name="ro1">
          <table:table-cell office:value-type="string">
            <text:p><text:s text:c="6"/>185</text:p>
          </table:table-cell>
          <table:table-cell office:value-type="float" office:value="3.8257">
            <text:p>3,8257</text:p>
          </table:table-cell>
          <table:table-cell office:value-type="float" office:value="0.000129105739493455">
            <text:p>0,0001291057</text:p>
          </table:table-cell>
          <table:table-cell table:number-columns-repeated="3"/>
        </table:table-row>
        <table:table-row table:style-name="ro1">
          <table:table-cell office:value-type="string">
            <text:p><text:s text:c="6"/>186</text:p>
          </table:table-cell>
          <table:table-cell office:value-type="float" office:value="3.84605">
            <text:p>3,84605</text:p>
          </table:table-cell>
          <table:table-cell office:value-type="float" office:value="0.000130283993495476">
            <text:p>0,000130284</text:p>
          </table:table-cell>
          <table:table-cell table:number-columns-repeated="3"/>
        </table:table-row>
        <table:table-row table:style-name="ro1">
          <table:table-cell office:value-type="string">
            <text:p><text:s text:c="6"/>187</text:p>
          </table:table-cell>
          <table:table-cell office:value-type="float" office:value="3.86629">
            <text:p>3,86629</text:p>
          </table:table-cell>
          <table:table-cell office:value-type="float" office:value="0.00012590150268095">
            <text:p>0,0001259015</text:p>
          </table:table-cell>
          <table:table-cell table:number-columns-repeated="3"/>
        </table:table-row>
        <table:table-row table:style-name="ro1">
          <table:table-cell office:value-type="string">
            <text:p><text:s text:c="6"/>188</text:p>
          </table:table-cell>
          <table:table-cell office:value-type="float" office:value="3.88622">
            <text:p>3,88622</text:p>
          </table:table-cell>
          <table:table-cell office:value-type="float" office:value="0.000131032511646472">
            <text:p>0,0001310325</text:p>
          </table:table-cell>
          <table:table-cell table:number-columns-repeated="3"/>
        </table:table-row>
        <table:table-row table:style-name="ro1">
          <table:table-cell office:value-type="string">
            <text:p><text:s text:c="6"/>189</text:p>
          </table:table-cell>
          <table:table-cell office:value-type="float" office:value="3.9063">
            <text:p>3,9063</text:p>
          </table:table-cell>
          <table:table-cell office:value-type="float" office:value="0.000137689220685791">
            <text:p>0,0001376892</text:p>
          </table:table-cell>
          <table:table-cell table:number-columns-repeated="3"/>
        </table:table-row>
        <table:table-row table:style-name="ro1">
          <table:table-cell office:value-type="string">
            <text:p><text:s text:c="6"/>190</text:p>
          </table:table-cell>
          <table:table-cell office:value-type="float" office:value="3.92574">
            <text:p>3,92574</text:p>
          </table:table-cell>
          <table:table-cell office:value-type="float" office:value="0.000129266291674483">
            <text:p>0,0001292663</text:p>
          </table:table-cell>
          <table:table-cell table:number-columns-repeated="3"/>
        </table:table-row>
        <table:table-row table:style-name="ro1">
          <table:table-cell office:value-type="string">
            <text:p><text:s text:c="6"/>191</text:p>
          </table:table-cell>
          <table:table-cell office:value-type="float" office:value="3.94583">
            <text:p>3,94583</text:p>
          </table:table-cell>
          <table:table-cell office:value-type="float" office:value="0.000117478906728789">
            <text:p>0,0001174789</text:p>
          </table:table-cell>
          <table:table-cell table:number-columns-repeated="3"/>
        </table:table-row>
        <table:table-row table:style-name="ro1">
          <table:table-cell office:value-type="string">
            <text:p><text:s text:c="6"/>192</text:p>
          </table:table-cell>
          <table:table-cell office:value-type="float" office:value="3.96572">
            <text:p>3,96572</text:p>
          </table:table-cell>
          <table:table-cell office:value-type="float" office:value="0.000130515945947683">
            <text:p>0,0001305159</text:p>
          </table:table-cell>
          <table:table-cell table:number-columns-repeated="3"/>
        </table:table-row>
        <table:table-row table:style-name="ro1">
          <table:table-cell office:value-type="string">
            <text:p><text:s text:c="6"/>193</text:p>
          </table:table-cell>
          <table:table-cell office:value-type="float" office:value="3.9851">
            <text:p>3,9851</text:p>
          </table:table-cell>
          <table:table-cell office:value-type="float" office:value="0.000113628136737857">
            <text:p>0,0001136281</text:p>
          </table:table-cell>
          <table:table-cell table:number-columns-repeated="3"/>
        </table:table-row>
        <table:table-row table:style-name="ro1">
          <table:table-cell office:value-type="string">
            <text:p><text:s text:c="6"/>194</text:p>
          </table:table-cell>
          <table:table-cell office:value-type="float" office:value="4.00546">
            <text:p>4,00546</text:p>
          </table:table-cell>
          <table:table-cell office:value-type="float" office:value="0.000115173630654414">
            <text:p>0,0001151736</text:p>
          </table:table-cell>
          <table:table-cell table:number-columns-repeated="3"/>
        </table:table-row>
        <table:table-row table:style-name="ro1">
          <table:table-cell office:value-type="string">
            <text:p><text:s text:c="6"/>195</text:p>
          </table:table-cell>
          <table:table-cell office:value-type="float" office:value="4.02596">
            <text:p>4,02596</text:p>
          </table:table-cell>
          <table:table-cell office:value-type="float" office:value="0.000115667344159598">
            <text:p>0,0001156673</text:p>
          </table:table-cell>
          <table:table-cell table:number-columns-repeated="3"/>
        </table:table-row>
        <table:table-row table:style-name="ro1">
          <table:table-cell office:value-type="string">
            <text:p><text:s text:c="6"/>196</text:p>
          </table:table-cell>
          <table:table-cell office:value-type="float" office:value="4.04636">
            <text:p>4,04636</text:p>
          </table:table-cell>
          <table:table-cell office:value-type="float" office:value="0.000119470216099279">
            <text:p>0,0001194702</text:p>
          </table:table-cell>
          <table:table-cell table:number-columns-repeated="3"/>
        </table:table-row>
        <table:table-row table:style-name="ro1">
          <table:table-cell office:value-type="string">
            <text:p><text:s text:c="6"/>197</text:p>
          </table:table-cell>
          <table:table-cell office:value-type="float" office:value="4.06656">
            <text:p>4,06656</text:p>
          </table:table-cell>
          <table:table-cell office:value-type="float" office:value="0.000108434563258659">
            <text:p>0,0001084346</text:p>
          </table:table-cell>
          <table:table-cell table:number-columns-repeated="3"/>
        </table:table-row>
        <table:table-row table:style-name="ro1">
          <table:table-cell office:value-type="string">
            <text:p><text:s text:c="6"/>198</text:p>
          </table:table-cell>
          <table:table-cell office:value-type="float" office:value="4.08675">
            <text:p>4,08675</text:p>
          </table:table-cell>
          <table:table-cell office:value-type="float" office:value="0.000106080271202126">
            <text:p>0,0001060803</text:p>
          </table:table-cell>
          <table:table-cell table:number-columns-repeated="3"/>
        </table:table-row>
        <table:table-row table:style-name="ro1">
          <table:table-cell office:value-type="string">
            <text:p><text:s text:c="6"/>199</text:p>
          </table:table-cell>
          <table:table-cell office:value-type="float" office:value="4.1071">
            <text:p>4,1071</text:p>
          </table:table-cell>
          <table:table-cell office:value-type="float" office:value="0.000103079813424998">
            <text:p>0,0001030798</text:p>
          </table:table-cell>
          <table:table-cell table:number-columns-repeated="3"/>
        </table:table-row>
        <table:table-row table:style-name="ro1">
          <table:table-cell office:value-type="string">
            <text:p><text:s text:c="6"/>200</text:p>
          </table:table-cell>
          <table:table-cell office:value-type="float" office:value="4.12738">
            <text:p>4,12738</text:p>
          </table:table-cell>
          <table:table-cell office:value-type="float" office:value="0.000105411141460683">
            <text:p>0,0001054111</text:p>
          </table:table-cell>
          <table:table-cell table:number-columns-repeated="3"/>
        </table:table-row>
        <table:table-row table:style-name="ro1">
          <table:table-cell office:value-type="string">
            <text:p><text:s text:c="6"/>201</text:p>
          </table:table-cell>
          <table:table-cell office:value-type="float" office:value="4.14767">
            <text:p>4,14767</text:p>
          </table:table-cell>
          <table:table-cell table:style-name="ce1" office:value-type="float" office:value="0.0000998792277941165">
            <text:p>9,99E-005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4"/>201 </text:p>
          </table:table-cell>
          <table:table-cell office:value-type="string">
            <text:p><text:s/>time taken[s]:4,147681837463324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start learning:</text:p>
          </table:table-cell>
          <table:table-cell table:number-columns-repeated="5"/>
        </table:table-row>
        <table:table-row table:style-name="ro2">
          <table:table-cell office:value-type="string">
            <text:p>iteration</text:p>
          </table:table-cell>
          <table:table-cell office:value-type="string">
            <text:p><text:s text:c="2"/>time <text:s/></text:p>
          </table:table-cell>
          <table:table-cell office:value-type="string">
            <text:p><text:s text:c="2"/>error <text:s text:c="2"/></text:p>
          </table:table-cell>
          <table:table-cell office:value-type="string">
            <text:p><text:s/>learn rate: 0,500000</text:p>
          </table:table-cell>
          <table:table-cell office:value-type="string">
            <text:p>activation: ident</text:p>
          </table:table-cell>
          <table:table-cell/>
        </table:table-row>
        <table:table-row table:style-name="ro1">
          <table:table-cell office:value-type="string">
            <text:p><text:s text:c="8"/>1</text:p>
          </table:table-cell>
          <table:table-cell office:value-type="float" office:value="0.01945">
            <text:p>0,01945</text:p>
          </table:table-cell>
          <table:table-cell office:value-type="float" office:value="0.45667540011285">
            <text:p>0,4566754001</text:p>
          </table:table-cell>
          <table:table-cell table:number-columns-repeated="3"/>
        </table:table-row>
        <table:table-row table:style-name="ro1">
          <table:table-cell office:value-type="string">
            <text:p><text:s text:c="8"/>2</text:p>
          </table:table-cell>
          <table:table-cell office:value-type="float" office:value="0.03899">
            <text:p>0,03899</text:p>
          </table:table-cell>
          <table:table-cell office:value-type="float" office:value="0.117460506456892">
            <text:p>0,1174605065</text:p>
          </table:table-cell>
          <table:table-cell table:number-columns-repeated="3"/>
        </table:table-row>
        <table:table-row table:style-name="ro1">
          <table:table-cell office:value-type="string">
            <text:p><text:s text:c="8"/>3</text:p>
          </table:table-cell>
          <table:table-cell office:value-type="float" office:value="0.05864">
            <text:p>0,05864</text:p>
          </table:table-cell>
          <table:table-cell office:value-type="float" office:value="0.107673468278875">
            <text:p>0,1076734683</text:p>
          </table:table-cell>
          <table:table-cell table:number-columns-repeated="3"/>
        </table:table-row>
        <table:table-row table:style-name="ro1">
          <table:table-cell office:value-type="string">
            <text:p><text:s text:c="8"/>4</text:p>
          </table:table-cell>
          <table:table-cell office:value-type="float" office:value="0.07852">
            <text:p>0,07852</text:p>
          </table:table-cell>
          <table:table-cell office:value-type="float" office:value="0.0849538230495964">
            <text:p>0,084953823</text:p>
          </table:table-cell>
          <table:table-cell table:number-columns-repeated="3"/>
        </table:table-row>
        <table:table-row table:style-name="ro1">
          <table:table-cell office:value-type="string">
            <text:p><text:s text:c="8"/>5</text:p>
          </table:table-cell>
          <table:table-cell office:value-type="float" office:value="0.09866">
            <text:p>0,09866</text:p>
          </table:table-cell>
          <table:table-cell office:value-type="float" office:value="0.06914561426945">
            <text:p>0,0691456143</text:p>
          </table:table-cell>
          <table:table-cell table:number-columns-repeated="3"/>
        </table:table-row>
        <table:table-row table:style-name="ro1">
          <table:table-cell office:value-type="string">
            <text:p><text:s text:c="8"/>6</text:p>
          </table:table-cell>
          <table:table-cell office:value-type="float" office:value="0.11793">
            <text:p>0,11793</text:p>
          </table:table-cell>
          <table:table-cell office:value-type="float" office:value="0.0462938075433862">
            <text:p>0,0462938075</text:p>
          </table:table-cell>
          <table:table-cell table:number-columns-repeated="3"/>
        </table:table-row>
        <table:table-row table:style-name="ro1">
          <table:table-cell office:value-type="string">
            <text:p><text:s text:c="8"/>7</text:p>
          </table:table-cell>
          <table:table-cell office:value-type="float" office:value="0.13715">
            <text:p>0,13715</text:p>
          </table:table-cell>
          <table:table-cell office:value-type="float" office:value="0.0318479057832417">
            <text:p>0,0318479058</text:p>
          </table:table-cell>
          <table:table-cell table:number-columns-repeated="3"/>
        </table:table-row>
        <table:table-row table:style-name="ro1">
          <table:table-cell office:value-type="string">
            <text:p><text:s text:c="8"/>8</text:p>
          </table:table-cell>
          <table:table-cell office:value-type="float" office:value="0.1567">
            <text:p>0,1567</text:p>
          </table:table-cell>
          <table:table-cell office:value-type="float" office:value="0.0414380336380083">
            <text:p>0,0414380336</text:p>
          </table:table-cell>
          <table:table-cell table:number-columns-repeated="3"/>
        </table:table-row>
        <table:table-row table:style-name="ro1">
          <table:table-cell office:value-type="string">
            <text:p><text:s text:c="8"/>9</text:p>
          </table:table-cell>
          <table:table-cell office:value-type="float" office:value="0.17582">
            <text:p>0,17582</text:p>
          </table:table-cell>
          <table:table-cell office:value-type="float" office:value="0.0249206085977352">
            <text:p>0,0249206086</text:p>
          </table:table-cell>
          <table:table-cell table:number-columns-repeated="3"/>
        </table:table-row>
        <table:table-row table:style-name="ro1">
          <table:table-cell office:value-type="string">
            <text:p><text:s text:c="7"/>10</text:p>
          </table:table-cell>
          <table:table-cell office:value-type="float" office:value="0.19577">
            <text:p>0,19577</text:p>
          </table:table-cell>
          <table:table-cell office:value-type="float" office:value="0.0700316964512566">
            <text:p>0,0700316965</text:p>
          </table:table-cell>
          <table:table-cell table:number-columns-repeated="3"/>
        </table:table-row>
        <table:table-row table:style-name="ro1">
          <table:table-cell office:value-type="string">
            <text:p><text:s text:c="7"/>11</text:p>
          </table:table-cell>
          <table:table-cell office:value-type="float" office:value="0.21591">
            <text:p>0,21591</text:p>
          </table:table-cell>
          <table:table-cell office:value-type="float" office:value="0.0390008919311909">
            <text:p>0,0390008919</text:p>
          </table:table-cell>
          <table:table-cell table:number-columns-repeated="3"/>
        </table:table-row>
        <table:table-row table:style-name="ro1">
          <table:table-cell office:value-type="string">
            <text:p><text:s text:c="7"/>12</text:p>
          </table:table-cell>
          <table:table-cell office:value-type="float" office:value="0.23541">
            <text:p>0,23541</text:p>
          </table:table-cell>
          <table:table-cell office:value-type="float" office:value="0.0182147741587208">
            <text:p>0,0182147742</text:p>
          </table:table-cell>
          <table:table-cell table:number-columns-repeated="3"/>
        </table:table-row>
        <table:table-row table:style-name="ro1">
          <table:table-cell office:value-type="string">
            <text:p><text:s text:c="7"/>13</text:p>
          </table:table-cell>
          <table:table-cell office:value-type="float" office:value="0.25513">
            <text:p>0,25513</text:p>
          </table:table-cell>
          <table:table-cell office:value-type="float" office:value="0.0109777609836145">
            <text:p>0,010977761</text:p>
          </table:table-cell>
          <table:table-cell table:number-columns-repeated="3"/>
        </table:table-row>
        <table:table-row table:style-name="ro1">
          <table:table-cell office:value-type="string">
            <text:p><text:s text:c="7"/>14</text:p>
          </table:table-cell>
          <table:table-cell office:value-type="float" office:value="0.2746">
            <text:p>0,2746</text:p>
          </table:table-cell>
          <table:table-cell office:value-type="float" office:value="0.0190613210794183">
            <text:p>0,0190613211</text:p>
          </table:table-cell>
          <table:table-cell table:number-columns-repeated="3"/>
        </table:table-row>
        <table:table-row table:style-name="ro1">
          <table:table-cell office:value-type="string">
            <text:p><text:s text:c="7"/>15</text:p>
          </table:table-cell>
          <table:table-cell office:value-type="float" office:value="0.29425">
            <text:p>0,29425</text:p>
          </table:table-cell>
          <table:table-cell office:value-type="float" office:value="0.0118927560580178">
            <text:p>0,0118927561</text:p>
          </table:table-cell>
          <table:table-cell table:number-columns-repeated="3"/>
        </table:table-row>
        <table:table-row table:style-name="ro1">
          <table:table-cell office:value-type="string">
            <text:p><text:s text:c="7"/>16</text:p>
          </table:table-cell>
          <table:table-cell office:value-type="float" office:value="0.31392">
            <text:p>0,31392</text:p>
          </table:table-cell>
          <table:table-cell office:value-type="float" office:value="0.0142485320557081">
            <text:p>0,0142485321</text:p>
          </table:table-cell>
          <table:table-cell table:number-columns-repeated="3"/>
        </table:table-row>
        <table:table-row table:style-name="ro1">
          <table:table-cell office:value-type="string">
            <text:p><text:s text:c="7"/>17</text:p>
          </table:table-cell>
          <table:table-cell office:value-type="float" office:value="0.33333">
            <text:p>0,33333</text:p>
          </table:table-cell>
          <table:table-cell office:value-type="float" office:value="0.0051027164083275">
            <text:p>0,0051027164</text:p>
          </table:table-cell>
          <table:table-cell table:number-columns-repeated="3"/>
        </table:table-row>
        <table:table-row table:style-name="ro1">
          <table:table-cell office:value-type="string">
            <text:p><text:s text:c="7"/>18</text:p>
          </table:table-cell>
          <table:table-cell office:value-type="float" office:value="0.35312">
            <text:p>0,35312</text:p>
          </table:table-cell>
          <table:table-cell office:value-type="float" office:value="0.00729360609262413">
            <text:p>0,0072936061</text:p>
          </table:table-cell>
          <table:table-cell table:number-columns-repeated="3"/>
        </table:table-row>
        <table:table-row table:style-name="ro1">
          <table:table-cell office:value-type="string">
            <text:p><text:s text:c="7"/>19</text:p>
          </table:table-cell>
          <table:table-cell office:value-type="float" office:value="0.37295">
            <text:p>0,37295</text:p>
          </table:table-cell>
          <table:table-cell office:value-type="float" office:value="0.00474595567476951">
            <text:p>0,0047459557</text:p>
          </table:table-cell>
          <table:table-cell table:number-columns-repeated="3"/>
        </table:table-row>
        <table:table-row table:style-name="ro1">
          <table:table-cell office:value-type="string">
            <text:p><text:s text:c="7"/>20</text:p>
          </table:table-cell>
          <table:table-cell office:value-type="float" office:value="0.39241">
            <text:p>0,39241</text:p>
          </table:table-cell>
          <table:table-cell office:value-type="float" office:value="0.00346779346872998">
            <text:p>0,0034677935</text:p>
          </table:table-cell>
          <table:table-cell table:number-columns-repeated="3"/>
        </table:table-row>
        <table:table-row table:style-name="ro1">
          <table:table-cell office:value-type="string">
            <text:p><text:s text:c="7"/>21</text:p>
          </table:table-cell>
          <table:table-cell office:value-type="float" office:value="0.41205">
            <text:p>0,41205</text:p>
          </table:table-cell>
          <table:table-cell office:value-type="float" office:value="0.0035340256500778">
            <text:p>0,0035340257</text:p>
          </table:table-cell>
          <table:table-cell table:number-columns-repeated="3"/>
        </table:table-row>
        <table:table-row table:style-name="ro1">
          <table:table-cell office:value-type="string">
            <text:p><text:s text:c="7"/>22</text:p>
          </table:table-cell>
          <table:table-cell office:value-type="float" office:value="0.43152">
            <text:p>0,43152</text:p>
          </table:table-cell>
          <table:table-cell office:value-type="float" office:value="0.00277556784210717">
            <text:p>0,0027755678</text:p>
          </table:table-cell>
          <table:table-cell table:number-columns-repeated="3"/>
        </table:table-row>
        <table:table-row table:style-name="ro1">
          <table:table-cell office:value-type="string">
            <text:p><text:s text:c="7"/>23</text:p>
          </table:table-cell>
          <table:table-cell office:value-type="float" office:value="0.45125">
            <text:p>0,45125</text:p>
          </table:table-cell>
          <table:table-cell office:value-type="float" office:value="0.00255684297825143">
            <text:p>0,002556843</text:p>
          </table:table-cell>
          <table:table-cell table:number-columns-repeated="3"/>
        </table:table-row>
        <table:table-row table:style-name="ro1">
          <table:table-cell office:value-type="string">
            <text:p><text:s text:c="7"/>24</text:p>
          </table:table-cell>
          <table:table-cell office:value-type="float" office:value="0.47083">
            <text:p>0,47083</text:p>
          </table:table-cell>
          <table:table-cell office:value-type="float" office:value="0.00223228876735227">
            <text:p>0,0022322888</text:p>
          </table:table-cell>
          <table:table-cell table:number-columns-repeated="3"/>
        </table:table-row>
        <table:table-row table:style-name="ro1">
          <table:table-cell office:value-type="string">
            <text:p><text:s text:c="7"/>25</text:p>
          </table:table-cell>
          <table:table-cell office:value-type="float" office:value="0.49036">
            <text:p>0,49036</text:p>
          </table:table-cell>
          <table:table-cell office:value-type="float" office:value="0.00296627384593909">
            <text:p>0,0029662738</text:p>
          </table:table-cell>
          <table:table-cell table:number-columns-repeated="3"/>
        </table:table-row>
        <table:table-row table:style-name="ro1">
          <table:table-cell office:value-type="string">
            <text:p><text:s text:c="7"/>26</text:p>
          </table:table-cell>
          <table:table-cell office:value-type="float" office:value="0.51007">
            <text:p>0,51007</text:p>
          </table:table-cell>
          <table:table-cell office:value-type="float" office:value="0.00218140730438298">
            <text:p>0,0021814073</text:p>
          </table:table-cell>
          <table:table-cell table:number-columns-repeated="3"/>
        </table:table-row>
        <table:table-row table:style-name="ro1">
          <table:table-cell office:value-type="string">
            <text:p><text:s text:c="7"/>27</text:p>
          </table:table-cell>
          <table:table-cell office:value-type="float" office:value="0.52963">
            <text:p>0,52963</text:p>
          </table:table-cell>
          <table:table-cell office:value-type="float" office:value="0.00205420479595949">
            <text:p>0,0020542048</text:p>
          </table:table-cell>
          <table:table-cell table:number-columns-repeated="3"/>
        </table:table-row>
        <table:table-row table:style-name="ro1">
          <table:table-cell office:value-type="string">
            <text:p><text:s text:c="7"/>28</text:p>
          </table:table-cell>
          <table:table-cell office:value-type="float" office:value="0.54913">
            <text:p>0,54913</text:p>
          </table:table-cell>
          <table:table-cell office:value-type="float" office:value="0.00188015180246129">
            <text:p>0,0018801518</text:p>
          </table:table-cell>
          <table:table-cell table:number-columns-repeated="3"/>
        </table:table-row>
        <table:table-row table:style-name="ro1">
          <table:table-cell office:value-type="string">
            <text:p><text:s text:c="7"/>29</text:p>
          </table:table-cell>
          <table:table-cell office:value-type="float" office:value="0.56874">
            <text:p>0,56874</text:p>
          </table:table-cell>
          <table:table-cell office:value-type="float" office:value="0.00198653243306381">
            <text:p>0,0019865324</text:p>
          </table:table-cell>
          <table:table-cell table:number-columns-repeated="3"/>
        </table:table-row>
        <table:table-row table:style-name="ro1">
          <table:table-cell office:value-type="string">
            <text:p><text:s text:c="7"/>30</text:p>
          </table:table-cell>
          <table:table-cell office:value-type="float" office:value="0.58814">
            <text:p>0,58814</text:p>
          </table:table-cell>
          <table:table-cell office:value-type="float" office:value="0.00189064918063305">
            <text:p>0,0018906492</text:p>
          </table:table-cell>
          <table:table-cell table:number-columns-repeated="3"/>
        </table:table-row>
        <table:table-row table:style-name="ro1">
          <table:table-cell office:value-type="string">
            <text:p><text:s text:c="7"/>31</text:p>
          </table:table-cell>
          <table:table-cell office:value-type="float" office:value="0.60815">
            <text:p>0,60815</text:p>
          </table:table-cell>
          <table:table-cell office:value-type="float" office:value="0.00168919011872923">
            <text:p>0,0016891901</text:p>
          </table:table-cell>
          <table:table-cell table:number-columns-repeated="3"/>
        </table:table-row>
        <table:table-row table:style-name="ro1">
          <table:table-cell office:value-type="string">
            <text:p><text:s text:c="7"/>32</text:p>
          </table:table-cell>
          <table:table-cell office:value-type="float" office:value="0.62833">
            <text:p>0,62833</text:p>
          </table:table-cell>
          <table:table-cell office:value-type="float" office:value="0.00160372000092674">
            <text:p>0,00160372</text:p>
          </table:table-cell>
          <table:table-cell table:number-columns-repeated="3"/>
        </table:table-row>
        <table:table-row table:style-name="ro1">
          <table:table-cell office:value-type="string">
            <text:p><text:s text:c="7"/>33</text:p>
          </table:table-cell>
          <table:table-cell office:value-type="float" office:value="0.64824">
            <text:p>0,64824</text:p>
          </table:table-cell>
          <table:table-cell office:value-type="float" office:value="0.00151984062452926">
            <text:p>0,0015198406</text:p>
          </table:table-cell>
          <table:table-cell table:number-columns-repeated="3"/>
        </table:table-row>
        <table:table-row table:style-name="ro1">
          <table:table-cell office:value-type="string">
            <text:p><text:s text:c="7"/>34</text:p>
          </table:table-cell>
          <table:table-cell office:value-type="float" office:value="0.66802">
            <text:p>0,66802</text:p>
          </table:table-cell>
          <table:table-cell office:value-type="float" office:value="0.0016138078615534">
            <text:p>0,0016138079</text:p>
          </table:table-cell>
          <table:table-cell table:number-columns-repeated="3"/>
        </table:table-row>
        <table:table-row table:style-name="ro1">
          <table:table-cell office:value-type="string">
            <text:p><text:s text:c="7"/>35</text:p>
          </table:table-cell>
          <table:table-cell office:value-type="float" office:value="0.6877">
            <text:p>0,6877</text:p>
          </table:table-cell>
          <table:table-cell office:value-type="float" office:value="0.0014464908135136">
            <text:p>0,0014464908</text:p>
          </table:table-cell>
          <table:table-cell table:number-columns-repeated="3"/>
        </table:table-row>
        <table:table-row table:style-name="ro1">
          <table:table-cell office:value-type="string">
            <text:p><text:s text:c="7"/>36</text:p>
          </table:table-cell>
          <table:table-cell office:value-type="float" office:value="0.70731">
            <text:p>0,70731</text:p>
          </table:table-cell>
          <table:table-cell office:value-type="float" office:value="0.00136818577866488">
            <text:p>0,0013681858</text:p>
          </table:table-cell>
          <table:table-cell table:number-columns-repeated="3"/>
        </table:table-row>
        <table:table-row table:style-name="ro1">
          <table:table-cell office:value-type="string">
            <text:p><text:s text:c="7"/>37</text:p>
          </table:table-cell>
          <table:table-cell office:value-type="float" office:value="0.72769">
            <text:p>0,72769</text:p>
          </table:table-cell>
          <table:table-cell office:value-type="float" office:value="0.00164185585781247">
            <text:p>0,0016418559</text:p>
          </table:table-cell>
          <table:table-cell table:number-columns-repeated="3"/>
        </table:table-row>
        <table:table-row table:style-name="ro1">
          <table:table-cell office:value-type="string">
            <text:p><text:s text:c="7"/>38</text:p>
          </table:table-cell>
          <table:table-cell office:value-type="float" office:value="0.74772">
            <text:p>0,74772</text:p>
          </table:table-cell>
          <table:table-cell office:value-type="float" office:value="0.00126402975789188">
            <text:p>0,0012640298</text:p>
          </table:table-cell>
          <table:table-cell table:number-columns-repeated="3"/>
        </table:table-row>
        <table:table-row table:style-name="ro1">
          <table:table-cell office:value-type="string">
            <text:p><text:s text:c="7"/>39</text:p>
          </table:table-cell>
          <table:table-cell office:value-type="float" office:value="0.76723">
            <text:p>0,76723</text:p>
          </table:table-cell>
          <table:table-cell office:value-type="float" office:value="0.00129978519412068">
            <text:p>0,0012997852</text:p>
          </table:table-cell>
          <table:table-cell table:number-columns-repeated="3"/>
        </table:table-row>
        <table:table-row table:style-name="ro1">
          <table:table-cell office:value-type="string">
            <text:p><text:s text:c="7"/>40</text:p>
          </table:table-cell>
          <table:table-cell office:value-type="float" office:value="0.7864">
            <text:p>0,7864</text:p>
          </table:table-cell>
          <table:table-cell office:value-type="float" office:value="0.00156119143945769">
            <text:p>0,0015611914</text:p>
          </table:table-cell>
          <table:table-cell table:number-columns-repeated="3"/>
        </table:table-row>
        <table:table-row table:style-name="ro1">
          <table:table-cell office:value-type="string">
            <text:p><text:s text:c="7"/>41</text:p>
          </table:table-cell>
          <table:table-cell office:value-type="float" office:value="0.80563">
            <text:p>0,80563</text:p>
          </table:table-cell>
          <table:table-cell office:value-type="float" office:value="0.00120201603918005">
            <text:p>0,001202016</text:p>
          </table:table-cell>
          <table:table-cell table:number-columns-repeated="3"/>
        </table:table-row>
        <table:table-row table:style-name="ro1">
          <table:table-cell office:value-type="string">
            <text:p><text:s text:c="7"/>42</text:p>
          </table:table-cell>
          <table:table-cell office:value-type="float" office:value="0.82537">
            <text:p>0,82537</text:p>
          </table:table-cell>
          <table:table-cell office:value-type="float" office:value="0.00123809450995835">
            <text:p>0,0012380945</text:p>
          </table:table-cell>
          <table:table-cell table:number-columns-repeated="3"/>
        </table:table-row>
        <table:table-row table:style-name="ro1">
          <table:table-cell office:value-type="string">
            <text:p><text:s text:c="7"/>43</text:p>
          </table:table-cell>
          <table:table-cell office:value-type="float" office:value="0.84512">
            <text:p>0,84512</text:p>
          </table:table-cell>
          <table:table-cell office:value-type="float" office:value="0.00111887564237806">
            <text:p>0,0011188756</text:p>
          </table:table-cell>
          <table:table-cell table:number-columns-repeated="3"/>
        </table:table-row>
        <table:table-row table:style-name="ro1">
          <table:table-cell office:value-type="string">
            <text:p><text:s text:c="7"/>44</text:p>
          </table:table-cell>
          <table:table-cell office:value-type="float" office:value="0.86504">
            <text:p>0,86504</text:p>
          </table:table-cell>
          <table:table-cell office:value-type="float" office:value="0.00112156677794144">
            <text:p>0,0011215668</text:p>
          </table:table-cell>
          <table:table-cell table:number-columns-repeated="3"/>
        </table:table-row>
        <table:table-row table:style-name="ro1">
          <table:table-cell office:value-type="string">
            <text:p><text:s text:c="7"/>45</text:p>
          </table:table-cell>
          <table:table-cell office:value-type="float" office:value="0.88468">
            <text:p>0,88468</text:p>
          </table:table-cell>
          <table:table-cell office:value-type="float" office:value="0.00114547485231982">
            <text:p>0,0011454749</text:p>
          </table:table-cell>
          <table:table-cell table:number-columns-repeated="3"/>
        </table:table-row>
        <table:table-row table:style-name="ro1">
          <table:table-cell office:value-type="string">
            <text:p><text:s text:c="7"/>46</text:p>
          </table:table-cell>
          <table:table-cell office:value-type="float" office:value="0.90453">
            <text:p>0,90453</text:p>
          </table:table-cell>
          <table:table-cell office:value-type="float" office:value="0.00115306658273819">
            <text:p>0,0011530666</text:p>
          </table:table-cell>
          <table:table-cell table:number-columns-repeated="3"/>
        </table:table-row>
        <table:table-row table:style-name="ro1">
          <table:table-cell office:value-type="string">
            <text:p><text:s text:c="7"/>47</text:p>
          </table:table-cell>
          <table:table-cell office:value-type="float" office:value="0.92403">
            <text:p>0,92403</text:p>
          </table:table-cell>
          <table:table-cell office:value-type="float" office:value="0.00147369500351853">
            <text:p>0,001473695</text:p>
          </table:table-cell>
          <table:table-cell table:number-columns-repeated="3"/>
        </table:table-row>
        <table:table-row table:style-name="ro1">
          <table:table-cell office:value-type="string">
            <text:p><text:s text:c="7"/>48</text:p>
          </table:table-cell>
          <table:table-cell office:value-type="float" office:value="0.94366">
            <text:p>0,94366</text:p>
          </table:table-cell>
          <table:table-cell office:value-type="float" office:value="0.00104287058847384">
            <text:p>0,0010428706</text:p>
          </table:table-cell>
          <table:table-cell table:number-columns-repeated="3"/>
        </table:table-row>
        <table:table-row table:style-name="ro1">
          <table:table-cell office:value-type="string">
            <text:p><text:s text:c="7"/>49</text:p>
          </table:table-cell>
          <table:table-cell office:value-type="float" office:value="0.96345">
            <text:p>0,96345</text:p>
          </table:table-cell>
          <table:table-cell office:value-type="float" office:value="0.000957938328531496">
            <text:p>0,0009579383</text:p>
          </table:table-cell>
          <table:table-cell table:number-columns-repeated="3"/>
        </table:table-row>
        <table:table-row table:style-name="ro1">
          <table:table-cell office:value-type="string">
            <text:p><text:s text:c="7"/>50</text:p>
          </table:table-cell>
          <table:table-cell office:value-type="float" office:value="0.98294">
            <text:p>0,98294</text:p>
          </table:table-cell>
          <table:table-cell office:value-type="float" office:value="0.000963822383765872">
            <text:p>0,0009638224</text:p>
          </table:table-cell>
          <table:table-cell table:number-columns-repeated="3"/>
        </table:table-row>
        <table:table-row table:style-name="ro1">
          <table:table-cell office:value-type="string">
            <text:p><text:s text:c="7"/>51</text:p>
          </table:table-cell>
          <table:table-cell office:value-type="float" office:value="1.0024">
            <text:p>1,0024</text:p>
          </table:table-cell>
          <table:table-cell office:value-type="float" office:value="0.000976536815359102">
            <text:p>0,0009765368</text:p>
          </table:table-cell>
          <table:table-cell table:number-columns-repeated="3"/>
        </table:table-row>
        <table:table-row table:style-name="ro1">
          <table:table-cell office:value-type="string">
            <text:p><text:s text:c="7"/>52</text:p>
          </table:table-cell>
          <table:table-cell office:value-type="float" office:value="1.02179">
            <text:p>1,02179</text:p>
          </table:table-cell>
          <table:table-cell office:value-type="float" office:value="0.00102304972388833">
            <text:p>0,0010230497</text:p>
          </table:table-cell>
          <table:table-cell table:number-columns-repeated="3"/>
        </table:table-row>
        <table:table-row table:style-name="ro1">
          <table:table-cell office:value-type="string">
            <text:p><text:s text:c="7"/>53</text:p>
          </table:table-cell>
          <table:table-cell office:value-type="float" office:value="1.04131">
            <text:p>1,04131</text:p>
          </table:table-cell>
          <table:table-cell office:value-type="float" office:value="0.000915853814299511">
            <text:p>0,0009158538</text:p>
          </table:table-cell>
          <table:table-cell table:number-columns-repeated="3"/>
        </table:table-row>
        <table:table-row table:style-name="ro1">
          <table:table-cell office:value-type="string">
            <text:p><text:s text:c="7"/>54</text:p>
          </table:table-cell>
          <table:table-cell office:value-type="float" office:value="1.06095">
            <text:p>1,06095</text:p>
          </table:table-cell>
          <table:table-cell office:value-type="float" office:value="0.000981027865033526">
            <text:p>0,0009810279</text:p>
          </table:table-cell>
          <table:table-cell table:number-columns-repeated="3"/>
        </table:table-row>
        <table:table-row table:style-name="ro1">
          <table:table-cell office:value-type="string">
            <text:p><text:s text:c="7"/>55</text:p>
          </table:table-cell>
          <table:table-cell office:value-type="float" office:value="1.08048">
            <text:p>1,08048</text:p>
          </table:table-cell>
          <table:table-cell office:value-type="float" office:value="0.000916545879284882">
            <text:p>0,0009165459</text:p>
          </table:table-cell>
          <table:table-cell table:number-columns-repeated="3"/>
        </table:table-row>
        <table:table-row table:style-name="ro1">
          <table:table-cell office:value-type="string">
            <text:p><text:s text:c="7"/>56</text:p>
          </table:table-cell>
          <table:table-cell office:value-type="float" office:value="1.10005">
            <text:p>1,10005</text:p>
          </table:table-cell>
          <table:table-cell office:value-type="float" office:value="0.00100536037245537">
            <text:p>0,0010053604</text:p>
          </table:table-cell>
          <table:table-cell table:number-columns-repeated="3"/>
        </table:table-row>
        <table:table-row table:style-name="ro1">
          <table:table-cell office:value-type="string">
            <text:p><text:s text:c="7"/>57</text:p>
          </table:table-cell>
          <table:table-cell office:value-type="float" office:value="1.1196">
            <text:p>1,1196</text:p>
          </table:table-cell>
          <table:table-cell office:value-type="float" office:value="0.000843284564053935">
            <text:p>0,0008432846</text:p>
          </table:table-cell>
          <table:table-cell table:number-columns-repeated="3"/>
        </table:table-row>
        <table:table-row table:style-name="ro1">
          <table:table-cell office:value-type="string">
            <text:p><text:s text:c="7"/>58</text:p>
          </table:table-cell>
          <table:table-cell office:value-type="float" office:value="1.14039">
            <text:p>1,14039</text:p>
          </table:table-cell>
          <table:table-cell office:value-type="float" office:value="0.000806056567421574">
            <text:p>0,0008060566</text:p>
          </table:table-cell>
          <table:table-cell table:number-columns-repeated="3"/>
        </table:table-row>
        <table:table-row table:style-name="ro1">
          <table:table-cell office:value-type="string">
            <text:p><text:s text:c="7"/>59</text:p>
          </table:table-cell>
          <table:table-cell office:value-type="float" office:value="1.16074">
            <text:p>1,16074</text:p>
          </table:table-cell>
          <table:table-cell office:value-type="float" office:value="0.000810711253599115">
            <text:p>0,0008107113</text:p>
          </table:table-cell>
          <table:table-cell table:number-columns-repeated="3"/>
        </table:table-row>
        <table:table-row table:style-name="ro1">
          <table:table-cell office:value-type="string">
            <text:p><text:s text:c="7"/>60</text:p>
          </table:table-cell>
          <table:table-cell office:value-type="float" office:value="1.18063">
            <text:p>1,18063</text:p>
          </table:table-cell>
          <table:table-cell office:value-type="float" office:value="0.000812571849818827">
            <text:p>0,0008125718</text:p>
          </table:table-cell>
          <table:table-cell table:number-columns-repeated="3"/>
        </table:table-row>
        <table:table-row table:style-name="ro1">
          <table:table-cell office:value-type="string">
            <text:p><text:s text:c="7"/>61</text:p>
          </table:table-cell>
          <table:table-cell office:value-type="float" office:value="1.20044">
            <text:p>1,20044</text:p>
          </table:table-cell>
          <table:table-cell office:value-type="float" office:value="0.000772265276084382">
            <text:p>0,0007722653</text:p>
          </table:table-cell>
          <table:table-cell table:number-columns-repeated="3"/>
        </table:table-row>
        <table:table-row table:style-name="ro1">
          <table:table-cell office:value-type="string">
            <text:p><text:s text:c="7"/>62</text:p>
          </table:table-cell>
          <table:table-cell office:value-type="float" office:value="1.21989">
            <text:p>1,21989</text:p>
          </table:table-cell>
          <table:table-cell office:value-type="float" office:value="0.000736447711158938">
            <text:p>0,0007364477</text:p>
          </table:table-cell>
          <table:table-cell table:number-columns-repeated="3"/>
        </table:table-row>
        <table:table-row table:style-name="ro1">
          <table:table-cell office:value-type="string">
            <text:p><text:s text:c="7"/>63</text:p>
          </table:table-cell>
          <table:table-cell office:value-type="float" office:value="1.2388">
            <text:p>1,2388</text:p>
          </table:table-cell>
          <table:table-cell office:value-type="float" office:value="0.000738583848672354">
            <text:p>0,0007385838</text:p>
          </table:table-cell>
          <table:table-cell table:number-columns-repeated="3"/>
        </table:table-row>
        <table:table-row table:style-name="ro1">
          <table:table-cell office:value-type="string">
            <text:p><text:s text:c="7"/>64</text:p>
          </table:table-cell>
          <table:table-cell office:value-type="float" office:value="1.25924">
            <text:p>1,25924</text:p>
          </table:table-cell>
          <table:table-cell office:value-type="float" office:value="0.000803986374613858">
            <text:p>0,0008039864</text:p>
          </table:table-cell>
          <table:table-cell table:number-columns-repeated="3"/>
        </table:table-row>
        <table:table-row table:style-name="ro1">
          <table:table-cell office:value-type="string">
            <text:p><text:s text:c="7"/>65</text:p>
          </table:table-cell>
          <table:table-cell office:value-type="float" office:value="1.27944">
            <text:p>1,27944</text:p>
          </table:table-cell>
          <table:table-cell office:value-type="float" office:value="0.000734537159672515">
            <text:p>0,0007345372</text:p>
          </table:table-cell>
          <table:table-cell table:number-columns-repeated="3"/>
        </table:table-row>
        <table:table-row table:style-name="ro1">
          <table:table-cell office:value-type="string">
            <text:p><text:s text:c="7"/>66</text:p>
          </table:table-cell>
          <table:table-cell office:value-type="float" office:value="1.29979">
            <text:p>1,29979</text:p>
          </table:table-cell>
          <table:table-cell office:value-type="float" office:value="0.000870773970568743">
            <text:p>0,000870774</text:p>
          </table:table-cell>
          <table:table-cell table:number-columns-repeated="3"/>
        </table:table-row>
        <table:table-row table:style-name="ro1">
          <table:table-cell office:value-type="string">
            <text:p><text:s text:c="7"/>67</text:p>
          </table:table-cell>
          <table:table-cell office:value-type="float" office:value="1.32005">
            <text:p>1,32005</text:p>
          </table:table-cell>
          <table:table-cell office:value-type="float" office:value="0.000725700961561589">
            <text:p>0,000725701</text:p>
          </table:table-cell>
          <table:table-cell table:number-columns-repeated="3"/>
        </table:table-row>
        <table:table-row table:style-name="ro1">
          <table:table-cell office:value-type="string">
            <text:p><text:s text:c="7"/>68</text:p>
          </table:table-cell>
          <table:table-cell office:value-type="float" office:value="1.34094">
            <text:p>1,34094</text:p>
          </table:table-cell>
          <table:table-cell office:value-type="float" office:value="0.000762957766103632">
            <text:p>0,0007629578</text:p>
          </table:table-cell>
          <table:table-cell table:number-columns-repeated="3"/>
        </table:table-row>
        <table:table-row table:style-name="ro1">
          <table:table-cell office:value-type="string">
            <text:p><text:s text:c="7"/>69</text:p>
          </table:table-cell>
          <table:table-cell office:value-type="float" office:value="1.36113">
            <text:p>1,36113</text:p>
          </table:table-cell>
          <table:table-cell office:value-type="float" office:value="0.000684254467364157">
            <text:p>0,0006842545</text:p>
          </table:table-cell>
          <table:table-cell table:number-columns-repeated="3"/>
        </table:table-row>
        <table:table-row table:style-name="ro1">
          <table:table-cell office:value-type="string">
            <text:p><text:s text:c="7"/>70</text:p>
          </table:table-cell>
          <table:table-cell office:value-type="float" office:value="1.38122">
            <text:p>1,38122</text:p>
          </table:table-cell>
          <table:table-cell office:value-type="float" office:value="0.000807214241812271">
            <text:p>0,0008072142</text:p>
          </table:table-cell>
          <table:table-cell table:number-columns-repeated="3"/>
        </table:table-row>
        <table:table-row table:style-name="ro1">
          <table:table-cell office:value-type="string">
            <text:p><text:s text:c="7"/>71</text:p>
          </table:table-cell>
          <table:table-cell office:value-type="float" office:value="1.40204">
            <text:p>1,40204</text:p>
          </table:table-cell>
          <table:table-cell office:value-type="float" office:value="0.000658750138718104">
            <text:p>0,0006587501</text:p>
          </table:table-cell>
          <table:table-cell table:number-columns-repeated="3"/>
        </table:table-row>
        <table:table-row table:style-name="ro1">
          <table:table-cell office:value-type="string">
            <text:p><text:s text:c="7"/>72</text:p>
          </table:table-cell>
          <table:table-cell office:value-type="float" office:value="1.42176">
            <text:p>1,42176</text:p>
          </table:table-cell>
          <table:table-cell office:value-type="float" office:value="0.000669973490472618">
            <text:p>0,0006699735</text:p>
          </table:table-cell>
          <table:table-cell table:number-columns-repeated="3"/>
        </table:table-row>
        <table:table-row table:style-name="ro1">
          <table:table-cell office:value-type="string">
            <text:p><text:s text:c="7"/>73</text:p>
          </table:table-cell>
          <table:table-cell office:value-type="float" office:value="1.4424">
            <text:p>1,4424</text:p>
          </table:table-cell>
          <table:table-cell office:value-type="float" office:value="0.000616492690086756">
            <text:p>0,0006164927</text:p>
          </table:table-cell>
          <table:table-cell table:number-columns-repeated="3"/>
        </table:table-row>
        <table:table-row table:style-name="ro1">
          <table:table-cell office:value-type="string">
            <text:p><text:s text:c="7"/>74</text:p>
          </table:table-cell>
          <table:table-cell office:value-type="float" office:value="1.46269">
            <text:p>1,46269</text:p>
          </table:table-cell>
          <table:table-cell office:value-type="float" office:value="0.000598975467154152">
            <text:p>0,0005989755</text:p>
          </table:table-cell>
          <table:table-cell table:number-columns-repeated="3"/>
        </table:table-row>
        <table:table-row table:style-name="ro1">
          <table:table-cell office:value-type="string">
            <text:p><text:s text:c="7"/>75</text:p>
          </table:table-cell>
          <table:table-cell office:value-type="float" office:value="1.48358">
            <text:p>1,48358</text:p>
          </table:table-cell>
          <table:table-cell office:value-type="float" office:value="0.000583808934865788">
            <text:p>0,0005838089</text:p>
          </table:table-cell>
          <table:table-cell table:number-columns-repeated="3"/>
        </table:table-row>
        <table:table-row table:style-name="ro1">
          <table:table-cell office:value-type="string">
            <text:p><text:s text:c="7"/>76</text:p>
          </table:table-cell>
          <table:table-cell office:value-type="float" office:value="1.50352">
            <text:p>1,50352</text:p>
          </table:table-cell>
          <table:table-cell office:value-type="float" office:value="0.000586908390037037">
            <text:p>0,0005869084</text:p>
          </table:table-cell>
          <table:table-cell table:number-columns-repeated="3"/>
        </table:table-row>
        <table:table-row table:style-name="ro1">
          <table:table-cell office:value-type="string">
            <text:p><text:s text:c="7"/>77</text:p>
          </table:table-cell>
          <table:table-cell office:value-type="float" office:value="1.52362">
            <text:p>1,52362</text:p>
          </table:table-cell>
          <table:table-cell office:value-type="float" office:value="0.000574206311817673">
            <text:p>0,0005742063</text:p>
          </table:table-cell>
          <table:table-cell table:number-columns-repeated="3"/>
        </table:table-row>
        <table:table-row table:style-name="ro1">
          <table:table-cell office:value-type="string">
            <text:p><text:s text:c="7"/>78</text:p>
          </table:table-cell>
          <table:table-cell office:value-type="float" office:value="1.54353">
            <text:p>1,54353</text:p>
          </table:table-cell>
          <table:table-cell office:value-type="float" office:value="0.000552047868453486">
            <text:p>0,0005520479</text:p>
          </table:table-cell>
          <table:table-cell table:number-columns-repeated="3"/>
        </table:table-row>
        <table:table-row table:style-name="ro1">
          <table:table-cell office:value-type="string">
            <text:p><text:s text:c="7"/>79</text:p>
          </table:table-cell>
          <table:table-cell office:value-type="float" office:value="1.56353">
            <text:p>1,56353</text:p>
          </table:table-cell>
          <table:table-cell office:value-type="float" office:value="0.000547945430938883">
            <text:p>0,0005479454</text:p>
          </table:table-cell>
          <table:table-cell table:number-columns-repeated="3"/>
        </table:table-row>
        <table:table-row table:style-name="ro1">
          <table:table-cell office:value-type="string">
            <text:p><text:s text:c="7"/>80</text:p>
          </table:table-cell>
          <table:table-cell office:value-type="float" office:value="1.58306">
            <text:p>1,58306</text:p>
          </table:table-cell>
          <table:table-cell office:value-type="float" office:value="0.000558004171340547">
            <text:p>0,0005580042</text:p>
          </table:table-cell>
          <table:table-cell table:number-columns-repeated="3"/>
        </table:table-row>
        <table:table-row table:style-name="ro1">
          <table:table-cell office:value-type="string">
            <text:p><text:s text:c="7"/>81</text:p>
          </table:table-cell>
          <table:table-cell office:value-type="float" office:value="1.60267">
            <text:p>1,60267</text:p>
          </table:table-cell>
          <table:table-cell office:value-type="float" office:value="0.000555275904141985">
            <text:p>0,0005552759</text:p>
          </table:table-cell>
          <table:table-cell table:number-columns-repeated="3"/>
        </table:table-row>
        <table:table-row table:style-name="ro1">
          <table:table-cell office:value-type="string">
            <text:p><text:s text:c="7"/>82</text:p>
          </table:table-cell>
          <table:table-cell office:value-type="float" office:value="1.62237">
            <text:p>1,62237</text:p>
          </table:table-cell>
          <table:table-cell office:value-type="float" office:value="0.000528869130664167">
            <text:p>0,0005288691</text:p>
          </table:table-cell>
          <table:table-cell table:number-columns-repeated="3"/>
        </table:table-row>
        <table:table-row table:style-name="ro1">
          <table:table-cell office:value-type="string">
            <text:p><text:s text:c="7"/>83</text:p>
          </table:table-cell>
          <table:table-cell office:value-type="float" office:value="1.64202">
            <text:p>1,64202</text:p>
          </table:table-cell>
          <table:table-cell office:value-type="float" office:value="0.000621683973526699">
            <text:p>0,000621684</text:p>
          </table:table-cell>
          <table:table-cell table:number-columns-repeated="3"/>
        </table:table-row>
        <table:table-row table:style-name="ro1">
          <table:table-cell office:value-type="string">
            <text:p><text:s text:c="7"/>84</text:p>
          </table:table-cell>
          <table:table-cell office:value-type="float" office:value="1.66174">
            <text:p>1,66174</text:p>
          </table:table-cell>
          <table:table-cell office:value-type="float" office:value="0.000535708561838839">
            <text:p>0,0005357086</text:p>
          </table:table-cell>
          <table:table-cell table:number-columns-repeated="3"/>
        </table:table-row>
        <table:table-row table:style-name="ro1">
          <table:table-cell office:value-type="string">
            <text:p><text:s text:c="7"/>85</text:p>
          </table:table-cell>
          <table:table-cell office:value-type="float" office:value="1.68212">
            <text:p>1,68212</text:p>
          </table:table-cell>
          <table:table-cell office:value-type="float" office:value="0.000548422817785764">
            <text:p>0,0005484228</text:p>
          </table:table-cell>
          <table:table-cell table:number-columns-repeated="3"/>
        </table:table-row>
        <table:table-row table:style-name="ro1">
          <table:table-cell office:value-type="string">
            <text:p><text:s text:c="7"/>86</text:p>
          </table:table-cell>
          <table:table-cell office:value-type="float" office:value="1.70195">
            <text:p>1,70195</text:p>
          </table:table-cell>
          <table:table-cell office:value-type="float" office:value="0.00051026438642225">
            <text:p>0,0005102644</text:p>
          </table:table-cell>
          <table:table-cell table:number-columns-repeated="3"/>
        </table:table-row>
        <table:table-row table:style-name="ro1">
          <table:table-cell office:value-type="string">
            <text:p><text:s text:c="7"/>87</text:p>
          </table:table-cell>
          <table:table-cell office:value-type="float" office:value="1.72306">
            <text:p>1,72306</text:p>
          </table:table-cell>
          <table:table-cell office:value-type="float" office:value="0.000562192346854103">
            <text:p>0,0005621923</text:p>
          </table:table-cell>
          <table:table-cell table:number-columns-repeated="3"/>
        </table:table-row>
        <table:table-row table:style-name="ro1">
          <table:table-cell office:value-type="string">
            <text:p><text:s text:c="7"/>88</text:p>
          </table:table-cell>
          <table:table-cell office:value-type="float" office:value="1.74319">
            <text:p>1,74319</text:p>
          </table:table-cell>
          <table:table-cell office:value-type="float" office:value="0.00049617652197792">
            <text:p>0,0004961765</text:p>
          </table:table-cell>
          <table:table-cell table:number-columns-repeated="3"/>
        </table:table-row>
        <table:table-row table:style-name="ro1">
          <table:table-cell office:value-type="string">
            <text:p><text:s text:c="7"/>89</text:p>
          </table:table-cell>
          <table:table-cell office:value-type="float" office:value="1.76314">
            <text:p>1,76314</text:p>
          </table:table-cell>
          <table:table-cell office:value-type="float" office:value="0.000508357147179992">
            <text:p>0,0005083571</text:p>
          </table:table-cell>
          <table:table-cell table:number-columns-repeated="3"/>
        </table:table-row>
        <table:table-row table:style-name="ro1">
          <table:table-cell office:value-type="string">
            <text:p><text:s text:c="7"/>90</text:p>
          </table:table-cell>
          <table:table-cell office:value-type="float" office:value="1.78462">
            <text:p>1,78462</text:p>
          </table:table-cell>
          <table:table-cell office:value-type="float" office:value="0.000493762594362299">
            <text:p>0,0004937626</text:p>
          </table:table-cell>
          <table:table-cell table:number-columns-repeated="3"/>
        </table:table-row>
        <table:table-row table:style-name="ro1">
          <table:table-cell office:value-type="string">
            <text:p><text:s text:c="7"/>91</text:p>
          </table:table-cell>
          <table:table-cell office:value-type="float" office:value="1.80524">
            <text:p>1,80524</text:p>
          </table:table-cell>
          <table:table-cell office:value-type="float" office:value="0.000533751207480076">
            <text:p>0,0005337512</text:p>
          </table:table-cell>
          <table:table-cell table:number-columns-repeated="3"/>
        </table:table-row>
        <table:table-row table:style-name="ro1">
          <table:table-cell office:value-type="string">
            <text:p><text:s text:c="7"/>92</text:p>
          </table:table-cell>
          <table:table-cell office:value-type="float" office:value="1.825">
            <text:p>1,825</text:p>
          </table:table-cell>
          <table:table-cell office:value-type="float" office:value="0.000481523651204448">
            <text:p>0,0004815237</text:p>
          </table:table-cell>
          <table:table-cell table:number-columns-repeated="3"/>
        </table:table-row>
        <table:table-row table:style-name="ro1">
          <table:table-cell office:value-type="string">
            <text:p><text:s text:c="7"/>93</text:p>
          </table:table-cell>
          <table:table-cell office:value-type="float" office:value="1.84609">
            <text:p>1,84609</text:p>
          </table:table-cell>
          <table:table-cell office:value-type="float" office:value="0.000547511778520047">
            <text:p>0,0005475118</text:p>
          </table:table-cell>
          <table:table-cell table:number-columns-repeated="3"/>
        </table:table-row>
        <table:table-row table:style-name="ro1">
          <table:table-cell office:value-type="string">
            <text:p><text:s text:c="7"/>94</text:p>
          </table:table-cell>
          <table:table-cell office:value-type="float" office:value="1.86736">
            <text:p>1,86736</text:p>
          </table:table-cell>
          <table:table-cell office:value-type="float" office:value="0.00046979098497995">
            <text:p>0,000469791</text:p>
          </table:table-cell>
          <table:table-cell table:number-columns-repeated="3"/>
        </table:table-row>
        <table:table-row table:style-name="ro1">
          <table:table-cell office:value-type="string">
            <text:p><text:s text:c="7"/>95</text:p>
          </table:table-cell>
          <table:table-cell office:value-type="float" office:value="1.88707">
            <text:p>1,88707</text:p>
          </table:table-cell>
          <table:table-cell office:value-type="float" office:value="0.000464982802090698">
            <text:p>0,0004649828</text:p>
          </table:table-cell>
          <table:table-cell table:number-columns-repeated="3"/>
        </table:table-row>
        <table:table-row table:style-name="ro1">
          <table:table-cell office:value-type="string">
            <text:p><text:s text:c="7"/>96</text:p>
          </table:table-cell>
          <table:table-cell office:value-type="float" office:value="1.90898">
            <text:p>1,90898</text:p>
          </table:table-cell>
          <table:table-cell office:value-type="float" office:value="0.000455968565548312">
            <text:p>0,0004559686</text:p>
          </table:table-cell>
          <table:table-cell table:number-columns-repeated="3"/>
        </table:table-row>
        <table:table-row table:style-name="ro1">
          <table:table-cell office:value-type="string">
            <text:p><text:s text:c="7"/>97</text:p>
          </table:table-cell>
          <table:table-cell office:value-type="float" office:value="1.92915">
            <text:p>1,92915</text:p>
          </table:table-cell>
          <table:table-cell office:value-type="float" office:value="0.000479959947125277">
            <text:p>0,0004799599</text:p>
          </table:table-cell>
          <table:table-cell table:number-columns-repeated="3"/>
        </table:table-row>
        <table:table-row table:style-name="ro1">
          <table:table-cell office:value-type="string">
            <text:p><text:s text:c="7"/>98</text:p>
          </table:table-cell>
          <table:table-cell office:value-type="float" office:value="1.94956">
            <text:p>1,94956</text:p>
          </table:table-cell>
          <table:table-cell office:value-type="float" office:value="0.000455701717590867">
            <text:p>0,0004557017</text:p>
          </table:table-cell>
          <table:table-cell table:number-columns-repeated="3"/>
        </table:table-row>
        <table:table-row table:style-name="ro1">
          <table:table-cell office:value-type="string">
            <text:p><text:s text:c="7"/>99</text:p>
          </table:table-cell>
          <table:table-cell office:value-type="float" office:value="1.96938">
            <text:p>1,96938</text:p>
          </table:table-cell>
          <table:table-cell office:value-type="float" office:value="0.000434415899338615">
            <text:p>0,0004344159</text:p>
          </table:table-cell>
          <table:table-cell table:number-columns-repeated="3"/>
        </table:table-row>
        <table:table-row table:style-name="ro1">
          <table:table-cell office:value-type="string">
            <text:p><text:s text:c="6"/>100</text:p>
          </table:table-cell>
          <table:table-cell office:value-type="float" office:value="1.98904">
            <text:p>1,98904</text:p>
          </table:table-cell>
          <table:table-cell office:value-type="float" office:value="0.000432277519938793">
            <text:p>0,0004322775</text:p>
          </table:table-cell>
          <table:table-cell table:number-columns-repeated="3"/>
        </table:table-row>
        <table:table-row table:style-name="ro1">
          <table:table-cell office:value-type="string">
            <text:p><text:s text:c="6"/>101</text:p>
          </table:table-cell>
          <table:table-cell office:value-type="float" office:value="2.00876">
            <text:p>2,00876</text:p>
          </table:table-cell>
          <table:table-cell office:value-type="float" office:value="0.000433263304886643">
            <text:p>0,0004332633</text:p>
          </table:table-cell>
          <table:table-cell table:number-columns-repeated="3"/>
        </table:table-row>
        <table:table-row table:style-name="ro1">
          <table:table-cell office:value-type="string">
            <text:p><text:s text:c="6"/>102</text:p>
          </table:table-cell>
          <table:table-cell office:value-type="float" office:value="2.02826">
            <text:p>2,02826</text:p>
          </table:table-cell>
          <table:table-cell office:value-type="float" office:value="0.000418107287026246">
            <text:p>0,0004181073</text:p>
          </table:table-cell>
          <table:table-cell table:number-columns-repeated="3"/>
        </table:table-row>
        <table:table-row table:style-name="ro1">
          <table:table-cell office:value-type="string">
            <text:p><text:s text:c="6"/>103</text:p>
          </table:table-cell>
          <table:table-cell office:value-type="float" office:value="2.04795">
            <text:p>2,04795</text:p>
          </table:table-cell>
          <table:table-cell office:value-type="float" office:value="0.00040466171346487">
            <text:p>0,0004046617</text:p>
          </table:table-cell>
          <table:table-cell table:number-columns-repeated="3"/>
        </table:table-row>
        <table:table-row table:style-name="ro1">
          <table:table-cell office:value-type="string">
            <text:p><text:s text:c="6"/>104</text:p>
          </table:table-cell>
          <table:table-cell office:value-type="float" office:value="2.06771">
            <text:p>2,06771</text:p>
          </table:table-cell>
          <table:table-cell office:value-type="float" office:value="0.000402961384690938">
            <text:p>0,0004029614</text:p>
          </table:table-cell>
          <table:table-cell table:number-columns-repeated="3"/>
        </table:table-row>
        <table:table-row table:style-name="ro1">
          <table:table-cell office:value-type="string">
            <text:p><text:s text:c="6"/>105</text:p>
          </table:table-cell>
          <table:table-cell office:value-type="float" office:value="2.08734">
            <text:p>2,08734</text:p>
          </table:table-cell>
          <table:table-cell office:value-type="float" office:value="0.000410762985628209">
            <text:p>0,000410763</text:p>
          </table:table-cell>
          <table:table-cell table:number-columns-repeated="3"/>
        </table:table-row>
        <table:table-row table:style-name="ro1">
          <table:table-cell office:value-type="string">
            <text:p><text:s text:c="6"/>106</text:p>
          </table:table-cell>
          <table:table-cell office:value-type="float" office:value="2.10682">
            <text:p>2,10682</text:p>
          </table:table-cell>
          <table:table-cell office:value-type="float" office:value="0.000401997691264091">
            <text:p>0,0004019977</text:p>
          </table:table-cell>
          <table:table-cell table:number-columns-repeated="3"/>
        </table:table-row>
        <table:table-row table:style-name="ro1">
          <table:table-cell office:value-type="string">
            <text:p><text:s text:c="6"/>107</text:p>
          </table:table-cell>
          <table:table-cell office:value-type="float" office:value="2.12644">
            <text:p>2,12644</text:p>
          </table:table-cell>
          <table:table-cell office:value-type="float" office:value="0.000401151475447859">
            <text:p>0,0004011515</text:p>
          </table:table-cell>
          <table:table-cell table:number-columns-repeated="3"/>
        </table:table-row>
        <table:table-row table:style-name="ro1">
          <table:table-cell office:value-type="string">
            <text:p><text:s text:c="6"/>108</text:p>
          </table:table-cell>
          <table:table-cell office:value-type="float" office:value="2.14597">
            <text:p>2,14597</text:p>
          </table:table-cell>
          <table:table-cell office:value-type="float" office:value="0.00038027727054694">
            <text:p>0,0003802773</text:p>
          </table:table-cell>
          <table:table-cell table:number-columns-repeated="3"/>
        </table:table-row>
        <table:table-row table:style-name="ro1">
          <table:table-cell office:value-type="string">
            <text:p><text:s text:c="6"/>109</text:p>
          </table:table-cell>
          <table:table-cell office:value-type="float" office:value="2.16573">
            <text:p>2,16573</text:p>
          </table:table-cell>
          <table:table-cell office:value-type="float" office:value="0.000396367808332217">
            <text:p>0,0003963678</text:p>
          </table:table-cell>
          <table:table-cell table:number-columns-repeated="3"/>
        </table:table-row>
        <table:table-row table:style-name="ro1">
          <table:table-cell office:value-type="string">
            <text:p><text:s text:c="6"/>110</text:p>
          </table:table-cell>
          <table:table-cell office:value-type="float" office:value="2.18537">
            <text:p>2,18537</text:p>
          </table:table-cell>
          <table:table-cell office:value-type="float" office:value="0.000442996898910422">
            <text:p>0,0004429969</text:p>
          </table:table-cell>
          <table:table-cell table:number-columns-repeated="3"/>
        </table:table-row>
        <table:table-row table:style-name="ro1">
          <table:table-cell office:value-type="string">
            <text:p><text:s text:c="6"/>111</text:p>
          </table:table-cell>
          <table:table-cell office:value-type="float" office:value="2.20546">
            <text:p>2,20546</text:p>
          </table:table-cell>
          <table:table-cell office:value-type="float" office:value="0.000396172875636361">
            <text:p>0,0003961729</text:p>
          </table:table-cell>
          <table:table-cell table:number-columns-repeated="3"/>
        </table:table-row>
        <table:table-row table:style-name="ro1">
          <table:table-cell office:value-type="string">
            <text:p><text:s text:c="6"/>112</text:p>
          </table:table-cell>
          <table:table-cell office:value-type="float" office:value="2.22569">
            <text:p>2,22569</text:p>
          </table:table-cell>
          <table:table-cell office:value-type="float" office:value="0.000375514943707264">
            <text:p>0,0003755149</text:p>
          </table:table-cell>
          <table:table-cell table:number-columns-repeated="3"/>
        </table:table-row>
        <table:table-row table:style-name="ro1">
          <table:table-cell office:value-type="string">
            <text:p><text:s text:c="6"/>113</text:p>
          </table:table-cell>
          <table:table-cell office:value-type="float" office:value="2.24578">
            <text:p>2,24578</text:p>
          </table:table-cell>
          <table:table-cell office:value-type="float" office:value="0.000384360615389359">
            <text:p>0,0003843606</text:p>
          </table:table-cell>
          <table:table-cell table:number-columns-repeated="3"/>
        </table:table-row>
        <table:table-row table:style-name="ro1">
          <table:table-cell office:value-type="string">
            <text:p><text:s text:c="6"/>114</text:p>
          </table:table-cell>
          <table:table-cell office:value-type="float" office:value="2.26563">
            <text:p>2,26563</text:p>
          </table:table-cell>
          <table:table-cell office:value-type="float" office:value="0.000359526397076562">
            <text:p>0,0003595264</text:p>
          </table:table-cell>
          <table:table-cell table:number-columns-repeated="3"/>
        </table:table-row>
        <table:table-row table:style-name="ro1">
          <table:table-cell office:value-type="string">
            <text:p><text:s text:c="6"/>115</text:p>
          </table:table-cell>
          <table:table-cell office:value-type="float" office:value="2.28547">
            <text:p>2,28547</text:p>
          </table:table-cell>
          <table:table-cell office:value-type="float" office:value="0.00036760819832199">
            <text:p>0,0003676082</text:p>
          </table:table-cell>
          <table:table-cell table:number-columns-repeated="3"/>
        </table:table-row>
        <table:table-row table:style-name="ro1">
          <table:table-cell office:value-type="string">
            <text:p><text:s text:c="6"/>116</text:p>
          </table:table-cell>
          <table:table-cell office:value-type="float" office:value="2.30526">
            <text:p>2,30526</text:p>
          </table:table-cell>
          <table:table-cell office:value-type="float" office:value="0.000359649076981166">
            <text:p>0,0003596491</text:p>
          </table:table-cell>
          <table:table-cell table:number-columns-repeated="3"/>
        </table:table-row>
        <table:table-row table:style-name="ro1">
          <table:table-cell office:value-type="string">
            <text:p><text:s text:c="6"/>117</text:p>
          </table:table-cell>
          <table:table-cell office:value-type="float" office:value="2.32587">
            <text:p>2,32587</text:p>
          </table:table-cell>
          <table:table-cell office:value-type="float" office:value="0.000370487495482377">
            <text:p>0,0003704875</text:p>
          </table:table-cell>
          <table:table-cell table:number-columns-repeated="3"/>
        </table:table-row>
        <table:table-row table:style-name="ro1">
          <table:table-cell office:value-type="string">
            <text:p><text:s text:c="6"/>118</text:p>
          </table:table-cell>
          <table:table-cell office:value-type="float" office:value="2.3462">
            <text:p>2,3462</text:p>
          </table:table-cell>
          <table:table-cell office:value-type="float" office:value="0.000368446702969282">
            <text:p>0,0003684467</text:p>
          </table:table-cell>
          <table:table-cell table:number-columns-repeated="3"/>
        </table:table-row>
        <table:table-row table:style-name="ro1">
          <table:table-cell office:value-type="string">
            <text:p><text:s text:c="6"/>119</text:p>
          </table:table-cell>
          <table:table-cell office:value-type="float" office:value="2.36612">
            <text:p>2,36612</text:p>
          </table:table-cell>
          <table:table-cell office:value-type="float" office:value="0.000371766730386711">
            <text:p>0,0003717667</text:p>
          </table:table-cell>
          <table:table-cell table:number-columns-repeated="3"/>
        </table:table-row>
        <table:table-row table:style-name="ro1">
          <table:table-cell office:value-type="string">
            <text:p><text:s text:c="6"/>120</text:p>
          </table:table-cell>
          <table:table-cell office:value-type="float" office:value="2.38611">
            <text:p>2,38611</text:p>
          </table:table-cell>
          <table:table-cell office:value-type="float" office:value="0.00036371804764422">
            <text:p>0,000363718</text:p>
          </table:table-cell>
          <table:table-cell table:number-columns-repeated="3"/>
        </table:table-row>
        <table:table-row table:style-name="ro1">
          <table:table-cell office:value-type="string">
            <text:p><text:s text:c="6"/>121</text:p>
          </table:table-cell>
          <table:table-cell office:value-type="float" office:value="2.40609">
            <text:p>2,40609</text:p>
          </table:table-cell>
          <table:table-cell office:value-type="float" office:value="0.000352730679132614">
            <text:p>0,0003527307</text:p>
          </table:table-cell>
          <table:table-cell table:number-columns-repeated="3"/>
        </table:table-row>
        <table:table-row table:style-name="ro1">
          <table:table-cell office:value-type="string">
            <text:p><text:s text:c="6"/>122</text:p>
          </table:table-cell>
          <table:table-cell office:value-type="float" office:value="2.42607">
            <text:p>2,42607</text:p>
          </table:table-cell>
          <table:table-cell office:value-type="float" office:value="0.000337372627139092">
            <text:p>0,0003373726</text:p>
          </table:table-cell>
          <table:table-cell table:number-columns-repeated="3"/>
        </table:table-row>
        <table:table-row table:style-name="ro1">
          <table:table-cell office:value-type="string">
            <text:p><text:s text:c="6"/>123</text:p>
          </table:table-cell>
          <table:table-cell office:value-type="float" office:value="2.44564">
            <text:p>2,44564</text:p>
          </table:table-cell>
          <table:table-cell office:value-type="float" office:value="0.000365669848516657">
            <text:p>0,0003656698</text:p>
          </table:table-cell>
          <table:table-cell table:number-columns-repeated="3"/>
        </table:table-row>
        <table:table-row table:style-name="ro1">
          <table:table-cell office:value-type="string">
            <text:p><text:s text:c="6"/>124</text:p>
          </table:table-cell>
          <table:table-cell office:value-type="float" office:value="2.46536">
            <text:p>2,46536</text:p>
          </table:table-cell>
          <table:table-cell office:value-type="float" office:value="0.000347217480174273">
            <text:p>0,0003472175</text:p>
          </table:table-cell>
          <table:table-cell table:number-columns-repeated="3"/>
        </table:table-row>
        <table:table-row table:style-name="ro1">
          <table:table-cell office:value-type="string">
            <text:p><text:s text:c="6"/>125</text:p>
          </table:table-cell>
          <table:table-cell office:value-type="float" office:value="2.48506">
            <text:p>2,48506</text:p>
          </table:table-cell>
          <table:table-cell office:value-type="float" office:value="0.000358725290255173">
            <text:p>0,0003587253</text:p>
          </table:table-cell>
          <table:table-cell table:number-columns-repeated="3"/>
        </table:table-row>
        <table:table-row table:style-name="ro1">
          <table:table-cell office:value-type="string">
            <text:p><text:s text:c="6"/>126</text:p>
          </table:table-cell>
          <table:table-cell office:value-type="float" office:value="2.50466">
            <text:p>2,50466</text:p>
          </table:table-cell>
          <table:table-cell office:value-type="float" office:value="0.000359669186419073">
            <text:p>0,0003596692</text:p>
          </table:table-cell>
          <table:table-cell table:number-columns-repeated="3"/>
        </table:table-row>
        <table:table-row table:style-name="ro1">
          <table:table-cell office:value-type="string">
            <text:p><text:s text:c="6"/>127</text:p>
          </table:table-cell>
          <table:table-cell office:value-type="float" office:value="2.52426">
            <text:p>2,52426</text:p>
          </table:table-cell>
          <table:table-cell office:value-type="float" office:value="0.000339808557222204">
            <text:p>0,0003398086</text:p>
          </table:table-cell>
          <table:table-cell table:number-columns-repeated="3"/>
        </table:table-row>
        <table:table-row table:style-name="ro1">
          <table:table-cell office:value-type="string">
            <text:p><text:s text:c="6"/>128</text:p>
          </table:table-cell>
          <table:table-cell office:value-type="float" office:value="2.54372">
            <text:p>2,54372</text:p>
          </table:table-cell>
          <table:table-cell office:value-type="float" office:value="0.00032994534025284">
            <text:p>0,0003299453</text:p>
          </table:table-cell>
          <table:table-cell table:number-columns-repeated="3"/>
        </table:table-row>
        <table:table-row table:style-name="ro1">
          <table:table-cell office:value-type="string">
            <text:p><text:s text:c="6"/>129</text:p>
          </table:table-cell>
          <table:table-cell office:value-type="float" office:value="2.56348">
            <text:p>2,56348</text:p>
          </table:table-cell>
          <table:table-cell office:value-type="float" office:value="0.000333128024092646">
            <text:p>0,000333128</text:p>
          </table:table-cell>
          <table:table-cell table:number-columns-repeated="3"/>
        </table:table-row>
        <table:table-row table:style-name="ro1">
          <table:table-cell office:value-type="string">
            <text:p><text:s text:c="6"/>130</text:p>
          </table:table-cell>
          <table:table-cell office:value-type="float" office:value="2.58302">
            <text:p>2,58302</text:p>
          </table:table-cell>
          <table:table-cell office:value-type="float" office:value="0.000339292855094931">
            <text:p>0,0003392929</text:p>
          </table:table-cell>
          <table:table-cell table:number-columns-repeated="3"/>
        </table:table-row>
        <table:table-row table:style-name="ro1">
          <table:table-cell office:value-type="string">
            <text:p><text:s text:c="6"/>131</text:p>
          </table:table-cell>
          <table:table-cell office:value-type="float" office:value="2.60285">
            <text:p>2,60285</text:p>
          </table:table-cell>
          <table:table-cell office:value-type="float" office:value="0.000323339023149863">
            <text:p>0,000323339</text:p>
          </table:table-cell>
          <table:table-cell table:number-columns-repeated="3"/>
        </table:table-row>
        <table:table-row table:style-name="ro1">
          <table:table-cell office:value-type="string">
            <text:p><text:s text:c="6"/>132</text:p>
          </table:table-cell>
          <table:table-cell office:value-type="float" office:value="2.62263">
            <text:p>2,62263</text:p>
          </table:table-cell>
          <table:table-cell office:value-type="float" office:value="0.000337627000478419">
            <text:p>0,000337627</text:p>
          </table:table-cell>
          <table:table-cell table:number-columns-repeated="3"/>
        </table:table-row>
        <table:table-row table:style-name="ro1">
          <table:table-cell office:value-type="string">
            <text:p><text:s text:c="6"/>133</text:p>
          </table:table-cell>
          <table:table-cell office:value-type="float" office:value="2.64237">
            <text:p>2,64237</text:p>
          </table:table-cell>
          <table:table-cell office:value-type="float" office:value="0.000306127066864418">
            <text:p>0,0003061271</text:p>
          </table:table-cell>
          <table:table-cell table:number-columns-repeated="3"/>
        </table:table-row>
        <table:table-row table:style-name="ro1">
          <table:table-cell office:value-type="string">
            <text:p><text:s text:c="6"/>134</text:p>
          </table:table-cell>
          <table:table-cell office:value-type="float" office:value="2.66207">
            <text:p>2,66207</text:p>
          </table:table-cell>
          <table:table-cell office:value-type="float" office:value="0.000321254019518805">
            <text:p>0,000321254</text:p>
          </table:table-cell>
          <table:table-cell table:number-columns-repeated="3"/>
        </table:table-row>
        <table:table-row table:style-name="ro1">
          <table:table-cell office:value-type="string">
            <text:p><text:s text:c="6"/>135</text:p>
          </table:table-cell>
          <table:table-cell office:value-type="float" office:value="2.68181">
            <text:p>2,68181</text:p>
          </table:table-cell>
          <table:table-cell office:value-type="float" office:value="0.000300399102297568">
            <text:p>0,0003003991</text:p>
          </table:table-cell>
          <table:table-cell table:number-columns-repeated="3"/>
        </table:table-row>
        <table:table-row table:style-name="ro1">
          <table:table-cell office:value-type="string">
            <text:p><text:s text:c="6"/>136</text:p>
          </table:table-cell>
          <table:table-cell office:value-type="float" office:value="2.70145">
            <text:p>2,70145</text:p>
          </table:table-cell>
          <table:table-cell office:value-type="float" office:value="0.0002904837111079">
            <text:p>0,0002904837</text:p>
          </table:table-cell>
          <table:table-cell table:number-columns-repeated="3"/>
        </table:table-row>
        <table:table-row table:style-name="ro1">
          <table:table-cell office:value-type="string">
            <text:p><text:s text:c="6"/>137</text:p>
          </table:table-cell>
          <table:table-cell office:value-type="float" office:value="2.72135">
            <text:p>2,72135</text:p>
          </table:table-cell>
          <table:table-cell office:value-type="float" office:value="0.000295886925636788">
            <text:p>0,0002958869</text:p>
          </table:table-cell>
          <table:table-cell table:number-columns-repeated="3"/>
        </table:table-row>
        <table:table-row table:style-name="ro1">
          <table:table-cell office:value-type="string">
            <text:p><text:s text:c="6"/>138</text:p>
          </table:table-cell>
          <table:table-cell office:value-type="float" office:value="2.74159">
            <text:p>2,74159</text:p>
          </table:table-cell>
          <table:table-cell office:value-type="float" office:value="0.000287976974384023">
            <text:p>0,000287977</text:p>
          </table:table-cell>
          <table:table-cell table:number-columns-repeated="3"/>
        </table:table-row>
        <table:table-row table:style-name="ro1">
          <table:table-cell office:value-type="string">
            <text:p><text:s text:c="6"/>139</text:p>
          </table:table-cell>
          <table:table-cell office:value-type="float" office:value="2.7618">
            <text:p>2,7618</text:p>
          </table:table-cell>
          <table:table-cell office:value-type="float" office:value="0.000280678229830204">
            <text:p>0,0002806782</text:p>
          </table:table-cell>
          <table:table-cell table:number-columns-repeated="3"/>
        </table:table-row>
        <table:table-row table:style-name="ro1">
          <table:table-cell office:value-type="string">
            <text:p><text:s text:c="6"/>140</text:p>
          </table:table-cell>
          <table:table-cell office:value-type="float" office:value="2.7814">
            <text:p>2,7814</text:p>
          </table:table-cell>
          <table:table-cell office:value-type="float" office:value="0.000297317172123794">
            <text:p>0,0002973172</text:p>
          </table:table-cell>
          <table:table-cell table:number-columns-repeated="3"/>
        </table:table-row>
        <table:table-row table:style-name="ro1">
          <table:table-cell office:value-type="string">
            <text:p><text:s text:c="6"/>141</text:p>
          </table:table-cell>
          <table:table-cell office:value-type="float" office:value="2.80121">
            <text:p>2,80121</text:p>
          </table:table-cell>
          <table:table-cell office:value-type="float" office:value="0.000274922052229043">
            <text:p>0,0002749221</text:p>
          </table:table-cell>
          <table:table-cell table:number-columns-repeated="3"/>
        </table:table-row>
        <table:table-row table:style-name="ro1">
          <table:table-cell office:value-type="string">
            <text:p><text:s text:c="6"/>142</text:p>
          </table:table-cell>
          <table:table-cell office:value-type="float" office:value="2.82135">
            <text:p>2,82135</text:p>
          </table:table-cell>
          <table:table-cell office:value-type="float" office:value="0.000276133802619469">
            <text:p>0,0002761338</text:p>
          </table:table-cell>
          <table:table-cell table:number-columns-repeated="3"/>
        </table:table-row>
        <table:table-row table:style-name="ro1">
          <table:table-cell office:value-type="string">
            <text:p><text:s text:c="6"/>143</text:p>
          </table:table-cell>
          <table:table-cell office:value-type="float" office:value="2.84127">
            <text:p>2,84127</text:p>
          </table:table-cell>
          <table:table-cell office:value-type="float" office:value="0.00028044242867729">
            <text:p>0,0002804424</text:p>
          </table:table-cell>
          <table:table-cell table:number-columns-repeated="3"/>
        </table:table-row>
        <table:table-row table:style-name="ro1">
          <table:table-cell office:value-type="string">
            <text:p><text:s text:c="6"/>144</text:p>
          </table:table-cell>
          <table:table-cell office:value-type="float" office:value="2.8622">
            <text:p>2,8622</text:p>
          </table:table-cell>
          <table:table-cell office:value-type="float" office:value="0.000270728018866731">
            <text:p>0,000270728</text:p>
          </table:table-cell>
          <table:table-cell table:number-columns-repeated="3"/>
        </table:table-row>
        <table:table-row table:style-name="ro1">
          <table:table-cell office:value-type="string">
            <text:p><text:s text:c="6"/>145</text:p>
          </table:table-cell>
          <table:table-cell office:value-type="float" office:value="2.88213">
            <text:p>2,88213</text:p>
          </table:table-cell>
          <table:table-cell office:value-type="float" office:value="0.000269799279862682">
            <text:p>0,0002697993</text:p>
          </table:table-cell>
          <table:table-cell table:number-columns-repeated="3"/>
        </table:table-row>
        <table:table-row table:style-name="ro1">
          <table:table-cell office:value-type="string">
            <text:p><text:s text:c="6"/>146</text:p>
          </table:table-cell>
          <table:table-cell office:value-type="float" office:value="2.90222">
            <text:p>2,90222</text:p>
          </table:table-cell>
          <table:table-cell office:value-type="float" office:value="0.000276649273038829">
            <text:p>0,0002766493</text:p>
          </table:table-cell>
          <table:table-cell table:number-columns-repeated="3"/>
        </table:table-row>
        <table:table-row table:style-name="ro1">
          <table:table-cell office:value-type="string">
            <text:p><text:s text:c="6"/>147</text:p>
          </table:table-cell>
          <table:table-cell office:value-type="float" office:value="2.92225">
            <text:p>2,92225</text:p>
          </table:table-cell>
          <table:table-cell office:value-type="float" office:value="0.000264947931032107">
            <text:p>0,0002649479</text:p>
          </table:table-cell>
          <table:table-cell table:number-columns-repeated="3"/>
        </table:table-row>
        <table:table-row table:style-name="ro1">
          <table:table-cell office:value-type="string">
            <text:p><text:s text:c="6"/>148</text:p>
          </table:table-cell>
          <table:table-cell office:value-type="float" office:value="2.94201">
            <text:p>2,94201</text:p>
          </table:table-cell>
          <table:table-cell office:value-type="float" office:value="0.000262908119379284">
            <text:p>0,0002629081</text:p>
          </table:table-cell>
          <table:table-cell table:number-columns-repeated="3"/>
        </table:table-row>
        <table:table-row table:style-name="ro1">
          <table:table-cell office:value-type="string">
            <text:p><text:s text:c="6"/>149</text:p>
          </table:table-cell>
          <table:table-cell office:value-type="float" office:value="2.96183">
            <text:p>2,96183</text:p>
          </table:table-cell>
          <table:table-cell office:value-type="float" office:value="0.000263779642129145">
            <text:p>0,0002637796</text:p>
          </table:table-cell>
          <table:table-cell table:number-columns-repeated="3"/>
        </table:table-row>
        <table:table-row table:style-name="ro1">
          <table:table-cell office:value-type="string">
            <text:p><text:s text:c="6"/>150</text:p>
          </table:table-cell>
          <table:table-cell office:value-type="float" office:value="2.98112">
            <text:p>2,98112</text:p>
          </table:table-cell>
          <table:table-cell office:value-type="float" office:value="0.000262022233043658">
            <text:p>0,0002620222</text:p>
          </table:table-cell>
          <table:table-cell table:number-columns-repeated="3"/>
        </table:table-row>
        <table:table-row table:style-name="ro1">
          <table:table-cell office:value-type="string">
            <text:p><text:s text:c="6"/>151</text:p>
          </table:table-cell>
          <table:table-cell office:value-type="float" office:value="3.00073">
            <text:p>3,00073</text:p>
          </table:table-cell>
          <table:table-cell office:value-type="float" office:value="0.000256532061872134">
            <text:p>0,0002565321</text:p>
          </table:table-cell>
          <table:table-cell table:number-columns-repeated="3"/>
        </table:table-row>
        <table:table-row table:style-name="ro1">
          <table:table-cell office:value-type="string">
            <text:p><text:s text:c="6"/>152</text:p>
          </table:table-cell>
          <table:table-cell office:value-type="float" office:value="3.02015">
            <text:p>3,02015</text:p>
          </table:table-cell>
          <table:table-cell office:value-type="float" office:value="0.000251977993972133">
            <text:p>0,000251978</text:p>
          </table:table-cell>
          <table:table-cell table:number-columns-repeated="3"/>
        </table:table-row>
        <table:table-row table:style-name="ro1">
          <table:table-cell office:value-type="string">
            <text:p><text:s text:c="6"/>153</text:p>
          </table:table-cell>
          <table:table-cell office:value-type="float" office:value="3.04001">
            <text:p>3,04001</text:p>
          </table:table-cell>
          <table:table-cell office:value-type="float" office:value="0.000249552220285919">
            <text:p>0,0002495522</text:p>
          </table:table-cell>
          <table:table-cell table:number-columns-repeated="3"/>
        </table:table-row>
        <table:table-row table:style-name="ro1">
          <table:table-cell office:value-type="string">
            <text:p><text:s text:c="6"/>154</text:p>
          </table:table-cell>
          <table:table-cell office:value-type="float" office:value="3.05976">
            <text:p>3,05976</text:p>
          </table:table-cell>
          <table:table-cell office:value-type="float" office:value="0.000247042066462262">
            <text:p>0,0002470421</text:p>
          </table:table-cell>
          <table:table-cell table:number-columns-repeated="3"/>
        </table:table-row>
        <table:table-row table:style-name="ro1">
          <table:table-cell office:value-type="string">
            <text:p><text:s text:c="6"/>155</text:p>
          </table:table-cell>
          <table:table-cell office:value-type="float" office:value="3.07936">
            <text:p>3,07936</text:p>
          </table:table-cell>
          <table:table-cell office:value-type="float" office:value="0.000248779847016107">
            <text:p>0,0002487798</text:p>
          </table:table-cell>
          <table:table-cell table:number-columns-repeated="3"/>
        </table:table-row>
        <table:table-row table:style-name="ro1">
          <table:table-cell office:value-type="string">
            <text:p><text:s text:c="6"/>156</text:p>
          </table:table-cell>
          <table:table-cell office:value-type="float" office:value="3.09887">
            <text:p>3,09887</text:p>
          </table:table-cell>
          <table:table-cell office:value-type="float" office:value="0.000246093445590191">
            <text:p>0,0002460934</text:p>
          </table:table-cell>
          <table:table-cell table:number-columns-repeated="3"/>
        </table:table-row>
        <table:table-row table:style-name="ro1">
          <table:table-cell office:value-type="string">
            <text:p><text:s text:c="6"/>157</text:p>
          </table:table-cell>
          <table:table-cell office:value-type="float" office:value="3.11848">
            <text:p>3,11848</text:p>
          </table:table-cell>
          <table:table-cell office:value-type="float" office:value="0.000243198339314483">
            <text:p>0,0002431983</text:p>
          </table:table-cell>
          <table:table-cell table:number-columns-repeated="3"/>
        </table:table-row>
        <table:table-row table:style-name="ro1">
          <table:table-cell office:value-type="string">
            <text:p><text:s text:c="6"/>158</text:p>
          </table:table-cell>
          <table:table-cell office:value-type="float" office:value="3.1378">
            <text:p>3,1378</text:p>
          </table:table-cell>
          <table:table-cell office:value-type="float" office:value="0.000240592731305538">
            <text:p>0,0002405927</text:p>
          </table:table-cell>
          <table:table-cell table:number-columns-repeated="3"/>
        </table:table-row>
        <table:table-row table:style-name="ro1">
          <table:table-cell office:value-type="string">
            <text:p><text:s text:c="6"/>159</text:p>
          </table:table-cell>
          <table:table-cell office:value-type="float" office:value="3.15763">
            <text:p>3,15763</text:p>
          </table:table-cell>
          <table:table-cell office:value-type="float" office:value="0.000238214320182495">
            <text:p>0,0002382143</text:p>
          </table:table-cell>
          <table:table-cell table:number-columns-repeated="3"/>
        </table:table-row>
        <table:table-row table:style-name="ro1">
          <table:table-cell office:value-type="string">
            <text:p><text:s text:c="6"/>160</text:p>
          </table:table-cell>
          <table:table-cell office:value-type="float" office:value="3.17793">
            <text:p>3,17793</text:p>
          </table:table-cell>
          <table:table-cell office:value-type="float" office:value="0.000238343174257161">
            <text:p>0,0002383432</text:p>
          </table:table-cell>
          <table:table-cell table:number-columns-repeated="3"/>
        </table:table-row>
        <table:table-row table:style-name="ro1">
          <table:table-cell office:value-type="string">
            <text:p><text:s text:c="6"/>161</text:p>
          </table:table-cell>
          <table:table-cell office:value-type="float" office:value="3.1977">
            <text:p>3,1977</text:p>
          </table:table-cell>
          <table:table-cell office:value-type="float" office:value="0.000274996585725716">
            <text:p>0,0002749966</text:p>
          </table:table-cell>
          <table:table-cell table:number-columns-repeated="3"/>
        </table:table-row>
        <table:table-row table:style-name="ro1">
          <table:table-cell office:value-type="string">
            <text:p><text:s text:c="6"/>162</text:p>
          </table:table-cell>
          <table:table-cell office:value-type="float" office:value="3.21764">
            <text:p>3,21764</text:p>
          </table:table-cell>
          <table:table-cell office:value-type="float" office:value="0.00024354479527773">
            <text:p>0,0002435448</text:p>
          </table:table-cell>
          <table:table-cell table:number-columns-repeated="3"/>
        </table:table-row>
        <table:table-row table:style-name="ro1">
          <table:table-cell office:value-type="string">
            <text:p><text:s text:c="6"/>163</text:p>
          </table:table-cell>
          <table:table-cell office:value-type="float" office:value="3.23737">
            <text:p>3,23737</text:p>
          </table:table-cell>
          <table:table-cell office:value-type="float" office:value="0.000294738160633914">
            <text:p>0,0002947382</text:p>
          </table:table-cell>
          <table:table-cell table:number-columns-repeated="3"/>
        </table:table-row>
        <table:table-row table:style-name="ro1">
          <table:table-cell office:value-type="string">
            <text:p><text:s text:c="6"/>164</text:p>
          </table:table-cell>
          <table:table-cell office:value-type="float" office:value="3.25777">
            <text:p>3,25777</text:p>
          </table:table-cell>
          <table:table-cell office:value-type="float" office:value="0.000237365121078231">
            <text:p>0,0002373651</text:p>
          </table:table-cell>
          <table:table-cell table:number-columns-repeated="3"/>
        </table:table-row>
        <table:table-row table:style-name="ro1">
          <table:table-cell office:value-type="string">
            <text:p><text:s text:c="6"/>165</text:p>
          </table:table-cell>
          <table:table-cell office:value-type="float" office:value="3.27767">
            <text:p>3,27767</text:p>
          </table:table-cell>
          <table:table-cell office:value-type="float" office:value="0.000271085662472387">
            <text:p>0,0002710857</text:p>
          </table:table-cell>
          <table:table-cell table:number-columns-repeated="3"/>
        </table:table-row>
        <table:table-row table:style-name="ro1">
          <table:table-cell office:value-type="string">
            <text:p><text:s text:c="6"/>166</text:p>
          </table:table-cell>
          <table:table-cell office:value-type="float" office:value="3.2972">
            <text:p>3,2972</text:p>
          </table:table-cell>
          <table:table-cell office:value-type="float" office:value="0.000238962313588722">
            <text:p>0,0002389623</text:p>
          </table:table-cell>
          <table:table-cell table:number-columns-repeated="3"/>
        </table:table-row>
        <table:table-row table:style-name="ro1">
          <table:table-cell office:value-type="string">
            <text:p><text:s text:c="6"/>167</text:p>
          </table:table-cell>
          <table:table-cell office:value-type="float" office:value="3.3172">
            <text:p>3,3172</text:p>
          </table:table-cell>
          <table:table-cell office:value-type="float" office:value="0.000232228180162471">
            <text:p>0,0002322282</text:p>
          </table:table-cell>
          <table:table-cell table:number-columns-repeated="3"/>
        </table:table-row>
        <table:table-row table:style-name="ro1">
          <table:table-cell office:value-type="string">
            <text:p><text:s text:c="6"/>168</text:p>
          </table:table-cell>
          <table:table-cell office:value-type="float" office:value="3.33664">
            <text:p>3,33664</text:p>
          </table:table-cell>
          <table:table-cell office:value-type="float" office:value="0.000233280825606224">
            <text:p>0,0002332808</text:p>
          </table:table-cell>
          <table:table-cell table:number-columns-repeated="3"/>
        </table:table-row>
        <table:table-row table:style-name="ro1">
          <table:table-cell office:value-type="string">
            <text:p><text:s text:c="6"/>169</text:p>
          </table:table-cell>
          <table:table-cell office:value-type="float" office:value="3.3564">
            <text:p>3,3564</text:p>
          </table:table-cell>
          <table:table-cell office:value-type="float" office:value="0.000241209801099675">
            <text:p>0,0002412098</text:p>
          </table:table-cell>
          <table:table-cell table:number-columns-repeated="3"/>
        </table:table-row>
        <table:table-row table:style-name="ro1">
          <table:table-cell office:value-type="string">
            <text:p><text:s text:c="6"/>170</text:p>
          </table:table-cell>
          <table:table-cell office:value-type="float" office:value="3.37707">
            <text:p>3,37707</text:p>
          </table:table-cell>
          <table:table-cell office:value-type="float" office:value="0.000234388195702614">
            <text:p>0,0002343882</text:p>
          </table:table-cell>
          <table:table-cell table:number-columns-repeated="3"/>
        </table:table-row>
        <table:table-row table:style-name="ro1">
          <table:table-cell office:value-type="string">
            <text:p><text:s text:c="6"/>171</text:p>
          </table:table-cell>
          <table:table-cell office:value-type="float" office:value="3.39674">
            <text:p>3,39674</text:p>
          </table:table-cell>
          <table:table-cell office:value-type="float" office:value="0.000228566425993951">
            <text:p>0,0002285664</text:p>
          </table:table-cell>
          <table:table-cell table:number-columns-repeated="3"/>
        </table:table-row>
        <table:table-row table:style-name="ro1">
          <table:table-cell office:value-type="string">
            <text:p><text:s text:c="6"/>172</text:p>
          </table:table-cell>
          <table:table-cell office:value-type="float" office:value="3.4164">
            <text:p>3,4164</text:p>
          </table:table-cell>
          <table:table-cell office:value-type="float" office:value="0.000222644899567378">
            <text:p>0,0002226449</text:p>
          </table:table-cell>
          <table:table-cell table:number-columns-repeated="3"/>
        </table:table-row>
        <table:table-row table:style-name="ro1">
          <table:table-cell office:value-type="string">
            <text:p><text:s text:c="6"/>173</text:p>
          </table:table-cell>
          <table:table-cell office:value-type="float" office:value="3.43592">
            <text:p>3,43592</text:p>
          </table:table-cell>
          <table:table-cell office:value-type="float" office:value="0.000217873302440866">
            <text:p>0,0002178733</text:p>
          </table:table-cell>
          <table:table-cell table:number-columns-repeated="3"/>
        </table:table-row>
        <table:table-row table:style-name="ro1">
          <table:table-cell office:value-type="string">
            <text:p><text:s text:c="6"/>174</text:p>
          </table:table-cell>
          <table:table-cell office:value-type="float" office:value="3.45549">
            <text:p>3,45549</text:p>
          </table:table-cell>
          <table:table-cell office:value-type="float" office:value="0.000244005691442566">
            <text:p>0,0002440057</text:p>
          </table:table-cell>
          <table:table-cell table:number-columns-repeated="3"/>
        </table:table-row>
        <table:table-row table:style-name="ro1">
          <table:table-cell office:value-type="string">
            <text:p><text:s text:c="6"/>175</text:p>
          </table:table-cell>
          <table:table-cell office:value-type="float" office:value="3.47503">
            <text:p>3,47503</text:p>
          </table:table-cell>
          <table:table-cell office:value-type="float" office:value="0.000219746734108512">
            <text:p>0,0002197467</text:p>
          </table:table-cell>
          <table:table-cell table:number-columns-repeated="3"/>
        </table:table-row>
        <table:table-row table:style-name="ro1">
          <table:table-cell office:value-type="string">
            <text:p><text:s text:c="6"/>176</text:p>
          </table:table-cell>
          <table:table-cell office:value-type="float" office:value="3.49471">
            <text:p>3,49471</text:p>
          </table:table-cell>
          <table:table-cell office:value-type="float" office:value="0.000222041732097383">
            <text:p>0,0002220417</text:p>
          </table:table-cell>
          <table:table-cell table:number-columns-repeated="3"/>
        </table:table-row>
        <table:table-row table:style-name="ro1">
          <table:table-cell office:value-type="string">
            <text:p><text:s text:c="6"/>177</text:p>
          </table:table-cell>
          <table:table-cell office:value-type="float" office:value="3.51414">
            <text:p>3,51414</text:p>
          </table:table-cell>
          <table:table-cell office:value-type="float" office:value="0.000239246429270038">
            <text:p>0,0002392464</text:p>
          </table:table-cell>
          <table:table-cell table:number-columns-repeated="3"/>
        </table:table-row>
        <table:table-row table:style-name="ro1">
          <table:table-cell office:value-type="string">
            <text:p><text:s text:c="6"/>178</text:p>
          </table:table-cell>
          <table:table-cell office:value-type="float" office:value="3.5338">
            <text:p>3,5338</text:p>
          </table:table-cell>
          <table:table-cell office:value-type="float" office:value="0.000223289258056515">
            <text:p>0,0002232893</text:p>
          </table:table-cell>
          <table:table-cell table:number-columns-repeated="3"/>
        </table:table-row>
        <table:table-row table:style-name="ro1">
          <table:table-cell office:value-type="string">
            <text:p><text:s text:c="6"/>179</text:p>
          </table:table-cell>
          <table:table-cell office:value-type="float" office:value="3.55337">
            <text:p>3,55337</text:p>
          </table:table-cell>
          <table:table-cell office:value-type="float" office:value="0.000209786568667886">
            <text:p>0,0002097866</text:p>
          </table:table-cell>
          <table:table-cell table:number-columns-repeated="3"/>
        </table:table-row>
        <table:table-row table:style-name="ro1">
          <table:table-cell office:value-type="string">
            <text:p><text:s text:c="6"/>180</text:p>
          </table:table-cell>
          <table:table-cell office:value-type="float" office:value="3.57314">
            <text:p>3,57314</text:p>
          </table:table-cell>
          <table:table-cell office:value-type="float" office:value="0.000227601718060143">
            <text:p>0,0002276017</text:p>
          </table:table-cell>
          <table:table-cell table:number-columns-repeated="3"/>
        </table:table-row>
        <table:table-row table:style-name="ro1">
          <table:table-cell office:value-type="string">
            <text:p><text:s text:c="6"/>181</text:p>
          </table:table-cell>
          <table:table-cell office:value-type="float" office:value="3.59271">
            <text:p>3,59271</text:p>
          </table:table-cell>
          <table:table-cell office:value-type="float" office:value="0.000208068279303985">
            <text:p>0,0002080683</text:p>
          </table:table-cell>
          <table:table-cell table:number-columns-repeated="3"/>
        </table:table-row>
        <table:table-row table:style-name="ro1">
          <table:table-cell office:value-type="string">
            <text:p><text:s text:c="6"/>182</text:p>
          </table:table-cell>
          <table:table-cell office:value-type="float" office:value="3.61217">
            <text:p>3,61217</text:p>
          </table:table-cell>
          <table:table-cell office:value-type="float" office:value="0.000202518497749486">
            <text:p>0,0002025185</text:p>
          </table:table-cell>
          <table:table-cell table:number-columns-repeated="3"/>
        </table:table-row>
        <table:table-row table:style-name="ro1">
          <table:table-cell office:value-type="string">
            <text:p><text:s text:c="6"/>183</text:p>
          </table:table-cell>
          <table:table-cell office:value-type="float" office:value="3.63166">
            <text:p>3,63166</text:p>
          </table:table-cell>
          <table:table-cell office:value-type="float" office:value="0.000201074808242117">
            <text:p>0,0002010748</text:p>
          </table:table-cell>
          <table:table-cell table:number-columns-repeated="3"/>
        </table:table-row>
        <table:table-row table:style-name="ro1">
          <table:table-cell office:value-type="string">
            <text:p><text:s text:c="6"/>184</text:p>
          </table:table-cell>
          <table:table-cell office:value-type="float" office:value="3.65139">
            <text:p>3,65139</text:p>
          </table:table-cell>
          <table:table-cell office:value-type="float" office:value="0.000201798705867877">
            <text:p>0,0002017987</text:p>
          </table:table-cell>
          <table:table-cell table:number-columns-repeated="3"/>
        </table:table-row>
        <table:table-row table:style-name="ro1">
          <table:table-cell office:value-type="string">
            <text:p><text:s text:c="6"/>185</text:p>
          </table:table-cell>
          <table:table-cell office:value-type="float" office:value="3.67089">
            <text:p>3,67089</text:p>
          </table:table-cell>
          <table:table-cell office:value-type="float" office:value="0.000197978675595203">
            <text:p>0,0001979787</text:p>
          </table:table-cell>
          <table:table-cell table:number-columns-repeated="3"/>
        </table:table-row>
        <table:table-row table:style-name="ro1">
          <table:table-cell office:value-type="string">
            <text:p><text:s text:c="6"/>186</text:p>
          </table:table-cell>
          <table:table-cell office:value-type="float" office:value="3.69071">
            <text:p>3,69071</text:p>
          </table:table-cell>
          <table:table-cell office:value-type="float" office:value="0.000197821011189801">
            <text:p>0,000197821</text:p>
          </table:table-cell>
          <table:table-cell table:number-columns-repeated="3"/>
        </table:table-row>
        <table:table-row table:style-name="ro1">
          <table:table-cell office:value-type="string">
            <text:p><text:s text:c="6"/>187</text:p>
          </table:table-cell>
          <table:table-cell office:value-type="float" office:value="3.71032">
            <text:p>3,71032</text:p>
          </table:table-cell>
          <table:table-cell office:value-type="float" office:value="0.000195532892521341">
            <text:p>0,0001955329</text:p>
          </table:table-cell>
          <table:table-cell table:number-columns-repeated="3"/>
        </table:table-row>
        <table:table-row table:style-name="ro1">
          <table:table-cell office:value-type="string">
            <text:p><text:s text:c="6"/>188</text:p>
          </table:table-cell>
          <table:table-cell office:value-type="float" office:value="3.72992">
            <text:p>3,72992</text:p>
          </table:table-cell>
          <table:table-cell office:value-type="float" office:value="0.000202442207502893">
            <text:p>0,0002024422</text:p>
          </table:table-cell>
          <table:table-cell table:number-columns-repeated="3"/>
        </table:table-row>
        <table:table-row table:style-name="ro1">
          <table:table-cell office:value-type="string">
            <text:p><text:s text:c="6"/>189</text:p>
          </table:table-cell>
          <table:table-cell office:value-type="float" office:value="3.74957">
            <text:p>3,74957</text:p>
          </table:table-cell>
          <table:table-cell office:value-type="float" office:value="0.000200750624895104">
            <text:p>0,0002007506</text:p>
          </table:table-cell>
          <table:table-cell table:number-columns-repeated="3"/>
        </table:table-row>
        <table:table-row table:style-name="ro1">
          <table:table-cell office:value-type="string">
            <text:p><text:s text:c="6"/>190</text:p>
          </table:table-cell>
          <table:table-cell office:value-type="float" office:value="3.76937">
            <text:p>3,76937</text:p>
          </table:table-cell>
          <table:table-cell office:value-type="float" office:value="0.00019329523947921">
            <text:p>0,0001932952</text:p>
          </table:table-cell>
          <table:table-cell table:number-columns-repeated="3"/>
        </table:table-row>
        <table:table-row table:style-name="ro1">
          <table:table-cell office:value-type="string">
            <text:p><text:s text:c="6"/>191</text:p>
          </table:table-cell>
          <table:table-cell office:value-type="float" office:value="3.78927">
            <text:p>3,78927</text:p>
          </table:table-cell>
          <table:table-cell office:value-type="float" office:value="0.000194366452403184">
            <text:p>0,0001943665</text:p>
          </table:table-cell>
          <table:table-cell table:number-columns-repeated="3"/>
        </table:table-row>
        <table:table-row table:style-name="ro1">
          <table:table-cell office:value-type="string">
            <text:p><text:s text:c="6"/>192</text:p>
          </table:table-cell>
          <table:table-cell office:value-type="float" office:value="3.80951">
            <text:p>3,80951</text:p>
          </table:table-cell>
          <table:table-cell office:value-type="float" office:value="0.000194197471312046">
            <text:p>0,0001941975</text:p>
          </table:table-cell>
          <table:table-cell table:number-columns-repeated="3"/>
        </table:table-row>
        <table:table-row table:style-name="ro1">
          <table:table-cell office:value-type="string">
            <text:p><text:s text:c="6"/>193</text:p>
          </table:table-cell>
          <table:table-cell office:value-type="float" office:value="3.82928">
            <text:p>3,82928</text:p>
          </table:table-cell>
          <table:table-cell office:value-type="float" office:value="0.000185619278094403">
            <text:p>0,0001856193</text:p>
          </table:table-cell>
          <table:table-cell table:number-columns-repeated="3"/>
        </table:table-row>
        <table:table-row table:style-name="ro1">
          <table:table-cell office:value-type="string">
            <text:p><text:s text:c="6"/>194</text:p>
          </table:table-cell>
          <table:table-cell office:value-type="float" office:value="3.84909">
            <text:p>3,84909</text:p>
          </table:table-cell>
          <table:table-cell office:value-type="float" office:value="0.00018552851779941">
            <text:p>0,0001855285</text:p>
          </table:table-cell>
          <table:table-cell table:number-columns-repeated="3"/>
        </table:table-row>
        <table:table-row table:style-name="ro1">
          <table:table-cell office:value-type="string">
            <text:p><text:s text:c="6"/>195</text:p>
          </table:table-cell>
          <table:table-cell office:value-type="float" office:value="3.86928">
            <text:p>3,86928</text:p>
          </table:table-cell>
          <table:table-cell office:value-type="float" office:value="0.00018580343751194">
            <text:p>0,0001858034</text:p>
          </table:table-cell>
          <table:table-cell table:number-columns-repeated="3"/>
        </table:table-row>
        <table:table-row table:style-name="ro1">
          <table:table-cell office:value-type="string">
            <text:p><text:s text:c="6"/>196</text:p>
          </table:table-cell>
          <table:table-cell office:value-type="float" office:value="3.88883">
            <text:p>3,88883</text:p>
          </table:table-cell>
          <table:table-cell office:value-type="float" office:value="0.00018265810378819">
            <text:p>0,0001826581</text:p>
          </table:table-cell>
          <table:table-cell table:number-columns-repeated="3"/>
        </table:table-row>
        <table:table-row table:style-name="ro1">
          <table:table-cell office:value-type="string">
            <text:p><text:s text:c="6"/>197</text:p>
          </table:table-cell>
          <table:table-cell office:value-type="float" office:value="3.90897">
            <text:p>3,90897</text:p>
          </table:table-cell>
          <table:table-cell office:value-type="float" office:value="0.000184258316441731">
            <text:p>0,0001842583</text:p>
          </table:table-cell>
          <table:table-cell table:number-columns-repeated="3"/>
        </table:table-row>
        <table:table-row table:style-name="ro1">
          <table:table-cell office:value-type="string">
            <text:p><text:s text:c="6"/>198</text:p>
          </table:table-cell>
          <table:table-cell office:value-type="float" office:value="3.92867">
            <text:p>3,92867</text:p>
          </table:table-cell>
          <table:table-cell office:value-type="float" office:value="0.000192486782288273">
            <text:p>0,0001924868</text:p>
          </table:table-cell>
          <table:table-cell table:number-columns-repeated="3"/>
        </table:table-row>
        <table:table-row table:style-name="ro1">
          <table:table-cell office:value-type="string">
            <text:p><text:s text:c="6"/>199</text:p>
          </table:table-cell>
          <table:table-cell office:value-type="float" office:value="3.9483">
            <text:p>3,9483</text:p>
          </table:table-cell>
          <table:table-cell office:value-type="float" office:value="0.000179444211912698">
            <text:p>0,0001794442</text:p>
          </table:table-cell>
          <table:table-cell table:number-columns-repeated="3"/>
        </table:table-row>
        <table:table-row table:style-name="ro1">
          <table:table-cell office:value-type="string">
            <text:p><text:s text:c="6"/>200</text:p>
          </table:table-cell>
          <table:table-cell office:value-type="float" office:value="3.96805">
            <text:p>3,96805</text:p>
          </table:table-cell>
          <table:table-cell office:value-type="float" office:value="0.000188090462771254">
            <text:p>0,0001880905</text:p>
          </table:table-cell>
          <table:table-cell table:number-columns-repeated="3"/>
        </table:table-row>
        <table:table-row table:style-name="ro1">
          <table:table-cell office:value-type="string">
            <text:p><text:s text:c="6"/>201</text:p>
          </table:table-cell>
          <table:table-cell office:value-type="float" office:value="3.98748">
            <text:p>3,98748</text:p>
          </table:table-cell>
          <table:table-cell office:value-type="float" office:value="0.000180590709752377">
            <text:p>0,0001805907</text:p>
          </table:table-cell>
          <table:table-cell table:number-columns-repeated="3"/>
        </table:table-row>
        <table:table-row table:style-name="ro1">
          <table:table-cell office:value-type="string">
            <text:p><text:s text:c="6"/>202</text:p>
          </table:table-cell>
          <table:table-cell office:value-type="float" office:value="4.00706">
            <text:p>4,00706</text:p>
          </table:table-cell>
          <table:table-cell office:value-type="float" office:value="0.000178158129385188">
            <text:p>0,0001781581</text:p>
          </table:table-cell>
          <table:table-cell table:number-columns-repeated="3"/>
        </table:table-row>
        <table:table-row table:style-name="ro1">
          <table:table-cell office:value-type="string">
            <text:p><text:s text:c="6"/>203</text:p>
          </table:table-cell>
          <table:table-cell office:value-type="float" office:value="4.02672">
            <text:p>4,02672</text:p>
          </table:table-cell>
          <table:table-cell office:value-type="float" office:value="0.000186072772319024">
            <text:p>0,0001860728</text:p>
          </table:table-cell>
          <table:table-cell table:number-columns-repeated="3"/>
        </table:table-row>
        <table:table-row table:style-name="ro1">
          <table:table-cell office:value-type="string">
            <text:p><text:s text:c="6"/>204</text:p>
          </table:table-cell>
          <table:table-cell office:value-type="float" office:value="4.04608">
            <text:p>4,04608</text:p>
          </table:table-cell>
          <table:table-cell office:value-type="float" office:value="0.000178380068771679">
            <text:p>0,0001783801</text:p>
          </table:table-cell>
          <table:table-cell table:number-columns-repeated="3"/>
        </table:table-row>
        <table:table-row table:style-name="ro1">
          <table:table-cell office:value-type="string">
            <text:p><text:s text:c="6"/>205</text:p>
          </table:table-cell>
          <table:table-cell office:value-type="float" office:value="4.06574">
            <text:p>4,06574</text:p>
          </table:table-cell>
          <table:table-cell office:value-type="float" office:value="0.000194870376010368">
            <text:p>0,0001948704</text:p>
          </table:table-cell>
          <table:table-cell table:number-columns-repeated="3"/>
        </table:table-row>
        <table:table-row table:style-name="ro1">
          <table:table-cell office:value-type="string">
            <text:p><text:s text:c="6"/>206</text:p>
          </table:table-cell>
          <table:table-cell office:value-type="float" office:value="4.08524">
            <text:p>4,08524</text:p>
          </table:table-cell>
          <table:table-cell office:value-type="float" office:value="0.000187416004905002">
            <text:p>0,000187416</text:p>
          </table:table-cell>
          <table:table-cell table:number-columns-repeated="3"/>
        </table:table-row>
        <table:table-row table:style-name="ro1">
          <table:table-cell office:value-type="string">
            <text:p><text:s text:c="6"/>207</text:p>
          </table:table-cell>
          <table:table-cell office:value-type="float" office:value="4.10471">
            <text:p>4,10471</text:p>
          </table:table-cell>
          <table:table-cell office:value-type="float" office:value="0.000179388954373487">
            <text:p>0,000179389</text:p>
          </table:table-cell>
          <table:table-cell table:number-columns-repeated="3"/>
        </table:table-row>
        <table:table-row table:style-name="ro1">
          <table:table-cell office:value-type="string">
            <text:p><text:s text:c="6"/>208</text:p>
          </table:table-cell>
          <table:table-cell office:value-type="float" office:value="4.12441">
            <text:p>4,12441</text:p>
          </table:table-cell>
          <table:table-cell office:value-type="float" office:value="0.000175086428908775">
            <text:p>0,0001750864</text:p>
          </table:table-cell>
          <table:table-cell table:number-columns-repeated="3"/>
        </table:table-row>
        <table:table-row table:style-name="ro1">
          <table:table-cell office:value-type="string">
            <text:p><text:s text:c="6"/>209</text:p>
          </table:table-cell>
          <table:table-cell office:value-type="float" office:value="4.14373">
            <text:p>4,14373</text:p>
          </table:table-cell>
          <table:table-cell office:value-type="float" office:value="0.000171758352329054">
            <text:p>0,0001717584</text:p>
          </table:table-cell>
          <table:table-cell table:number-columns-repeated="3"/>
        </table:table-row>
        <table:table-row table:style-name="ro1">
          <table:table-cell office:value-type="string">
            <text:p><text:s text:c="6"/>210</text:p>
          </table:table-cell>
          <table:table-cell office:value-type="float" office:value="4.16322">
            <text:p>4,16322</text:p>
          </table:table-cell>
          <table:table-cell office:value-type="float" office:value="0.000168998821985751">
            <text:p>0,0001689988</text:p>
          </table:table-cell>
          <table:table-cell table:number-columns-repeated="3"/>
        </table:table-row>
        <table:table-row table:style-name="ro1">
          <table:table-cell office:value-type="string">
            <text:p><text:s text:c="6"/>211</text:p>
          </table:table-cell>
          <table:table-cell office:value-type="float" office:value="4.18286">
            <text:p>4,18286</text:p>
          </table:table-cell>
          <table:table-cell office:value-type="float" office:value="0.000167412004451174">
            <text:p>0,000167412</text:p>
          </table:table-cell>
          <table:table-cell table:number-columns-repeated="3"/>
        </table:table-row>
        <table:table-row table:style-name="ro1">
          <table:table-cell office:value-type="string">
            <text:p><text:s text:c="6"/>212</text:p>
          </table:table-cell>
          <table:table-cell office:value-type="float" office:value="4.20235">
            <text:p>4,20235</text:p>
          </table:table-cell>
          <table:table-cell office:value-type="float" office:value="0.000165967588474063">
            <text:p>0,0001659676</text:p>
          </table:table-cell>
          <table:table-cell table:number-columns-repeated="3"/>
        </table:table-row>
        <table:table-row table:style-name="ro1">
          <table:table-cell office:value-type="string">
            <text:p><text:s text:c="6"/>213</text:p>
          </table:table-cell>
          <table:table-cell office:value-type="float" office:value="4.22453">
            <text:p>4,22453</text:p>
          </table:table-cell>
          <table:table-cell office:value-type="float" office:value="0.000168059156766099">
            <text:p>0,0001680592</text:p>
          </table:table-cell>
          <table:table-cell table:number-columns-repeated="3"/>
        </table:table-row>
        <table:table-row table:style-name="ro1">
          <table:table-cell office:value-type="string">
            <text:p><text:s text:c="6"/>214</text:p>
          </table:table-cell>
          <table:table-cell office:value-type="float" office:value="4.24398">
            <text:p>4,24398</text:p>
          </table:table-cell>
          <table:table-cell office:value-type="float" office:value="0.000165965778171518">
            <text:p>0,0001659658</text:p>
          </table:table-cell>
          <table:table-cell table:number-columns-repeated="3"/>
        </table:table-row>
        <table:table-row table:style-name="ro1">
          <table:table-cell office:value-type="string">
            <text:p><text:s text:c="6"/>215</text:p>
          </table:table-cell>
          <table:table-cell office:value-type="float" office:value="4.26351">
            <text:p>4,26351</text:p>
          </table:table-cell>
          <table:table-cell office:value-type="float" office:value="0.000166161416569584">
            <text:p>0,0001661614</text:p>
          </table:table-cell>
          <table:table-cell table:number-columns-repeated="3"/>
        </table:table-row>
        <table:table-row table:style-name="ro1">
          <table:table-cell office:value-type="string">
            <text:p><text:s text:c="6"/>216</text:p>
          </table:table-cell>
          <table:table-cell office:value-type="float" office:value="4.28334">
            <text:p>4,28334</text:p>
          </table:table-cell>
          <table:table-cell office:value-type="float" office:value="0.000162403191924816">
            <text:p>0,0001624032</text:p>
          </table:table-cell>
          <table:table-cell table:number-columns-repeated="3"/>
        </table:table-row>
        <table:table-row table:style-name="ro1">
          <table:table-cell office:value-type="string">
            <text:p><text:s text:c="6"/>217</text:p>
          </table:table-cell>
          <table:table-cell office:value-type="float" office:value="4.30282">
            <text:p>4,30282</text:p>
          </table:table-cell>
          <table:table-cell office:value-type="float" office:value="0.000160232205922222">
            <text:p>0,0001602322</text:p>
          </table:table-cell>
          <table:table-cell table:number-columns-repeated="3"/>
        </table:table-row>
        <table:table-row table:style-name="ro1">
          <table:table-cell office:value-type="string">
            <text:p><text:s text:c="6"/>218</text:p>
          </table:table-cell>
          <table:table-cell office:value-type="float" office:value="4.32274">
            <text:p>4,32274</text:p>
          </table:table-cell>
          <table:table-cell office:value-type="float" office:value="0.000161632148709658">
            <text:p>0,0001616321</text:p>
          </table:table-cell>
          <table:table-cell table:number-columns-repeated="3"/>
        </table:table-row>
        <table:table-row table:style-name="ro1">
          <table:table-cell office:value-type="string">
            <text:p><text:s text:c="6"/>219</text:p>
          </table:table-cell>
          <table:table-cell office:value-type="float" office:value="4.34283">
            <text:p>4,34283</text:p>
          </table:table-cell>
          <table:table-cell office:value-type="float" office:value="0.00015839450246645">
            <text:p>0,0001583945</text:p>
          </table:table-cell>
          <table:table-cell table:number-columns-repeated="3"/>
        </table:table-row>
        <table:table-row table:style-name="ro1">
          <table:table-cell office:value-type="string">
            <text:p><text:s text:c="6"/>220</text:p>
          </table:table-cell>
          <table:table-cell office:value-type="float" office:value="4.36272">
            <text:p>4,36272</text:p>
          </table:table-cell>
          <table:table-cell office:value-type="float" office:value="0.000157558761559922">
            <text:p>0,0001575588</text:p>
          </table:table-cell>
          <table:table-cell table:number-columns-repeated="3"/>
        </table:table-row>
        <table:table-row table:style-name="ro1">
          <table:table-cell office:value-type="string">
            <text:p><text:s text:c="6"/>221</text:p>
          </table:table-cell>
          <table:table-cell office:value-type="float" office:value="4.38255">
            <text:p>4,38255</text:p>
          </table:table-cell>
          <table:table-cell office:value-type="float" office:value="0.00015765767497373">
            <text:p>0,0001576577</text:p>
          </table:table-cell>
          <table:table-cell table:number-columns-repeated="3"/>
        </table:table-row>
        <table:table-row table:style-name="ro1">
          <table:table-cell office:value-type="string">
            <text:p><text:s text:c="6"/>222</text:p>
          </table:table-cell>
          <table:table-cell office:value-type="float" office:value="4.40213">
            <text:p>4,40213</text:p>
          </table:table-cell>
          <table:table-cell office:value-type="float" office:value="0.000156708144023474">
            <text:p>0,0001567081</text:p>
          </table:table-cell>
          <table:table-cell table:number-columns-repeated="3"/>
        </table:table-row>
        <table:table-row table:style-name="ro1">
          <table:table-cell office:value-type="string">
            <text:p><text:s text:c="6"/>223</text:p>
          </table:table-cell>
          <table:table-cell office:value-type="float" office:value="4.42156">
            <text:p>4,42156</text:p>
          </table:table-cell>
          <table:table-cell office:value-type="float" office:value="0.000157253590732799">
            <text:p>0,0001572536</text:p>
          </table:table-cell>
          <table:table-cell table:number-columns-repeated="3"/>
        </table:table-row>
        <table:table-row table:style-name="ro1">
          <table:table-cell office:value-type="string">
            <text:p><text:s text:c="6"/>224</text:p>
          </table:table-cell>
          <table:table-cell office:value-type="float" office:value="4.44165">
            <text:p>4,44165</text:p>
          </table:table-cell>
          <table:table-cell office:value-type="float" office:value="0.000156749536308161">
            <text:p>0,0001567495</text:p>
          </table:table-cell>
          <table:table-cell table:number-columns-repeated="3"/>
        </table:table-row>
        <table:table-row table:style-name="ro1">
          <table:table-cell office:value-type="string">
            <text:p><text:s text:c="6"/>225</text:p>
          </table:table-cell>
          <table:table-cell office:value-type="float" office:value="4.46153">
            <text:p>4,46153</text:p>
          </table:table-cell>
          <table:table-cell office:value-type="float" office:value="0.000157022389243201">
            <text:p>0,0001570224</text:p>
          </table:table-cell>
          <table:table-cell table:number-columns-repeated="3"/>
        </table:table-row>
        <table:table-row table:style-name="ro1">
          <table:table-cell office:value-type="string">
            <text:p><text:s text:c="6"/>226</text:p>
          </table:table-cell>
          <table:table-cell office:value-type="float" office:value="4.48135">
            <text:p>4,48135</text:p>
          </table:table-cell>
          <table:table-cell office:value-type="float" office:value="0.000153373040551069">
            <text:p>0,000153373</text:p>
          </table:table-cell>
          <table:table-cell table:number-columns-repeated="3"/>
        </table:table-row>
        <table:table-row table:style-name="ro1">
          <table:table-cell office:value-type="string">
            <text:p><text:s text:c="6"/>227</text:p>
          </table:table-cell>
          <table:table-cell office:value-type="float" office:value="4.50113">
            <text:p>4,50113</text:p>
          </table:table-cell>
          <table:table-cell office:value-type="float" office:value="0.000151511086396343">
            <text:p>0,0001515111</text:p>
          </table:table-cell>
          <table:table-cell table:number-columns-repeated="3"/>
        </table:table-row>
        <table:table-row table:style-name="ro1">
          <table:table-cell office:value-type="string">
            <text:p><text:s text:c="6"/>228</text:p>
          </table:table-cell>
          <table:table-cell office:value-type="float" office:value="4.52079">
            <text:p>4,52079</text:p>
          </table:table-cell>
          <table:table-cell office:value-type="float" office:value="0.000150204743478995">
            <text:p>0,0001502047</text:p>
          </table:table-cell>
          <table:table-cell table:number-columns-repeated="3"/>
        </table:table-row>
        <table:table-row table:style-name="ro1">
          <table:table-cell office:value-type="string">
            <text:p><text:s text:c="6"/>229</text:p>
          </table:table-cell>
          <table:table-cell office:value-type="float" office:value="4.54037">
            <text:p>4,54037</text:p>
          </table:table-cell>
          <table:table-cell office:value-type="float" office:value="0.000149694440835381">
            <text:p>0,0001496944</text:p>
          </table:table-cell>
          <table:table-cell table:number-columns-repeated="3"/>
        </table:table-row>
        <table:table-row table:style-name="ro1">
          <table:table-cell office:value-type="string">
            <text:p><text:s text:c="6"/>230</text:p>
          </table:table-cell>
          <table:table-cell office:value-type="float" office:value="4.55981">
            <text:p>4,55981</text:p>
          </table:table-cell>
          <table:table-cell office:value-type="float" office:value="0.000148730652443716">
            <text:p>0,0001487307</text:p>
          </table:table-cell>
          <table:table-cell table:number-columns-repeated="3"/>
        </table:table-row>
        <table:table-row table:style-name="ro1">
          <table:table-cell office:value-type="string">
            <text:p><text:s text:c="6"/>231</text:p>
          </table:table-cell>
          <table:table-cell office:value-type="float" office:value="4.57879">
            <text:p>4,57879</text:p>
          </table:table-cell>
          <table:table-cell office:value-type="float" office:value="0.000148432987657483">
            <text:p>0,000148433</text:p>
          </table:table-cell>
          <table:table-cell table:number-columns-repeated="3"/>
        </table:table-row>
        <table:table-row table:style-name="ro1">
          <table:table-cell office:value-type="string">
            <text:p><text:s text:c="6"/>232</text:p>
          </table:table-cell>
          <table:table-cell office:value-type="float" office:value="4.59783">
            <text:p>4,59783</text:p>
          </table:table-cell>
          <table:table-cell office:value-type="float" office:value="0.000151937952263152">
            <text:p>0,000151938</text:p>
          </table:table-cell>
          <table:table-cell table:number-columns-repeated="3"/>
        </table:table-row>
        <table:table-row table:style-name="ro1">
          <table:table-cell office:value-type="string">
            <text:p><text:s text:c="6"/>233</text:p>
          </table:table-cell>
          <table:table-cell office:value-type="float" office:value="4.61685">
            <text:p>4,61685</text:p>
          </table:table-cell>
          <table:table-cell office:value-type="float" office:value="0.000147403434337306">
            <text:p>0,0001474034</text:p>
          </table:table-cell>
          <table:table-cell table:number-columns-repeated="3"/>
        </table:table-row>
        <table:table-row table:style-name="ro1">
          <table:table-cell office:value-type="string">
            <text:p><text:s text:c="6"/>234</text:p>
          </table:table-cell>
          <table:table-cell office:value-type="float" office:value="4.63586">
            <text:p>4,63586</text:p>
          </table:table-cell>
          <table:table-cell office:value-type="float" office:value="0.000148273792168947">
            <text:p>0,0001482738</text:p>
          </table:table-cell>
          <table:table-cell table:number-columns-repeated="3"/>
        </table:table-row>
        <table:table-row table:style-name="ro1">
          <table:table-cell office:value-type="string">
            <text:p><text:s text:c="6"/>235</text:p>
          </table:table-cell>
          <table:table-cell office:value-type="float" office:value="4.65531">
            <text:p>4,65531</text:p>
          </table:table-cell>
          <table:table-cell office:value-type="float" office:value="0.000145933559995621">
            <text:p>0,0001459336</text:p>
          </table:table-cell>
          <table:table-cell table:number-columns-repeated="3"/>
        </table:table-row>
        <table:table-row table:style-name="ro1">
          <table:table-cell office:value-type="string">
            <text:p><text:s text:c="6"/>236</text:p>
          </table:table-cell>
          <table:table-cell office:value-type="float" office:value="4.675">
            <text:p>4,675</text:p>
          </table:table-cell>
          <table:table-cell office:value-type="float" office:value="0.000145275280339621">
            <text:p>0,0001452753</text:p>
          </table:table-cell>
          <table:table-cell table:number-columns-repeated="3"/>
        </table:table-row>
        <table:table-row table:style-name="ro1">
          <table:table-cell office:value-type="string">
            <text:p><text:s text:c="6"/>237</text:p>
          </table:table-cell>
          <table:table-cell office:value-type="float" office:value="4.69462">
            <text:p>4,69462</text:p>
          </table:table-cell>
          <table:table-cell office:value-type="float" office:value="0.00014727201957318">
            <text:p>0,000147272</text:p>
          </table:table-cell>
          <table:table-cell table:number-columns-repeated="3"/>
        </table:table-row>
        <table:table-row table:style-name="ro1">
          <table:table-cell office:value-type="string">
            <text:p><text:s text:c="6"/>238</text:p>
          </table:table-cell>
          <table:table-cell office:value-type="float" office:value="4.71413">
            <text:p>4,71413</text:p>
          </table:table-cell>
          <table:table-cell office:value-type="float" office:value="0.000152781807914078">
            <text:p>0,0001527818</text:p>
          </table:table-cell>
          <table:table-cell table:number-columns-repeated="3"/>
        </table:table-row>
        <table:table-row table:style-name="ro1">
          <table:table-cell office:value-type="string">
            <text:p><text:s text:c="6"/>239</text:p>
          </table:table-cell>
          <table:table-cell office:value-type="float" office:value="4.73362">
            <text:p>4,73362</text:p>
          </table:table-cell>
          <table:table-cell office:value-type="float" office:value="0.000146309343329351">
            <text:p>0,0001463093</text:p>
          </table:table-cell>
          <table:table-cell table:number-columns-repeated="3"/>
        </table:table-row>
        <table:table-row table:style-name="ro1">
          <table:table-cell office:value-type="string">
            <text:p><text:s text:c="6"/>240</text:p>
          </table:table-cell>
          <table:table-cell office:value-type="float" office:value="4.7532">
            <text:p>4,7532</text:p>
          </table:table-cell>
          <table:table-cell office:value-type="float" office:value="0.000153161797869527">
            <text:p>0,0001531618</text:p>
          </table:table-cell>
          <table:table-cell table:number-columns-repeated="3"/>
        </table:table-row>
        <table:table-row table:style-name="ro1">
          <table:table-cell office:value-type="string">
            <text:p><text:s text:c="6"/>241</text:p>
          </table:table-cell>
          <table:table-cell office:value-type="float" office:value="4.77255">
            <text:p>4,77255</text:p>
          </table:table-cell>
          <table:table-cell office:value-type="float" office:value="0.000150698529895699">
            <text:p>0,0001506985</text:p>
          </table:table-cell>
          <table:table-cell table:number-columns-repeated="3"/>
        </table:table-row>
        <table:table-row table:style-name="ro1">
          <table:table-cell office:value-type="string">
            <text:p><text:s text:c="6"/>242</text:p>
          </table:table-cell>
          <table:table-cell office:value-type="float" office:value="4.79217">
            <text:p>4,79217</text:p>
          </table:table-cell>
          <table:table-cell office:value-type="float" office:value="0.000161122755793985">
            <text:p>0,0001611228</text:p>
          </table:table-cell>
          <table:table-cell table:number-columns-repeated="3"/>
        </table:table-row>
        <table:table-row table:style-name="ro1">
          <table:table-cell office:value-type="string">
            <text:p><text:s text:c="6"/>243</text:p>
          </table:table-cell>
          <table:table-cell office:value-type="float" office:value="4.81191">
            <text:p>4,81191</text:p>
          </table:table-cell>
          <table:table-cell office:value-type="float" office:value="0.000143029239137715">
            <text:p>0,0001430292</text:p>
          </table:table-cell>
          <table:table-cell table:number-columns-repeated="3"/>
        </table:table-row>
        <table:table-row table:style-name="ro1">
          <table:table-cell office:value-type="string">
            <text:p><text:s text:c="6"/>244</text:p>
          </table:table-cell>
          <table:table-cell office:value-type="float" office:value="4.83143">
            <text:p>4,83143</text:p>
          </table:table-cell>
          <table:table-cell office:value-type="float" office:value="0.00015445262285526">
            <text:p>0,0001544526</text:p>
          </table:table-cell>
          <table:table-cell table:number-columns-repeated="3"/>
        </table:table-row>
        <table:table-row table:style-name="ro1">
          <table:table-cell office:value-type="string">
            <text:p><text:s text:c="6"/>245</text:p>
          </table:table-cell>
          <table:table-cell office:value-type="float" office:value="4.85144">
            <text:p>4,85144</text:p>
          </table:table-cell>
          <table:table-cell office:value-type="float" office:value="0.000145078355584829">
            <text:p>0,0001450784</text:p>
          </table:table-cell>
          <table:table-cell table:number-columns-repeated="3"/>
        </table:table-row>
        <table:table-row table:style-name="ro1">
          <table:table-cell office:value-type="string">
            <text:p><text:s text:c="6"/>246</text:p>
          </table:table-cell>
          <table:table-cell office:value-type="float" office:value="4.87188">
            <text:p>4,87188</text:p>
          </table:table-cell>
          <table:table-cell office:value-type="float" office:value="0.000144579789997225">
            <text:p>0,0001445798</text:p>
          </table:table-cell>
          <table:table-cell table:number-columns-repeated="3"/>
        </table:table-row>
        <table:table-row table:style-name="ro1">
          <table:table-cell office:value-type="string">
            <text:p><text:s text:c="6"/>247</text:p>
          </table:table-cell>
          <table:table-cell office:value-type="float" office:value="4.89186">
            <text:p>4,89186</text:p>
          </table:table-cell>
          <table:table-cell office:value-type="float" office:value="0.000141356034327077">
            <text:p>0,000141356</text:p>
          </table:table-cell>
          <table:table-cell table:number-columns-repeated="3"/>
        </table:table-row>
        <table:table-row table:style-name="ro1">
          <table:table-cell office:value-type="string">
            <text:p><text:s text:c="6"/>248</text:p>
          </table:table-cell>
          <table:table-cell office:value-type="float" office:value="4.9117">
            <text:p>4,9117</text:p>
          </table:table-cell>
          <table:table-cell office:value-type="float" office:value="0.00014793659261347">
            <text:p>0,0001479366</text:p>
          </table:table-cell>
          <table:table-cell table:number-columns-repeated="3"/>
        </table:table-row>
        <table:table-row table:style-name="ro1">
          <table:table-cell office:value-type="string">
            <text:p><text:s text:c="6"/>249</text:p>
          </table:table-cell>
          <table:table-cell office:value-type="float" office:value="4.93126">
            <text:p>4,93126</text:p>
          </table:table-cell>
          <table:table-cell office:value-type="float" office:value="0.000139239922107792">
            <text:p>0,0001392399</text:p>
          </table:table-cell>
          <table:table-cell table:number-columns-repeated="3"/>
        </table:table-row>
        <table:table-row table:style-name="ro1">
          <table:table-cell office:value-type="string">
            <text:p><text:s text:c="6"/>250</text:p>
          </table:table-cell>
          <table:table-cell office:value-type="float" office:value="4.95078">
            <text:p>4,95078</text:p>
          </table:table-cell>
          <table:table-cell office:value-type="float" office:value="0.000138965106963878">
            <text:p>0,0001389651</text:p>
          </table:table-cell>
          <table:table-cell table:number-columns-repeated="3"/>
        </table:table-row>
        <table:table-row table:style-name="ro1">
          <table:table-cell office:value-type="string">
            <text:p><text:s text:c="6"/>251</text:p>
          </table:table-cell>
          <table:table-cell office:value-type="float" office:value="4.97106">
            <text:p>4,97106</text:p>
          </table:table-cell>
          <table:table-cell office:value-type="float" office:value="0.000140067338172996">
            <text:p>0,0001400673</text:p>
          </table:table-cell>
          <table:table-cell table:number-columns-repeated="3"/>
        </table:table-row>
        <table:table-row table:style-name="ro1">
          <table:table-cell office:value-type="string">
            <text:p><text:s text:c="6"/>252</text:p>
          </table:table-cell>
          <table:table-cell office:value-type="float" office:value="4.9907">
            <text:p>4,9907</text:p>
          </table:table-cell>
          <table:table-cell office:value-type="float" office:value="0.000136944891438046">
            <text:p>0,0001369449</text:p>
          </table:table-cell>
          <table:table-cell table:number-columns-repeated="3"/>
        </table:table-row>
        <table:table-row table:style-name="ro1">
          <table:table-cell office:value-type="string">
            <text:p><text:s text:c="6"/>253</text:p>
          </table:table-cell>
          <table:table-cell office:value-type="float" office:value="5.01035">
            <text:p>5,01035</text:p>
          </table:table-cell>
          <table:table-cell office:value-type="float" office:value="0.000140003617183176">
            <text:p>0,0001400036</text:p>
          </table:table-cell>
          <table:table-cell table:number-columns-repeated="3"/>
        </table:table-row>
        <table:table-row table:style-name="ro1">
          <table:table-cell office:value-type="string">
            <text:p><text:s text:c="6"/>254</text:p>
          </table:table-cell>
          <table:table-cell office:value-type="float" office:value="5.02992">
            <text:p>5,02992</text:p>
          </table:table-cell>
          <table:table-cell office:value-type="float" office:value="0.000147366684954378">
            <text:p>0,0001473667</text:p>
          </table:table-cell>
          <table:table-cell table:number-columns-repeated="3"/>
        </table:table-row>
        <table:table-row table:style-name="ro1">
          <table:table-cell office:value-type="string">
            <text:p><text:s text:c="6"/>255</text:p>
          </table:table-cell>
          <table:table-cell office:value-type="float" office:value="5.04924">
            <text:p>5,04924</text:p>
          </table:table-cell>
          <table:table-cell office:value-type="float" office:value="0.000137479171847623">
            <text:p>0,0001374792</text:p>
          </table:table-cell>
          <table:table-cell table:number-columns-repeated="3"/>
        </table:table-row>
        <table:table-row table:style-name="ro1">
          <table:table-cell office:value-type="string">
            <text:p><text:s text:c="6"/>256</text:p>
          </table:table-cell>
          <table:table-cell office:value-type="float" office:value="5.06856">
            <text:p>5,06856</text:p>
          </table:table-cell>
          <table:table-cell office:value-type="float" office:value="0.000140629788423123">
            <text:p>0,0001406298</text:p>
          </table:table-cell>
          <table:table-cell table:number-columns-repeated="3"/>
        </table:table-row>
        <table:table-row table:style-name="ro1">
          <table:table-cell office:value-type="string">
            <text:p><text:s text:c="6"/>257</text:p>
          </table:table-cell>
          <table:table-cell office:value-type="float" office:value="5.08777">
            <text:p>5,08777</text:p>
          </table:table-cell>
          <table:table-cell office:value-type="float" office:value="0.000145197410509272">
            <text:p>0,0001451974</text:p>
          </table:table-cell>
          <table:table-cell table:number-columns-repeated="3"/>
        </table:table-row>
        <table:table-row table:style-name="ro1">
          <table:table-cell office:value-type="string">
            <text:p><text:s text:c="6"/>258</text:p>
          </table:table-cell>
          <table:table-cell office:value-type="float" office:value="5.10682">
            <text:p>5,10682</text:p>
          </table:table-cell>
          <table:table-cell office:value-type="float" office:value="0.000135707646443387">
            <text:p>0,0001357076</text:p>
          </table:table-cell>
          <table:table-cell table:number-columns-repeated="3"/>
        </table:table-row>
        <table:table-row table:style-name="ro1">
          <table:table-cell office:value-type="string">
            <text:p><text:s text:c="6"/>259</text:p>
          </table:table-cell>
          <table:table-cell office:value-type="float" office:value="5.1265">
            <text:p>5,1265</text:p>
          </table:table-cell>
          <table:table-cell office:value-type="float" office:value="0.000133195104721724">
            <text:p>0,0001331951</text:p>
          </table:table-cell>
          <table:table-cell table:number-columns-repeated="3"/>
        </table:table-row>
        <table:table-row table:style-name="ro1">
          <table:table-cell office:value-type="string">
            <text:p><text:s text:c="6"/>260</text:p>
          </table:table-cell>
          <table:table-cell office:value-type="float" office:value="5.14609">
            <text:p>5,14609</text:p>
          </table:table-cell>
          <table:table-cell office:value-type="float" office:value="0.000139269757465815">
            <text:p>0,0001392698</text:p>
          </table:table-cell>
          <table:table-cell table:number-columns-repeated="3"/>
        </table:table-row>
        <table:table-row table:style-name="ro1">
          <table:table-cell office:value-type="string">
            <text:p><text:s text:c="6"/>261</text:p>
          </table:table-cell>
          <table:table-cell office:value-type="float" office:value="5.16567">
            <text:p>5,16567</text:p>
          </table:table-cell>
          <table:table-cell office:value-type="float" office:value="0.000133710781769228">
            <text:p>0,0001337108</text:p>
          </table:table-cell>
          <table:table-cell table:number-columns-repeated="3"/>
        </table:table-row>
        <table:table-row table:style-name="ro1">
          <table:table-cell office:value-type="string">
            <text:p><text:s text:c="6"/>262</text:p>
          </table:table-cell>
          <table:table-cell office:value-type="float" office:value="5.18547">
            <text:p>5,18547</text:p>
          </table:table-cell>
          <table:table-cell office:value-type="float" office:value="0.000137658225704294">
            <text:p>0,0001376582</text:p>
          </table:table-cell>
          <table:table-cell table:number-columns-repeated="3"/>
        </table:table-row>
        <table:table-row table:style-name="ro1">
          <table:table-cell office:value-type="string">
            <text:p><text:s text:c="6"/>263</text:p>
          </table:table-cell>
          <table:table-cell office:value-type="float" office:value="5.20486">
            <text:p>5,20486</text:p>
          </table:table-cell>
          <table:table-cell office:value-type="float" office:value="0.0001301708774652">
            <text:p>0,0001301709</text:p>
          </table:table-cell>
          <table:table-cell table:number-columns-repeated="3"/>
        </table:table-row>
        <table:table-row table:style-name="ro1">
          <table:table-cell office:value-type="string">
            <text:p><text:s text:c="6"/>264</text:p>
          </table:table-cell>
          <table:table-cell office:value-type="float" office:value="5.22442">
            <text:p>5,22442</text:p>
          </table:table-cell>
          <table:table-cell office:value-type="float" office:value="0.000129361728987398">
            <text:p>0,0001293617</text:p>
          </table:table-cell>
          <table:table-cell table:number-columns-repeated="3"/>
        </table:table-row>
        <table:table-row table:style-name="ro1">
          <table:table-cell office:value-type="string">
            <text:p><text:s text:c="6"/>265</text:p>
          </table:table-cell>
          <table:table-cell office:value-type="float" office:value="5.24382">
            <text:p>5,24382</text:p>
          </table:table-cell>
          <table:table-cell office:value-type="float" office:value="0.000128847469835883">
            <text:p>0,0001288475</text:p>
          </table:table-cell>
          <table:table-cell table:number-columns-repeated="3"/>
        </table:table-row>
        <table:table-row table:style-name="ro1">
          <table:table-cell office:value-type="string">
            <text:p><text:s text:c="6"/>266</text:p>
          </table:table-cell>
          <table:table-cell office:value-type="float" office:value="5.26335">
            <text:p>5,26335</text:p>
          </table:table-cell>
          <table:table-cell office:value-type="float" office:value="0.000127710312865891">
            <text:p>0,0001277103</text:p>
          </table:table-cell>
          <table:table-cell table:number-columns-repeated="3"/>
        </table:table-row>
        <table:table-row table:style-name="ro1">
          <table:table-cell office:value-type="string">
            <text:p><text:s text:c="6"/>267</text:p>
          </table:table-cell>
          <table:table-cell office:value-type="float" office:value="5.28295">
            <text:p>5,28295</text:p>
          </table:table-cell>
          <table:table-cell office:value-type="float" office:value="0.000129123221704091">
            <text:p>0,0001291232</text:p>
          </table:table-cell>
          <table:table-cell table:number-columns-repeated="3"/>
        </table:table-row>
        <table:table-row table:style-name="ro1">
          <table:table-cell office:value-type="string">
            <text:p><text:s text:c="6"/>268</text:p>
          </table:table-cell>
          <table:table-cell office:value-type="float" office:value="5.30248">
            <text:p>5,30248</text:p>
          </table:table-cell>
          <table:table-cell office:value-type="float" office:value="0.000126166226897393">
            <text:p>0,0001261662</text:p>
          </table:table-cell>
          <table:table-cell table:number-columns-repeated="3"/>
        </table:table-row>
        <table:table-row table:style-name="ro1">
          <table:table-cell office:value-type="string">
            <text:p><text:s text:c="6"/>269</text:p>
          </table:table-cell>
          <table:table-cell office:value-type="float" office:value="5.32203">
            <text:p>5,32203</text:p>
          </table:table-cell>
          <table:table-cell office:value-type="float" office:value="0.000130184856924395">
            <text:p>0,0001301849</text:p>
          </table:table-cell>
          <table:table-cell table:number-columns-repeated="3"/>
        </table:table-row>
        <table:table-row table:style-name="ro1">
          <table:table-cell office:value-type="string">
            <text:p><text:s text:c="6"/>270</text:p>
          </table:table-cell>
          <table:table-cell office:value-type="float" office:value="5.34155">
            <text:p>5,34155</text:p>
          </table:table-cell>
          <table:table-cell office:value-type="float" office:value="0.000124374341302463">
            <text:p>0,0001243743</text:p>
          </table:table-cell>
          <table:table-cell table:number-columns-repeated="3"/>
        </table:table-row>
        <table:table-row table:style-name="ro1">
          <table:table-cell office:value-type="string">
            <text:p><text:s text:c="6"/>271</text:p>
          </table:table-cell>
          <table:table-cell office:value-type="float" office:value="5.36125">
            <text:p>5,36125</text:p>
          </table:table-cell>
          <table:table-cell office:value-type="float" office:value="0.000126881633897628">
            <text:p>0,0001268816</text:p>
          </table:table-cell>
          <table:table-cell table:number-columns-repeated="3"/>
        </table:table-row>
        <table:table-row table:style-name="ro1">
          <table:table-cell office:value-type="string">
            <text:p><text:s text:c="6"/>272</text:p>
          </table:table-cell>
          <table:table-cell office:value-type="float" office:value="5.38118">
            <text:p>5,38118</text:p>
          </table:table-cell>
          <table:table-cell office:value-type="float" office:value="0.000122354013779265">
            <text:p>0,000122354</text:p>
          </table:table-cell>
          <table:table-cell table:number-columns-repeated="3"/>
        </table:table-row>
        <table:table-row table:style-name="ro1">
          <table:table-cell office:value-type="string">
            <text:p><text:s text:c="6"/>273</text:p>
          </table:table-cell>
          <table:table-cell office:value-type="float" office:value="5.40052">
            <text:p>5,40052</text:p>
          </table:table-cell>
          <table:table-cell office:value-type="float" office:value="0.000123648493704862">
            <text:p>0,0001236485</text:p>
          </table:table-cell>
          <table:table-cell table:number-columns-repeated="3"/>
        </table:table-row>
        <table:table-row table:style-name="ro1">
          <table:table-cell office:value-type="string">
            <text:p><text:s text:c="6"/>274</text:p>
          </table:table-cell>
          <table:table-cell office:value-type="float" office:value="5.41992">
            <text:p>5,41992</text:p>
          </table:table-cell>
          <table:table-cell office:value-type="float" office:value="0.000123822545436165">
            <text:p>0,0001238225</text:p>
          </table:table-cell>
          <table:table-cell table:number-columns-repeated="3"/>
        </table:table-row>
        <table:table-row table:style-name="ro1">
          <table:table-cell office:value-type="string">
            <text:p><text:s text:c="6"/>275</text:p>
          </table:table-cell>
          <table:table-cell office:value-type="float" office:value="5.43936">
            <text:p>5,43936</text:p>
          </table:table-cell>
          <table:table-cell office:value-type="float" office:value="0.000125921200080751">
            <text:p>0,0001259212</text:p>
          </table:table-cell>
          <table:table-cell table:number-columns-repeated="3"/>
        </table:table-row>
        <table:table-row table:style-name="ro1">
          <table:table-cell office:value-type="string">
            <text:p><text:s text:c="6"/>276</text:p>
          </table:table-cell>
          <table:table-cell office:value-type="float" office:value="5.45943">
            <text:p>5,45943</text:p>
          </table:table-cell>
          <table:table-cell office:value-type="float" office:value="0.00012310786749206">
            <text:p>0,0001231079</text:p>
          </table:table-cell>
          <table:table-cell table:number-columns-repeated="3"/>
        </table:table-row>
        <table:table-row table:style-name="ro1">
          <table:table-cell office:value-type="string">
            <text:p><text:s text:c="6"/>277</text:p>
          </table:table-cell>
          <table:table-cell office:value-type="float" office:value="5.47923">
            <text:p>5,47923</text:p>
          </table:table-cell>
          <table:table-cell office:value-type="float" office:value="0.000121037741692328">
            <text:p>0,0001210377</text:p>
          </table:table-cell>
          <table:table-cell table:number-columns-repeated="3"/>
        </table:table-row>
        <table:table-row table:style-name="ro1">
          <table:table-cell office:value-type="string">
            <text:p><text:s text:c="6"/>278</text:p>
          </table:table-cell>
          <table:table-cell office:value-type="float" office:value="5.49924">
            <text:p>5,49924</text:p>
          </table:table-cell>
          <table:table-cell office:value-type="float" office:value="0.000119683639024072">
            <text:p>0,0001196836</text:p>
          </table:table-cell>
          <table:table-cell table:number-columns-repeated="3"/>
        </table:table-row>
        <table:table-row table:style-name="ro1">
          <table:table-cell office:value-type="string">
            <text:p><text:s text:c="6"/>279</text:p>
          </table:table-cell>
          <table:table-cell office:value-type="float" office:value="5.51903">
            <text:p>5,51903</text:p>
          </table:table-cell>
          <table:table-cell office:value-type="float" office:value="0.00012913164411252">
            <text:p>0,0001291316</text:p>
          </table:table-cell>
          <table:table-cell table:number-columns-repeated="3"/>
        </table:table-row>
        <table:table-row table:style-name="ro1">
          <table:table-cell office:value-type="string">
            <text:p><text:s text:c="6"/>280</text:p>
          </table:table-cell>
          <table:table-cell office:value-type="float" office:value="5.53815">
            <text:p>5,53815</text:p>
          </table:table-cell>
          <table:table-cell office:value-type="float" office:value="0.000121855299113382">
            <text:p>0,0001218553</text:p>
          </table:table-cell>
          <table:table-cell table:number-columns-repeated="3"/>
        </table:table-row>
        <table:table-row table:style-name="ro1">
          <table:table-cell office:value-type="string">
            <text:p><text:s text:c="6"/>281</text:p>
          </table:table-cell>
          <table:table-cell office:value-type="float" office:value="5.55751">
            <text:p>5,55751</text:p>
          </table:table-cell>
          <table:table-cell office:value-type="float" office:value="0.000125724205017703">
            <text:p>0,0001257242</text:p>
          </table:table-cell>
          <table:table-cell table:number-columns-repeated="3"/>
        </table:table-row>
        <table:table-row table:style-name="ro1">
          <table:table-cell office:value-type="string">
            <text:p><text:s text:c="6"/>282</text:p>
          </table:table-cell>
          <table:table-cell office:value-type="float" office:value="5.57732">
            <text:p>5,57732</text:p>
          </table:table-cell>
          <table:table-cell office:value-type="float" office:value="0.000118314760072341">
            <text:p>0,0001183148</text:p>
          </table:table-cell>
          <table:table-cell table:number-columns-repeated="3"/>
        </table:table-row>
        <table:table-row table:style-name="ro1">
          <table:table-cell office:value-type="string">
            <text:p><text:s text:c="6"/>283</text:p>
          </table:table-cell>
          <table:table-cell office:value-type="float" office:value="5.59685">
            <text:p>5,59685</text:p>
          </table:table-cell>
          <table:table-cell office:value-type="float" office:value="0.00012225761228002">
            <text:p>0,0001222576</text:p>
          </table:table-cell>
          <table:table-cell table:number-columns-repeated="3"/>
        </table:table-row>
        <table:table-row table:style-name="ro1">
          <table:table-cell office:value-type="string">
            <text:p><text:s text:c="6"/>284</text:p>
          </table:table-cell>
          <table:table-cell office:value-type="float" office:value="5.61635">
            <text:p>5,61635</text:p>
          </table:table-cell>
          <table:table-cell office:value-type="float" office:value="0.000117374904157679">
            <text:p>0,0001173749</text:p>
          </table:table-cell>
          <table:table-cell table:number-columns-repeated="3"/>
        </table:table-row>
        <table:table-row table:style-name="ro1">
          <table:table-cell office:value-type="string">
            <text:p><text:s text:c="6"/>285</text:p>
          </table:table-cell>
          <table:table-cell office:value-type="float" office:value="5.63582">
            <text:p>5,63582</text:p>
          </table:table-cell>
          <table:table-cell office:value-type="float" office:value="0.000119978577581903">
            <text:p>0,0001199786</text:p>
          </table:table-cell>
          <table:table-cell table:number-columns-repeated="3"/>
        </table:table-row>
        <table:table-row table:style-name="ro1">
          <table:table-cell office:value-type="string">
            <text:p><text:s text:c="6"/>286</text:p>
          </table:table-cell>
          <table:table-cell office:value-type="float" office:value="5.65567">
            <text:p>5,65567</text:p>
          </table:table-cell>
          <table:table-cell office:value-type="float" office:value="0.000117675415836264">
            <text:p>0,0001176754</text:p>
          </table:table-cell>
          <table:table-cell table:number-columns-repeated="3"/>
        </table:table-row>
        <table:table-row table:style-name="ro1">
          <table:table-cell office:value-type="string">
            <text:p><text:s text:c="6"/>287</text:p>
          </table:table-cell>
          <table:table-cell office:value-type="float" office:value="5.67479">
            <text:p>5,67479</text:p>
          </table:table-cell>
          <table:table-cell office:value-type="float" office:value="0.000122449302198784">
            <text:p>0,0001224493</text:p>
          </table:table-cell>
          <table:table-cell table:number-columns-repeated="3"/>
        </table:table-row>
        <table:table-row table:style-name="ro1">
          <table:table-cell office:value-type="string">
            <text:p><text:s text:c="6"/>288</text:p>
          </table:table-cell>
          <table:table-cell office:value-type="float" office:value="5.69385">
            <text:p>5,69385</text:p>
          </table:table-cell>
          <table:table-cell office:value-type="float" office:value="0.00011774504804701">
            <text:p>0,000117745</text:p>
          </table:table-cell>
          <table:table-cell table:number-columns-repeated="3"/>
        </table:table-row>
        <table:table-row table:style-name="ro1">
          <table:table-cell office:value-type="string">
            <text:p><text:s text:c="6"/>289</text:p>
          </table:table-cell>
          <table:table-cell office:value-type="float" office:value="5.71286">
            <text:p>5,71286</text:p>
          </table:table-cell>
          <table:table-cell office:value-type="float" office:value="0.000115898272939821">
            <text:p>0,0001158983</text:p>
          </table:table-cell>
          <table:table-cell table:number-columns-repeated="3"/>
        </table:table-row>
        <table:table-row table:style-name="ro1">
          <table:table-cell office:value-type="string">
            <text:p><text:s text:c="6"/>290</text:p>
          </table:table-cell>
          <table:table-cell office:value-type="float" office:value="5.73183">
            <text:p>5,73183</text:p>
          </table:table-cell>
          <table:table-cell office:value-type="float" office:value="0.000114124911711944">
            <text:p>0,0001141249</text:p>
          </table:table-cell>
          <table:table-cell table:number-columns-repeated="3"/>
        </table:table-row>
        <table:table-row table:style-name="ro1">
          <table:table-cell office:value-type="string">
            <text:p><text:s text:c="6"/>291</text:p>
          </table:table-cell>
          <table:table-cell office:value-type="float" office:value="5.75079">
            <text:p>5,75079</text:p>
          </table:table-cell>
          <table:table-cell office:value-type="float" office:value="0.000114088284979876">
            <text:p>0,0001140883</text:p>
          </table:table-cell>
          <table:table-cell table:number-columns-repeated="3"/>
        </table:table-row>
        <table:table-row table:style-name="ro1">
          <table:table-cell office:value-type="string">
            <text:p><text:s text:c="6"/>292</text:p>
          </table:table-cell>
          <table:table-cell office:value-type="float" office:value="5.77062">
            <text:p>5,77062</text:p>
          </table:table-cell>
          <table:table-cell office:value-type="float" office:value="0.000113933981523168">
            <text:p>0,000113934</text:p>
          </table:table-cell>
          <table:table-cell table:number-columns-repeated="3"/>
        </table:table-row>
        <table:table-row table:style-name="ro1">
          <table:table-cell office:value-type="string">
            <text:p><text:s text:c="6"/>293</text:p>
          </table:table-cell>
          <table:table-cell office:value-type="float" office:value="5.79009">
            <text:p>5,79009</text:p>
          </table:table-cell>
          <table:table-cell office:value-type="float" office:value="0.000112398424150919">
            <text:p>0,0001123984</text:p>
          </table:table-cell>
          <table:table-cell table:number-columns-repeated="3"/>
        </table:table-row>
        <table:table-row table:style-name="ro1">
          <table:table-cell office:value-type="string">
            <text:p><text:s text:c="6"/>294</text:p>
          </table:table-cell>
          <table:table-cell office:value-type="float" office:value="5.80975">
            <text:p>5,80975</text:p>
          </table:table-cell>
          <table:table-cell office:value-type="float" office:value="0.000113114057535836">
            <text:p>0,0001131141</text:p>
          </table:table-cell>
          <table:table-cell table:number-columns-repeated="3"/>
        </table:table-row>
        <table:table-row table:style-name="ro1">
          <table:table-cell office:value-type="string">
            <text:p><text:s text:c="6"/>295</text:p>
          </table:table-cell>
          <table:table-cell office:value-type="float" office:value="5.82933">
            <text:p>5,82933</text:p>
          </table:table-cell>
          <table:table-cell office:value-type="float" office:value="0.000111257694176335">
            <text:p>0,0001112577</text:p>
          </table:table-cell>
          <table:table-cell table:number-columns-repeated="3"/>
        </table:table-row>
        <table:table-row table:style-name="ro1">
          <table:table-cell office:value-type="string">
            <text:p><text:s text:c="6"/>296</text:p>
          </table:table-cell>
          <table:table-cell office:value-type="float" office:value="5.84878">
            <text:p>5,84878</text:p>
          </table:table-cell>
          <table:table-cell office:value-type="float" office:value="0.000111992554042198">
            <text:p>0,0001119926</text:p>
          </table:table-cell>
          <table:table-cell table:number-columns-repeated="3"/>
        </table:table-row>
        <table:table-row table:style-name="ro1">
          <table:table-cell office:value-type="string">
            <text:p><text:s text:c="6"/>297</text:p>
          </table:table-cell>
          <table:table-cell office:value-type="float" office:value="5.8686">
            <text:p>5,8686</text:p>
          </table:table-cell>
          <table:table-cell office:value-type="float" office:value="0.000114463383893813">
            <text:p>0,0001144634</text:p>
          </table:table-cell>
          <table:table-cell table:number-columns-repeated="3"/>
        </table:table-row>
        <table:table-row table:style-name="ro1">
          <table:table-cell office:value-type="string">
            <text:p><text:s text:c="6"/>298</text:p>
          </table:table-cell>
          <table:table-cell office:value-type="float" office:value="5.88813">
            <text:p>5,88813</text:p>
          </table:table-cell>
          <table:table-cell office:value-type="float" office:value="0.000111661633017756">
            <text:p>0,0001116616</text:p>
          </table:table-cell>
          <table:table-cell table:number-columns-repeated="3"/>
        </table:table-row>
        <table:table-row table:style-name="ro1">
          <table:table-cell office:value-type="string">
            <text:p><text:s text:c="6"/>299</text:p>
          </table:table-cell>
          <table:table-cell office:value-type="float" office:value="5.90861">
            <text:p>5,90861</text:p>
          </table:table-cell>
          <table:table-cell office:value-type="float" office:value="0.000111652572317901">
            <text:p>0,0001116526</text:p>
          </table:table-cell>
          <table:table-cell table:number-columns-repeated="3"/>
        </table:table-row>
        <table:table-row table:style-name="ro1">
          <table:table-cell office:value-type="string">
            <text:p><text:s text:c="6"/>300</text:p>
          </table:table-cell>
          <table:table-cell office:value-type="float" office:value="5.92836">
            <text:p>5,92836</text:p>
          </table:table-cell>
          <table:table-cell office:value-type="float" office:value="0.000108990403772204">
            <text:p>0,0001089904</text:p>
          </table:table-cell>
          <table:table-cell table:number-columns-repeated="3"/>
        </table:table-row>
        <table:table-row table:style-name="ro1">
          <table:table-cell office:value-type="string">
            <text:p><text:s text:c="6"/>301</text:p>
          </table:table-cell>
          <table:table-cell office:value-type="float" office:value="5.94758">
            <text:p>5,94758</text:p>
          </table:table-cell>
          <table:table-cell office:value-type="float" office:value="0.000108437572029346">
            <text:p>0,0001084376</text:p>
          </table:table-cell>
          <table:table-cell table:number-columns-repeated="3"/>
        </table:table-row>
        <table:table-row table:style-name="ro1">
          <table:table-cell office:value-type="string">
            <text:p><text:s text:c="6"/>302</text:p>
          </table:table-cell>
          <table:table-cell office:value-type="float" office:value="5.96693">
            <text:p>5,96693</text:p>
          </table:table-cell>
          <table:table-cell office:value-type="float" office:value="0.000108880463146181">
            <text:p>0,0001088805</text:p>
          </table:table-cell>
          <table:table-cell table:number-columns-repeated="3"/>
        </table:table-row>
        <table:table-row table:style-name="ro1">
          <table:table-cell office:value-type="string">
            <text:p><text:s text:c="6"/>303</text:p>
          </table:table-cell>
          <table:table-cell office:value-type="float" office:value="5.98625">
            <text:p>5,98625</text:p>
          </table:table-cell>
          <table:table-cell office:value-type="float" office:value="0.000111056774870612">
            <text:p>0,0001110568</text:p>
          </table:table-cell>
          <table:table-cell table:number-columns-repeated="3"/>
        </table:table-row>
        <table:table-row table:style-name="ro1">
          <table:table-cell office:value-type="string">
            <text:p><text:s text:c="6"/>304</text:p>
          </table:table-cell>
          <table:table-cell office:value-type="float" office:value="6.00524">
            <text:p>6,00524</text:p>
          </table:table-cell>
          <table:table-cell office:value-type="float" office:value="0.000107977806772319">
            <text:p>0,0001079778</text:p>
          </table:table-cell>
          <table:table-cell table:number-columns-repeated="3"/>
        </table:table-row>
        <table:table-row table:style-name="ro1">
          <table:table-cell office:value-type="string">
            <text:p><text:s text:c="6"/>305</text:p>
          </table:table-cell>
          <table:table-cell office:value-type="float" office:value="6.02423">
            <text:p>6,02423</text:p>
          </table:table-cell>
          <table:table-cell office:value-type="float" office:value="0.000107408925801493">
            <text:p>0,0001074089</text:p>
          </table:table-cell>
          <table:table-cell table:number-columns-repeated="3"/>
        </table:table-row>
        <table:table-row table:style-name="ro1">
          <table:table-cell office:value-type="string">
            <text:p><text:s text:c="6"/>306</text:p>
          </table:table-cell>
          <table:table-cell office:value-type="float" office:value="6.04428">
            <text:p>6,04428</text:p>
          </table:table-cell>
          <table:table-cell office:value-type="float" office:value="0.000113259700668995">
            <text:p>0,0001132597</text:p>
          </table:table-cell>
          <table:table-cell table:number-columns-repeated="3"/>
        </table:table-row>
        <table:table-row table:style-name="ro1">
          <table:table-cell office:value-type="string">
            <text:p><text:s text:c="6"/>307</text:p>
          </table:table-cell>
          <table:table-cell office:value-type="float" office:value="6.06404">
            <text:p>6,06404</text:p>
          </table:table-cell>
          <table:table-cell office:value-type="float" office:value="0.000107358077156644">
            <text:p>0,0001073581</text:p>
          </table:table-cell>
          <table:table-cell table:number-columns-repeated="3"/>
        </table:table-row>
        <table:table-row table:style-name="ro1">
          <table:table-cell office:value-type="string">
            <text:p><text:s text:c="6"/>308</text:p>
          </table:table-cell>
          <table:table-cell office:value-type="float" office:value="6.08369">
            <text:p>6,08369</text:p>
          </table:table-cell>
          <table:table-cell office:value-type="float" office:value="0.000110227205880408">
            <text:p>0,0001102272</text:p>
          </table:table-cell>
          <table:table-cell table:number-columns-repeated="3"/>
        </table:table-row>
        <table:table-row table:style-name="ro1">
          <table:table-cell office:value-type="string">
            <text:p><text:s text:c="6"/>309</text:p>
          </table:table-cell>
          <table:table-cell office:value-type="float" office:value="6.10422">
            <text:p>6,10422</text:p>
          </table:table-cell>
          <table:table-cell office:value-type="float" office:value="0.000108828940020835">
            <text:p>0,0001088289</text:p>
          </table:table-cell>
          <table:table-cell table:number-columns-repeated="3"/>
        </table:table-row>
        <table:table-row table:style-name="ro1">
          <table:table-cell office:value-type="string">
            <text:p><text:s text:c="6"/>310</text:p>
          </table:table-cell>
          <table:table-cell office:value-type="float" office:value="6.124">
            <text:p>6,124</text:p>
          </table:table-cell>
          <table:table-cell office:value-type="float" office:value="0.000111504898476947">
            <text:p>0,0001115049</text:p>
          </table:table-cell>
          <table:table-cell table:number-columns-repeated="3"/>
        </table:table-row>
        <table:table-row table:style-name="ro1">
          <table:table-cell office:value-type="string">
            <text:p><text:s text:c="6"/>311</text:p>
          </table:table-cell>
          <table:table-cell office:value-type="float" office:value="6.14439">
            <text:p>6,14439</text:p>
          </table:table-cell>
          <table:table-cell office:value-type="float" office:value="0.00010875981015816">
            <text:p>0,0001087598</text:p>
          </table:table-cell>
          <table:table-cell table:number-columns-repeated="3"/>
        </table:table-row>
        <table:table-row table:style-name="ro1">
          <table:table-cell office:value-type="string">
            <text:p><text:s text:c="6"/>312</text:p>
          </table:table-cell>
          <table:table-cell office:value-type="float" office:value="6.16403">
            <text:p>6,16403</text:p>
          </table:table-cell>
          <table:table-cell office:value-type="float" office:value="0.0001069011885031">
            <text:p>0,0001069012</text:p>
          </table:table-cell>
          <table:table-cell table:number-columns-repeated="3"/>
        </table:table-row>
        <table:table-row table:style-name="ro1">
          <table:table-cell office:value-type="string">
            <text:p><text:s text:c="6"/>313</text:p>
          </table:table-cell>
          <table:table-cell office:value-type="float" office:value="6.18392">
            <text:p>6,18392</text:p>
          </table:table-cell>
          <table:table-cell office:value-type="float" office:value="0.000110330666995795">
            <text:p>0,0001103307</text:p>
          </table:table-cell>
          <table:table-cell table:number-columns-repeated="3"/>
        </table:table-row>
        <table:table-row table:style-name="ro1">
          <table:table-cell office:value-type="string">
            <text:p><text:s text:c="6"/>314</text:p>
          </table:table-cell>
          <table:table-cell office:value-type="float" office:value="6.2036">
            <text:p>6,2036</text:p>
          </table:table-cell>
          <table:table-cell office:value-type="float" office:value="0.000107290807602411">
            <text:p>0,0001072908</text:p>
          </table:table-cell>
          <table:table-cell table:number-columns-repeated="3"/>
        </table:table-row>
        <table:table-row table:style-name="ro1">
          <table:table-cell office:value-type="string">
            <text:p><text:s text:c="6"/>315</text:p>
          </table:table-cell>
          <table:table-cell office:value-type="float" office:value="6.22323">
            <text:p>6,22323</text:p>
          </table:table-cell>
          <table:table-cell office:value-type="float" office:value="0.000105771738193308">
            <text:p>0,0001057717</text:p>
          </table:table-cell>
          <table:table-cell table:number-columns-repeated="3"/>
        </table:table-row>
        <table:table-row table:style-name="ro1">
          <table:table-cell office:value-type="string">
            <text:p><text:s text:c="6"/>316</text:p>
          </table:table-cell>
          <table:table-cell office:value-type="float" office:value="6.24271">
            <text:p>6,24271</text:p>
          </table:table-cell>
          <table:table-cell office:value-type="float" office:value="0.000104332978924338">
            <text:p>0,000104333</text:p>
          </table:table-cell>
          <table:table-cell table:number-columns-repeated="3"/>
        </table:table-row>
        <table:table-row table:style-name="ro1">
          <table:table-cell office:value-type="string">
            <text:p><text:s text:c="6"/>317</text:p>
          </table:table-cell>
          <table:table-cell office:value-type="float" office:value="6.26232">
            <text:p>6,26232</text:p>
          </table:table-cell>
          <table:table-cell office:value-type="float" office:value="0.000110843804473399">
            <text:p>0,0001108438</text:p>
          </table:table-cell>
          <table:table-cell table:number-columns-repeated="3"/>
        </table:table-row>
        <table:table-row table:style-name="ro1">
          <table:table-cell office:value-type="string">
            <text:p><text:s text:c="6"/>318</text:p>
          </table:table-cell>
          <table:table-cell office:value-type="float" office:value="6.2819">
            <text:p>6,2819</text:p>
          </table:table-cell>
          <table:table-cell office:value-type="float" office:value="0.000105346144221173">
            <text:p>0,0001053461</text:p>
          </table:table-cell>
          <table:table-cell table:number-columns-repeated="3"/>
        </table:table-row>
        <table:table-row table:style-name="ro1">
          <table:table-cell office:value-type="string">
            <text:p><text:s text:c="6"/>319</text:p>
          </table:table-cell>
          <table:table-cell office:value-type="float" office:value="6.30138">
            <text:p>6,30138</text:p>
          </table:table-cell>
          <table:table-cell office:value-type="float" office:value="0.000106218850041244">
            <text:p>0,0001062189</text:p>
          </table:table-cell>
          <table:table-cell table:number-columns-repeated="3"/>
        </table:table-row>
        <table:table-row table:style-name="ro1">
          <table:table-cell office:value-type="string">
            <text:p><text:s text:c="6"/>320</text:p>
          </table:table-cell>
          <table:table-cell office:value-type="float" office:value="6.32094">
            <text:p>6,32094</text:p>
          </table:table-cell>
          <table:table-cell office:value-type="float" office:value="0.000108158214948389">
            <text:p>0,0001081582</text:p>
          </table:table-cell>
          <table:table-cell table:number-columns-repeated="3"/>
        </table:table-row>
        <table:table-row table:style-name="ro1">
          <table:table-cell office:value-type="string">
            <text:p><text:s text:c="6"/>321</text:p>
          </table:table-cell>
          <table:table-cell office:value-type="float" office:value="6.34046">
            <text:p>6,34046</text:p>
          </table:table-cell>
          <table:table-cell office:value-type="float" office:value="0.000102974041559022">
            <text:p>0,000102974</text:p>
          </table:table-cell>
          <table:table-cell table:number-columns-repeated="3"/>
        </table:table-row>
        <table:table-row table:style-name="ro1">
          <table:table-cell office:value-type="string">
            <text:p><text:s text:c="6"/>322</text:p>
          </table:table-cell>
          <table:table-cell office:value-type="float" office:value="6.36022">
            <text:p>6,36022</text:p>
          </table:table-cell>
          <table:table-cell office:value-type="float" office:value="0.000108620199901117">
            <text:p>0,0001086202</text:p>
          </table:table-cell>
          <table:table-cell table:number-columns-repeated="3"/>
        </table:table-row>
        <table:table-row table:style-name="ro1">
          <table:table-cell office:value-type="string">
            <text:p><text:s text:c="6"/>323</text:p>
          </table:table-cell>
          <table:table-cell office:value-type="float" office:value="6.37986">
            <text:p>6,37986</text:p>
          </table:table-cell>
          <table:table-cell office:value-type="float" office:value="0.000102595398125436">
            <text:p>0,0001025954</text:p>
          </table:table-cell>
          <table:table-cell table:number-columns-repeated="3"/>
        </table:table-row>
        <table:table-row table:style-name="ro1">
          <table:table-cell office:value-type="string">
            <text:p><text:s text:c="6"/>324</text:p>
          </table:table-cell>
          <table:table-cell office:value-type="float" office:value="6.39934">
            <text:p>6,39934</text:p>
          </table:table-cell>
          <table:table-cell office:value-type="float" office:value="0.000102913721870589">
            <text:p>0,0001029137</text:p>
          </table:table-cell>
          <table:table-cell table:number-columns-repeated="3"/>
        </table:table-row>
        <table:table-row table:style-name="ro1">
          <table:table-cell office:value-type="string">
            <text:p><text:s text:c="6"/>325</text:p>
          </table:table-cell>
          <table:table-cell office:value-type="float" office:value="6.41897">
            <text:p>6,41897</text:p>
          </table:table-cell>
          <table:table-cell office:value-type="float" office:value="0.000101614750072195">
            <text:p>0,0001016148</text:p>
          </table:table-cell>
          <table:table-cell table:number-columns-repeated="3"/>
        </table:table-row>
        <table:table-row table:style-name="ro1">
          <table:table-cell office:value-type="string">
            <text:p><text:s text:c="6"/>326</text:p>
          </table:table-cell>
          <table:table-cell office:value-type="float" office:value="6.43881">
            <text:p>6,43881</text:p>
          </table:table-cell>
          <table:table-cell office:value-type="float" office:value="0.000106170307404185">
            <text:p>0,0001061703</text:p>
          </table:table-cell>
          <table:table-cell table:number-columns-repeated="3"/>
        </table:table-row>
        <table:table-row table:style-name="ro1">
          <table:table-cell office:value-type="string">
            <text:p><text:s text:c="6"/>327</text:p>
          </table:table-cell>
          <table:table-cell office:value-type="float" office:value="6.45892">
            <text:p>6,45892</text:p>
          </table:table-cell>
          <table:table-cell office:value-type="float" office:value="0.000101264566860747">
            <text:p>0,0001012646</text:p>
          </table:table-cell>
          <table:table-cell table:number-columns-repeated="3"/>
        </table:table-row>
        <table:table-row table:style-name="ro1">
          <table:table-cell office:value-type="string">
            <text:p><text:s text:c="6"/>328</text:p>
          </table:table-cell>
          <table:table-cell office:value-type="float" office:value="6.47862">
            <text:p>6,47862</text:p>
          </table:table-cell>
          <table:table-cell office:value-type="float" office:value="0.000107799987865433">
            <text:p>0,0001078</text:p>
          </table:table-cell>
          <table:table-cell table:number-columns-repeated="3"/>
        </table:table-row>
        <table:table-row table:style-name="ro1">
          <table:table-cell office:value-type="string">
            <text:p><text:s text:c="6"/>329</text:p>
          </table:table-cell>
          <table:table-cell office:value-type="float" office:value="6.49837">
            <text:p>6,49837</text:p>
          </table:table-cell>
          <table:table-cell office:value-type="float" office:value="0.000100588590700937">
            <text:p>0,0001005886</text:p>
          </table:table-cell>
          <table:table-cell table:number-columns-repeated="3"/>
        </table:table-row>
        <table:table-row table:style-name="ro1">
          <table:table-cell office:value-type="string">
            <text:p><text:s text:c="6"/>330</text:p>
          </table:table-cell>
          <table:table-cell office:value-type="float" office:value="6.51804">
            <text:p>6,51804</text:p>
          </table:table-cell>
          <table:table-cell office:value-type="float" office:value="0.000104948994856714">
            <text:p>0,000104949</text:p>
          </table:table-cell>
          <table:table-cell table:number-columns-repeated="3"/>
        </table:table-row>
        <table:table-row table:style-name="ro1">
          <table:table-cell office:value-type="string">
            <text:p><text:s text:c="6"/>331</text:p>
          </table:table-cell>
          <table:table-cell office:value-type="float" office:value="6.53781">
            <text:p>6,53781</text:p>
          </table:table-cell>
          <table:table-cell office:value-type="float" office:value="0.000107166426020032">
            <text:p>0,0001071664</text:p>
          </table:table-cell>
          <table:table-cell table:number-columns-repeated="3"/>
        </table:table-row>
        <table:table-row table:style-name="ro1">
          <table:table-cell office:value-type="string">
            <text:p><text:s text:c="6"/>332</text:p>
          </table:table-cell>
          <table:table-cell office:value-type="float" office:value="6.55733">
            <text:p>6,55733</text:p>
          </table:table-cell>
          <table:table-cell office:value-type="float" office:value="0.000111253292349438">
            <text:p>0,0001112533</text:p>
          </table:table-cell>
          <table:table-cell table:number-columns-repeated="3"/>
        </table:table-row>
        <table:table-row table:style-name="ro1">
          <table:table-cell office:value-type="string">
            <text:p><text:s text:c="6"/>333</text:p>
          </table:table-cell>
          <table:table-cell office:value-type="float" office:value="6.57758">
            <text:p>6,57758</text:p>
          </table:table-cell>
          <table:table-cell office:value-type="float" office:value="0.000110518582192232">
            <text:p>0,0001105186</text:p>
          </table:table-cell>
          <table:table-cell table:number-columns-repeated="3"/>
        </table:table-row>
        <table:table-row table:style-name="ro1">
          <table:table-cell office:value-type="string">
            <text:p><text:s text:c="6"/>334</text:p>
          </table:table-cell>
          <table:table-cell office:value-type="float" office:value="6.59717">
            <text:p>6,59717</text:p>
          </table:table-cell>
          <table:table-cell office:value-type="float" office:value="0.000102693926793253">
            <text:p>0,0001026939</text:p>
          </table:table-cell>
          <table:table-cell table:number-columns-repeated="3"/>
        </table:table-row>
        <table:table-row table:style-name="ro1">
          <table:table-cell office:value-type="string">
            <text:p><text:s text:c="6"/>335</text:p>
          </table:table-cell>
          <table:table-cell office:value-type="float" office:value="6.61637">
            <text:p>6,61637</text:p>
          </table:table-cell>
          <table:table-cell office:value-type="float" office:value="0.000103485437995181">
            <text:p>0,0001034854</text:p>
          </table:table-cell>
          <table:table-cell table:number-columns-repeated="3"/>
        </table:table-row>
        <table:table-row table:style-name="ro1">
          <table:table-cell office:value-type="string">
            <text:p><text:s text:c="6"/>336</text:p>
          </table:table-cell>
          <table:table-cell office:value-type="float" office:value="6.6355">
            <text:p>6,6355</text:p>
          </table:table-cell>
          <table:table-cell table:style-name="ce1" office:value-type="float" office:value="0.0000971094896852285">
            <text:p>9,71E-005</text:p>
          </table:table-cell>
          <table:table-cell table:number-columns-repeated="3"/>
        </table:table-row>
        <table:table-row table:style-name="ro2">
          <table:table-cell office:value-type="string">
            <text:p>iter number: <text:s text:c="4"/>336 </text:p>
          </table:table-cell>
          <table:table-cell office:value-type="string">
            <text:p><text:s/>time taken[s]:6,635515333424792</text:p>
          </table:table-cell>
          <table:table-cell table:number-columns-repeated="4"/>
        </table:table-row>
        <table:table-row table:style-name="ro2" table:number-rows-repeated="196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number-columns-repeated="3"/>
        </table:table-row>
        <table:table-row table:style-name="ro2" table:number-rows-repeated="174"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number-columns-repeated="3"/>
        </table:table-row>
      </table:table>
      <table:table table:name="Arkusz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26.10.2017</text:date>, <text:time>22:51:3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utak</meta:initial-creator>
    <meta:creation-date>2017-10-25T21:54:43.45</meta:creation-date>
    <dc:date>2017-10-26T22:51:36.71</dc:date>
    <dc:creator>Piotr Tutak</dc:creator>
    <meta:editing-duration>PT1H18M55S</meta:editing-duration>
    <meta:editing-cycles>9</meta:editing-cycles>
    <meta:generator>OpenOffice/4.1.3$Win32 OpenOffice.org_project/413m1$Build-9783</meta:generator>
    <meta:document-statistic meta:table-count="3" meta:cell-count="17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665cm" svg:height="20.31cm" xlink:href=".." xlink:type="simple" chart:class="chart:scatter" chart:style-name="ch1">
        <chart:title svg:x="14.084cm" svg:y="0.542cm" chart:style-name="ch2">
          <text:p>Wykres wartości błędu MSE od czasu</text:p>
        </chart:title>
        <chart:legend chart:legend-position="end" svg:x="28.13cm" svg:y="9.581cm" style:legend-expansion="high" chart:style-name="ch3"/>
        <chart:plot-area chart:style-name="ch4" table:cell-range-address="Arkusz1.B3:Arkusz1.C16 Arkusz1.D2:Arkusz1.E2 Arkusz1.D21:Arkusz1.E21 Arkusz1.C22:Arkusz1.C27" chart:data-source-has-labels="row" svg:x="1.751cm" svg:y="2.539cm" svg:width="24.953cm" svg:height="16.357cm">
          <chartooo:coordinate-region svg:x="2.478cm" svg:y="2.752cm" svg:width="23.894cm" svg:height="15.471cm"/>
          <chart:axis chart:dimension="x" chart:name="primary-x" chart:style-name="ch5">
            <chart:title svg:x="13.641cm" svg:y="19.303cm" chart:style-name="ch6">
              <text:p>time [s]</text:p>
            </chart:title>
          </chart:axis>
          <chart:axis chart:dimension="y" chart:name="primary-y" chart:style-name="ch5">
            <chart:title svg:x="0.451cm" svg:y="11.118cm" chart:style-name="ch7">
              <text:p>error</text:p>
            </chart:title>
            <chart:grid chart:style-name="ch8" chart:class="major"/>
          </chart:axis>
          <chart:series chart:style-name="ch9" chart:values-cell-range-address="Arkusz1.C3:Arkusz1.C16" chart:label-cell-address="Arkusz1.D2:Arkusz1.E2" chart:class="chart:scatter">
            <chart:domain table:cell-range-address="Arkusz1.B3:Arkusz1.B16"/>
            <chart:data-point chart:repeated="14"/>
          </chart:series>
          <chart:series chart:style-name="ch10" chart:values-cell-range-address="Arkusz1.C22:Arkusz1.C27" chart:label-cell-address="Arkusz1.D21:Arkusz1.E21" chart:class="chart:scatter">
            <chart:domain table:cell-range-address="Arkusz1.B22:Arkusz1.B2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 learn rate: 0,100000 activation: hardOne</text:p>
                <text:list>
                  <text:list-item>
                    <text:p> learn rate: 0,100000</text:p>
                  </text:list-item>
                  <text:list-item>
                    <text:p>activation: hardOne</text:p>
                  </text:list-item>
                </text:list>
                <draw:g>
                  <svg:desc>Arkusz1.D2:Arkusz1.E2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 learn rate: 0,500000 activation: hardOne</text:p>
                <text:list>
                  <text:list-item>
                    <text:p> learn rate: 0,500000</text:p>
                  </text:list-item>
                  <text:list-item>
                    <text:p>activation: hardOne</text:p>
                  </text:list-item>
                </text:list>
                <draw:g>
                  <svg:desc>Arkusz1.D21:Arkusz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62">
                <text:p>0.02262</text:p>
                <draw:g>
                  <svg:desc>Arkusz1.B3:Arkusz1.B16</svg:desc>
                </draw:g>
              </table:table-cell>
              <table:table-cell office:value-type="float" office:value="0.5">
                <text:p>0.5</text:p>
                <draw:g>
                  <svg:desc>Arkusz1.C3:Arkusz1.C16</svg:desc>
                </draw:g>
              </table:table-cell>
              <table:table-cell office:value-type="float" office:value="0.0195">
                <text:p>0.0195</text:p>
                <draw:g>
                  <svg:desc>Arkusz1.B22:Arkusz1.B27</svg:desc>
                </draw:g>
              </table:table-cell>
              <table:table-cell office:value-type="float" office:value="0.5">
                <text:p>0.5</text:p>
                <draw:g>
                  <svg:desc>Arkusz1.C22:Arkusz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91">
                <text:p>0.04491</text:p>
              </table:table-cell>
              <table:table-cell office:value-type="float" office:value="0.5">
                <text:p>0.5</text:p>
              </table:table-cell>
              <table:table-cell office:value-type="float" office:value="0.03823">
                <text:p>0.0382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432">
                <text:p>0.06432</text:p>
              </table:table-cell>
              <table:table-cell office:value-type="float" office:value="0.5">
                <text:p>0.5</text:p>
              </table:table-cell>
              <table:table-cell office:value-type="float" office:value="0.05704">
                <text:p>0.0570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32">
                <text:p>0.08332</text:p>
              </table:table-cell>
              <table:table-cell office:value-type="float" office:value="0.5">
                <text:p>0.5</text:p>
              </table:table-cell>
              <table:table-cell office:value-type="float" office:value="0.07597">
                <text:p>0.075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8">
                <text:p>0.1028</text:p>
              </table:table-cell>
              <table:table-cell office:value-type="float" office:value="0.5">
                <text:p>0.5</text:p>
              </table:table-cell>
              <table:table-cell office:value-type="float" office:value="0.09481">
                <text:p>0.0948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62">
                <text:p>0.12262</text:p>
              </table:table-cell>
              <table:table-cell office:value-type="float" office:value="0.4">
                <text:p>0.4</text:p>
              </table:table-cell>
              <table:table-cell office:value-type="float" office:value="0.11452">
                <text:p>0.1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">
                <text:p>0.14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163">
                <text:p>0.1616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102">
                <text:p>0.18102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79">
                <text:p>0.2037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6">
                <text:p>0.2287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06">
                <text:p>0.25406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767">
                <text:p>0.27767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802">
                <text:p>0.298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92cm" svg:height="21.359cm" xlink:href=".." xlink:type="simple" chart:class="chart:scatter" chart:style-name="ch1">
        <chart:title svg:x="12.587cm" svg:y="0.563cm" chart:style-name="ch2">
          <text:p>Wykres zależności błędu MSE od czasu</text:p>
        </chart:title>
        <chart:legend chart:legend-position="end" svg:x="26.112cm" svg:y="10.105cm" style:legend-expansion="high" chart:style-name="ch3"/>
        <chart:plot-area chart:style-name="ch4" table:cell-range-address="Arkusz1.B35:Arkusz1.C235 Arkusz1.D34:Arkusz1.E34 Arkusz1.D240:Arkusz1.E240 Arkusz1.C241:Arkusz1.C576" chart:data-source-has-labels="row" svg:x="1.699cm" svg:y="2.623cm" svg:width="23.091cm" svg:height="17.301cm">
          <chartooo:coordinate-region svg:x="2.426cm" svg:y="2.836cm" svg:width="22.27cm" svg:height="16.415cm"/>
          <chart:axis chart:dimension="x" chart:name="primary-x" chart:style-name="ch5">
            <chart:title svg:x="12.697cm" svg:y="20.352cm" chart:style-name="ch6">
              <text:p>time[s]</text:p>
            </chart:title>
          </chart:axis>
          <chart:axis chart:dimension="y" chart:name="primary-y" chart:style-name="ch5">
            <chart:title svg:x="0.451cm" svg:y="11.674cm" chart:style-name="ch7">
              <text:p>error</text:p>
            </chart:title>
            <chart:grid chart:style-name="ch8" chart:class="major"/>
          </chart:axis>
          <chart:series chart:style-name="ch9" chart:values-cell-range-address="Arkusz1.C35:Arkusz1.C235" chart:label-cell-address="Arkusz1.D34:Arkusz1.E34" chart:class="chart:scatter">
            <chart:domain table:cell-range-address="Arkusz1.B35:Arkusz1.B235"/>
            <chart:data-point chart:repeated="201"/>
          </chart:series>
          <chart:series chart:style-name="ch10" chart:values-cell-range-address="Arkusz1.C241:Arkusz1.C576" chart:label-cell-address="Arkusz1.D240:Arkusz1.E240" chart:class="chart:scatter">
            <chart:domain table:cell-range-address="Arkusz1.B241:Arkusz1.B576"/>
            <chart:data-point chart:repeated="3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 learn rate: 0,100000 activation: ident</text:p>
                <text:list>
                  <text:list-item>
                    <text:p> learn rate: 0,100000</text:p>
                  </text:list-item>
                  <text:list-item>
                    <text:p>activation: ident</text:p>
                  </text:list-item>
                </text:list>
                <draw:g>
                  <svg:desc>Arkusz1.D34:Arkusz1.E34</svg:desc>
                </draw:g>
              </table:table-cell>
              <table:table-cell office:value-type="string">
                <text:p>Kolumna B</text:p>
              </table:table-cell>
              <table:table-cell office:value-type="string">
                <text:p> learn rate: 0,500000 activation: ident</text:p>
                <text:list>
                  <text:list-item>
                    <text:p> learn rate: 0,500000</text:p>
                  </text:list-item>
                  <text:list-item>
                    <text:p>activation: ident</text:p>
                  </text:list-item>
                </text:list>
                <draw:g>
                  <svg:desc>Arkusz1.D240:Arkusz1.E2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44">
                <text:p>0.02044</text:p>
                <draw:g>
                  <svg:desc>Arkusz1.B35:Arkusz1.B235</svg:desc>
                </draw:g>
              </table:table-cell>
              <table:table-cell office:value-type="float" office:value="1.01304899783792">
                <text:p>1.01304899783792</text:p>
                <draw:g>
                  <svg:desc>Arkusz1.C35:Arkusz1.C235</svg:desc>
                </draw:g>
              </table:table-cell>
              <table:table-cell office:value-type="float" office:value="0.01945">
                <text:p>0.01945</text:p>
                <draw:g>
                  <svg:desc>Arkusz1.B241:Arkusz1.B576</svg:desc>
                </draw:g>
              </table:table-cell>
              <table:table-cell office:value-type="float" office:value="0.45667540011285">
                <text:p>0.45667540011285</text:p>
                <draw:g>
                  <svg:desc>Arkusz1.C241:Arkusz1.C5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37">
                <text:p>0.04037</text:p>
              </table:table-cell>
              <table:table-cell office:value-type="float" office:value="0.190352836578583">
                <text:p>0.190352836578583</text:p>
              </table:table-cell>
              <table:table-cell office:value-type="float" office:value="0.03899">
                <text:p>0.03899</text:p>
              </table:table-cell>
              <table:table-cell office:value-type="float" office:value="0.117460506456892">
                <text:p>0.117460506456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97">
                <text:p>0.06097</text:p>
              </table:table-cell>
              <table:table-cell office:value-type="float" office:value="0.0984943054440259">
                <text:p>0.0984943054440259</text:p>
              </table:table-cell>
              <table:table-cell office:value-type="float" office:value="0.05864">
                <text:p>0.05864</text:p>
              </table:table-cell>
              <table:table-cell office:value-type="float" office:value="0.107673468278875">
                <text:p>0.107673468278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105">
                <text:p>0.08105</text:p>
              </table:table-cell>
              <table:table-cell office:value-type="float" office:value="0.0565639679123145">
                <text:p>0.0565639679123145</text:p>
              </table:table-cell>
              <table:table-cell office:value-type="float" office:value="0.07852">
                <text:p>0.07852</text:p>
              </table:table-cell>
              <table:table-cell office:value-type="float" office:value="0.0849538230495964">
                <text:p>0.084953823049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92">
                <text:p>0.10192</text:p>
              </table:table-cell>
              <table:table-cell office:value-type="float" office:value="0.049526240115186">
                <text:p>0.049526240115186</text:p>
              </table:table-cell>
              <table:table-cell office:value-type="float" office:value="0.09866">
                <text:p>0.09866</text:p>
              </table:table-cell>
              <table:table-cell office:value-type="float" office:value="0.06914561426945">
                <text:p>0.06914561426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221">
                <text:p>0.12221</text:p>
              </table:table-cell>
              <table:table-cell office:value-type="float" office:value="0.0373551027725996">
                <text:p>0.0373551027725996</text:p>
              </table:table-cell>
              <table:table-cell office:value-type="float" office:value="0.11793">
                <text:p>0.11793</text:p>
              </table:table-cell>
              <table:table-cell office:value-type="float" office:value="0.0462938075433862">
                <text:p>0.046293807543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6">
                <text:p>0.1426</text:p>
              </table:table-cell>
              <table:table-cell office:value-type="float" office:value="0.0322315409039782">
                <text:p>0.0322315409039782</text:p>
              </table:table-cell>
              <table:table-cell office:value-type="float" office:value="0.13715">
                <text:p>0.13715</text:p>
              </table:table-cell>
              <table:table-cell office:value-type="float" office:value="0.0318479057832417">
                <text:p>0.0318479057832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279">
                <text:p>0.16279</text:p>
              </table:table-cell>
              <table:table-cell office:value-type="float" office:value="0.0309176523411577">
                <text:p>0.0309176523411577</text:p>
              </table:table-cell>
              <table:table-cell office:value-type="float" office:value="0.1567">
                <text:p>0.1567</text:p>
              </table:table-cell>
              <table:table-cell office:value-type="float" office:value="0.0414380336380083">
                <text:p>0.0414380336380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306">
                <text:p>0.18306</text:p>
              </table:table-cell>
              <table:table-cell office:value-type="float" office:value="0.0279755740088277">
                <text:p>0.0279755740088277</text:p>
              </table:table-cell>
              <table:table-cell office:value-type="float" office:value="0.17582">
                <text:p>0.17582</text:p>
              </table:table-cell>
              <table:table-cell office:value-type="float" office:value="0.0249206085977352">
                <text:p>0.0249206085977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322">
                <text:p>0.20322</text:p>
              </table:table-cell>
              <table:table-cell office:value-type="float" office:value="0.0236593040360962">
                <text:p>0.0236593040360962</text:p>
              </table:table-cell>
              <table:table-cell office:value-type="float" office:value="0.19577">
                <text:p>0.19577</text:p>
              </table:table-cell>
              <table:table-cell office:value-type="float" office:value="0.0700316964512566">
                <text:p>0.0700316964512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379">
                <text:p>0.22379</text:p>
              </table:table-cell>
              <table:table-cell office:value-type="float" office:value="0.0216694401245658">
                <text:p>0.0216694401245658</text:p>
              </table:table-cell>
              <table:table-cell office:value-type="float" office:value="0.21591">
                <text:p>0.21591</text:p>
              </table:table-cell>
              <table:table-cell office:value-type="float" office:value="0.0390008919311909">
                <text:p>0.0390008919311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47">
                <text:p>0.2447</text:p>
              </table:table-cell>
              <table:table-cell office:value-type="float" office:value="0.0194961748486693">
                <text:p>0.0194961748486693</text:p>
              </table:table-cell>
              <table:table-cell office:value-type="float" office:value="0.23541">
                <text:p>0.23541</text:p>
              </table:table-cell>
              <table:table-cell office:value-type="float" office:value="0.0182147741587208">
                <text:p>0.0182147741587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6">
                <text:p>0.266</text:p>
              </table:table-cell>
              <table:table-cell office:value-type="float" office:value="0.0188601546367463">
                <text:p>0.0188601546367463</text:p>
              </table:table-cell>
              <table:table-cell office:value-type="float" office:value="0.25513">
                <text:p>0.25513</text:p>
              </table:table-cell>
              <table:table-cell office:value-type="float" office:value="0.0109777609836145">
                <text:p>0.01097776098361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811">
                <text:p>0.28811</text:p>
              </table:table-cell>
              <table:table-cell office:value-type="float" office:value="0.0175589752273234">
                <text:p>0.0175589752273234</text:p>
              </table:table-cell>
              <table:table-cell office:value-type="float" office:value="0.2746">
                <text:p>0.2746</text:p>
              </table:table-cell>
              <table:table-cell office:value-type="float" office:value="0.0190613210794183">
                <text:p>0.0190613210794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832">
                <text:p>0.30832</text:p>
              </table:table-cell>
              <table:table-cell office:value-type="float" office:value="0.0155933274388918">
                <text:p>0.0155933274388918</text:p>
              </table:table-cell>
              <table:table-cell office:value-type="float" office:value="0.29425">
                <text:p>0.29425</text:p>
              </table:table-cell>
              <table:table-cell office:value-type="float" office:value="0.0118927560580178">
                <text:p>0.0118927560580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873">
                <text:p>0.32873</text:p>
              </table:table-cell>
              <table:table-cell office:value-type="float" office:value="0.0158425725391967">
                <text:p>0.0158425725391967</text:p>
              </table:table-cell>
              <table:table-cell office:value-type="float" office:value="0.31392">
                <text:p>0.31392</text:p>
              </table:table-cell>
              <table:table-cell office:value-type="float" office:value="0.0142485320557081">
                <text:p>0.01424853205570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887">
                <text:p>0.34887</text:p>
              </table:table-cell>
              <table:table-cell office:value-type="float" office:value="0.0142618975563222">
                <text:p>0.0142618975563222</text:p>
              </table:table-cell>
              <table:table-cell office:value-type="float" office:value="0.33333">
                <text:p>0.33333</text:p>
              </table:table-cell>
              <table:table-cell office:value-type="float" office:value="0.0051027164083275">
                <text:p>0.0051027164083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922">
                <text:p>0.36922</text:p>
              </table:table-cell>
              <table:table-cell office:value-type="float" office:value="0.0130841114959311">
                <text:p>0.0130841114959311</text:p>
              </table:table-cell>
              <table:table-cell office:value-type="float" office:value="0.35312">
                <text:p>0.35312</text:p>
              </table:table-cell>
              <table:table-cell office:value-type="float" office:value="0.00729360609262413">
                <text:p>0.007293606092624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954">
                <text:p>0.38954</text:p>
              </table:table-cell>
              <table:table-cell office:value-type="float" office:value="0.013731345801636">
                <text:p>0.013731345801636</text:p>
              </table:table-cell>
              <table:table-cell office:value-type="float" office:value="0.37295">
                <text:p>0.37295</text:p>
              </table:table-cell>
              <table:table-cell office:value-type="float" office:value="0.00474595567476951">
                <text:p>0.004745955674769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1175">
                <text:p>0.41175</text:p>
              </table:table-cell>
              <table:table-cell office:value-type="float" office:value="0.0122881478143898">
                <text:p>0.0122881478143898</text:p>
              </table:table-cell>
              <table:table-cell office:value-type="float" office:value="0.39241">
                <text:p>0.39241</text:p>
              </table:table-cell>
              <table:table-cell office:value-type="float" office:value="0.00346779346872998">
                <text:p>0.00346779346872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3282">
                <text:p>0.43282</text:p>
              </table:table-cell>
              <table:table-cell office:value-type="float" office:value="0.010779614569928">
                <text:p>0.010779614569928</text:p>
              </table:table-cell>
              <table:table-cell office:value-type="float" office:value="0.41205">
                <text:p>0.41205</text:p>
              </table:table-cell>
              <table:table-cell office:value-type="float" office:value="0.0035340256500778">
                <text:p>0.00353402565007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321">
                <text:p>0.45321</text:p>
              </table:table-cell>
              <table:table-cell office:value-type="float" office:value="0.0100976608029871">
                <text:p>0.0100976608029871</text:p>
              </table:table-cell>
              <table:table-cell office:value-type="float" office:value="0.43152">
                <text:p>0.43152</text:p>
              </table:table-cell>
              <table:table-cell office:value-type="float" office:value="0.00277556784210717">
                <text:p>0.00277556784210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376">
                <text:p>0.47376</text:p>
              </table:table-cell>
              <table:table-cell office:value-type="float" office:value="0.00992036914103367">
                <text:p>0.00992036914103367</text:p>
              </table:table-cell>
              <table:table-cell office:value-type="float" office:value="0.45125">
                <text:p>0.45125</text:p>
              </table:table-cell>
              <table:table-cell office:value-type="float" office:value="0.00255684297825143">
                <text:p>0.00255684297825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453">
                <text:p>0.49453</text:p>
              </table:table-cell>
              <table:table-cell office:value-type="float" office:value="0.0108667351207972">
                <text:p>0.0108667351207972</text:p>
              </table:table-cell>
              <table:table-cell office:value-type="float" office:value="0.47083">
                <text:p>0.47083</text:p>
              </table:table-cell>
              <table:table-cell office:value-type="float" office:value="0.00223228876735227">
                <text:p>0.002232288767352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514">
                <text:p>0.51514</text:p>
              </table:table-cell>
              <table:table-cell office:value-type="float" office:value="0.00855639857048169">
                <text:p>0.00855639857048169</text:p>
              </table:table-cell>
              <table:table-cell office:value-type="float" office:value="0.49036">
                <text:p>0.49036</text:p>
              </table:table-cell>
              <table:table-cell office:value-type="float" office:value="0.00296627384593909">
                <text:p>0.002966273845939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643">
                <text:p>0.53643</text:p>
              </table:table-cell>
              <table:table-cell office:value-type="float" office:value="0.0108179123472398">
                <text:p>0.0108179123472398</text:p>
              </table:table-cell>
              <table:table-cell office:value-type="float" office:value="0.51007">
                <text:p>0.51007</text:p>
              </table:table-cell>
              <table:table-cell office:value-type="float" office:value="0.00218140730438298">
                <text:p>0.002181407304382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5728">
                <text:p>0.55728</text:p>
              </table:table-cell>
              <table:table-cell office:value-type="float" office:value="0.00856287714908236">
                <text:p>0.00856287714908236</text:p>
              </table:table-cell>
              <table:table-cell office:value-type="float" office:value="0.52963">
                <text:p>0.52963</text:p>
              </table:table-cell>
              <table:table-cell office:value-type="float" office:value="0.00205420479595949">
                <text:p>0.002054204795959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948">
                <text:p>0.57948</text:p>
              </table:table-cell>
              <table:table-cell office:value-type="float" office:value="0.00764388122853659">
                <text:p>0.00764388122853659</text:p>
              </table:table-cell>
              <table:table-cell office:value-type="float" office:value="0.54913">
                <text:p>0.54913</text:p>
              </table:table-cell>
              <table:table-cell office:value-type="float" office:value="0.00188015180246129">
                <text:p>0.001880151802461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34">
                <text:p>0.60034</text:p>
              </table:table-cell>
              <table:table-cell office:value-type="float" office:value="0.00692816290042211">
                <text:p>0.00692816290042211</text:p>
              </table:table-cell>
              <table:table-cell office:value-type="float" office:value="0.56874">
                <text:p>0.56874</text:p>
              </table:table-cell>
              <table:table-cell office:value-type="float" office:value="0.00198653243306381">
                <text:p>0.00198653243306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2693">
                <text:p>0.62693</text:p>
              </table:table-cell>
              <table:table-cell office:value-type="float" office:value="0.00666568782808285">
                <text:p>0.00666568782808285</text:p>
              </table:table-cell>
              <table:table-cell office:value-type="float" office:value="0.58814">
                <text:p>0.58814</text:p>
              </table:table-cell>
              <table:table-cell office:value-type="float" office:value="0.00189064918063305">
                <text:p>0.00189064918063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5046">
                <text:p>0.65046</text:p>
              </table:table-cell>
              <table:table-cell office:value-type="float" office:value="0.0066158542792535">
                <text:p>0.0066158542792535</text:p>
              </table:table-cell>
              <table:table-cell office:value-type="float" office:value="0.60815">
                <text:p>0.60815</text:p>
              </table:table-cell>
              <table:table-cell office:value-type="float" office:value="0.00168919011872923">
                <text:p>0.00168919011872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101">
                <text:p>0.67101</text:p>
              </table:table-cell>
              <table:table-cell office:value-type="float" office:value="0.00616097580202462">
                <text:p>0.00616097580202462</text:p>
              </table:table-cell>
              <table:table-cell office:value-type="float" office:value="0.62833">
                <text:p>0.62833</text:p>
              </table:table-cell>
              <table:table-cell office:value-type="float" office:value="0.00160372000092674">
                <text:p>0.001603720000926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155">
                <text:p>0.69155</text:p>
              </table:table-cell>
              <table:table-cell office:value-type="float" office:value="0.00567293371443992">
                <text:p>0.00567293371443992</text:p>
              </table:table-cell>
              <table:table-cell office:value-type="float" office:value="0.64824">
                <text:p>0.64824</text:p>
              </table:table-cell>
              <table:table-cell office:value-type="float" office:value="0.00151984062452926">
                <text:p>0.00151984062452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245">
                <text:p>0.71245</text:p>
              </table:table-cell>
              <table:table-cell office:value-type="float" office:value="0.00544616652317319">
                <text:p>0.00544616652317319</text:p>
              </table:table-cell>
              <table:table-cell office:value-type="float" office:value="0.66802">
                <text:p>0.66802</text:p>
              </table:table-cell>
              <table:table-cell office:value-type="float" office:value="0.0016138078615534">
                <text:p>0.0016138078615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3346">
                <text:p>0.73346</text:p>
              </table:table-cell>
              <table:table-cell office:value-type="float" office:value="0.00510611931852943">
                <text:p>0.00510611931852943</text:p>
              </table:table-cell>
              <table:table-cell office:value-type="float" office:value="0.6877">
                <text:p>0.6877</text:p>
              </table:table-cell>
              <table:table-cell office:value-type="float" office:value="0.0014464908135136">
                <text:p>0.0014464908135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5401">
                <text:p>0.75401</text:p>
              </table:table-cell>
              <table:table-cell office:value-type="float" office:value="0.00491972147670198">
                <text:p>0.00491972147670198</text:p>
              </table:table-cell>
              <table:table-cell office:value-type="float" office:value="0.70731">
                <text:p>0.70731</text:p>
              </table:table-cell>
              <table:table-cell office:value-type="float" office:value="0.00136818577866488">
                <text:p>0.001368185778664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445">
                <text:p>0.77445</text:p>
              </table:table-cell>
              <table:table-cell office:value-type="float" office:value="0.00476583822778705">
                <text:p>0.00476583822778705</text:p>
              </table:table-cell>
              <table:table-cell office:value-type="float" office:value="0.72769">
                <text:p>0.72769</text:p>
              </table:table-cell>
              <table:table-cell office:value-type="float" office:value="0.00164185585781247">
                <text:p>0.001641855857812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9545">
                <text:p>0.79545</text:p>
              </table:table-cell>
              <table:table-cell office:value-type="float" office:value="0.00465685399174081">
                <text:p>0.00465685399174081</text:p>
              </table:table-cell>
              <table:table-cell office:value-type="float" office:value="0.74772">
                <text:p>0.74772</text:p>
              </table:table-cell>
              <table:table-cell office:value-type="float" office:value="0.00126402975789188">
                <text:p>0.001264029757891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1579">
                <text:p>0.81579</text:p>
              </table:table-cell>
              <table:table-cell office:value-type="float" office:value="0.00449559217157039">
                <text:p>0.00449559217157039</text:p>
              </table:table-cell>
              <table:table-cell office:value-type="float" office:value="0.76723">
                <text:p>0.76723</text:p>
              </table:table-cell>
              <table:table-cell office:value-type="float" office:value="0.00129978519412068">
                <text:p>0.001299785194120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694">
                <text:p>0.83694</text:p>
              </table:table-cell>
              <table:table-cell office:value-type="float" office:value="0.00402625607917626">
                <text:p>0.00402625607917626</text:p>
              </table:table-cell>
              <table:table-cell office:value-type="float" office:value="0.7864">
                <text:p>0.7864</text:p>
              </table:table-cell>
              <table:table-cell office:value-type="float" office:value="0.00156119143945769">
                <text:p>0.00156119143945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769">
                <text:p>0.85769</text:p>
              </table:table-cell>
              <table:table-cell office:value-type="float" office:value="0.00379923333026789">
                <text:p>0.00379923333026789</text:p>
              </table:table-cell>
              <table:table-cell office:value-type="float" office:value="0.80563">
                <text:p>0.80563</text:p>
              </table:table-cell>
              <table:table-cell office:value-type="float" office:value="0.00120201603918005">
                <text:p>0.001202016039180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7866">
                <text:p>0.87866</text:p>
              </table:table-cell>
              <table:table-cell office:value-type="float" office:value="0.00362555358829963">
                <text:p>0.00362555358829963</text:p>
              </table:table-cell>
              <table:table-cell office:value-type="float" office:value="0.82537">
                <text:p>0.82537</text:p>
              </table:table-cell>
              <table:table-cell office:value-type="float" office:value="0.00123809450995835">
                <text:p>0.00123809450995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9927">
                <text:p>0.89927</text:p>
              </table:table-cell>
              <table:table-cell office:value-type="float" office:value="0.00349602008229222">
                <text:p>0.00349602008229222</text:p>
              </table:table-cell>
              <table:table-cell office:value-type="float" office:value="0.84512">
                <text:p>0.84512</text:p>
              </table:table-cell>
              <table:table-cell office:value-type="float" office:value="0.00111887564237806">
                <text:p>0.00111887564237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997">
                <text:p>0.91997</text:p>
              </table:table-cell>
              <table:table-cell office:value-type="float" office:value="0.00331921023709238">
                <text:p>0.00331921023709238</text:p>
              </table:table-cell>
              <table:table-cell office:value-type="float" office:value="0.86504">
                <text:p>0.86504</text:p>
              </table:table-cell>
              <table:table-cell office:value-type="float" office:value="0.00112156677794144">
                <text:p>0.001121566777941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4046">
                <text:p>0.94046</text:p>
              </table:table-cell>
              <table:table-cell office:value-type="float" office:value="0.003170544603851">
                <text:p>0.003170544603851</text:p>
              </table:table-cell>
              <table:table-cell office:value-type="float" office:value="0.88468">
                <text:p>0.88468</text:p>
              </table:table-cell>
              <table:table-cell office:value-type="float" office:value="0.00114547485231982">
                <text:p>0.00114547485231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194">
                <text:p>0.96194</text:p>
              </table:table-cell>
              <table:table-cell office:value-type="float" office:value="0.00307817144225514">
                <text:p>0.00307817144225514</text:p>
              </table:table-cell>
              <table:table-cell office:value-type="float" office:value="0.90453">
                <text:p>0.90453</text:p>
              </table:table-cell>
              <table:table-cell office:value-type="float" office:value="0.00115306658273819">
                <text:p>0.0011530665827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272">
                <text:p>0.98272</text:p>
              </table:table-cell>
              <table:table-cell office:value-type="float" office:value="0.00292665548346568">
                <text:p>0.00292665548346568</text:p>
              </table:table-cell>
              <table:table-cell office:value-type="float" office:value="0.92403">
                <text:p>0.92403</text:p>
              </table:table-cell>
              <table:table-cell office:value-type="float" office:value="0.00147369500351853">
                <text:p>0.001473695003518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405">
                <text:p>1.00405</text:p>
              </table:table-cell>
              <table:table-cell office:value-type="float" office:value="0.00279463646003526">
                <text:p>0.00279463646003526</text:p>
              </table:table-cell>
              <table:table-cell office:value-type="float" office:value="0.94366">
                <text:p>0.94366</text:p>
              </table:table-cell>
              <table:table-cell office:value-type="float" office:value="0.00104287058847384">
                <text:p>0.00104287058847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2508">
                <text:p>1.02508</text:p>
              </table:table-cell>
              <table:table-cell office:value-type="float" office:value="0.00288478866848343">
                <text:p>0.00288478866848343</text:p>
              </table:table-cell>
              <table:table-cell office:value-type="float" office:value="0.96345">
                <text:p>0.96345</text:p>
              </table:table-cell>
              <table:table-cell office:value-type="float" office:value="0.000957938328531496">
                <text:p>0.0009579383285314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4703">
                <text:p>1.04703</text:p>
              </table:table-cell>
              <table:table-cell office:value-type="float" office:value="0.00275582638214204">
                <text:p>0.00275582638214204</text:p>
              </table:table-cell>
              <table:table-cell office:value-type="float" office:value="0.98294">
                <text:p>0.98294</text:p>
              </table:table-cell>
              <table:table-cell office:value-type="float" office:value="0.000963822383765872">
                <text:p>0.0009638223837658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6805">
                <text:p>1.06805</text:p>
              </table:table-cell>
              <table:table-cell office:value-type="float" office:value="0.00243258381381736">
                <text:p>0.00243258381381736</text:p>
              </table:table-cell>
              <table:table-cell office:value-type="float" office:value="1.0024">
                <text:p>1.0024</text:p>
              </table:table-cell>
              <table:table-cell office:value-type="float" office:value="0.000976536815359102">
                <text:p>0.0009765368153591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898">
                <text:p>1.0898</text:p>
              </table:table-cell>
              <table:table-cell office:value-type="float" office:value="0.00243768033114757">
                <text:p>0.00243768033114757</text:p>
              </table:table-cell>
              <table:table-cell office:value-type="float" office:value="1.02179">
                <text:p>1.02179</text:p>
              </table:table-cell>
              <table:table-cell office:value-type="float" office:value="0.00102304972388833">
                <text:p>0.001023049723888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1156">
                <text:p>1.11156</text:p>
              </table:table-cell>
              <table:table-cell office:value-type="float" office:value="0.00223381073654905">
                <text:p>0.00223381073654905</text:p>
              </table:table-cell>
              <table:table-cell office:value-type="float" office:value="1.04131">
                <text:p>1.04131</text:p>
              </table:table-cell>
              <table:table-cell office:value-type="float" office:value="0.000915853814299511">
                <text:p>0.000915853814299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3185">
                <text:p>1.13185</text:p>
              </table:table-cell>
              <table:table-cell office:value-type="float" office:value="0.00238921305527619">
                <text:p>0.00238921305527619</text:p>
              </table:table-cell>
              <table:table-cell office:value-type="float" office:value="1.06095">
                <text:p>1.06095</text:p>
              </table:table-cell>
              <table:table-cell office:value-type="float" office:value="0.000981027865033526">
                <text:p>0.0009810278650335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15333">
                <text:p>1.15333</text:p>
              </table:table-cell>
              <table:table-cell office:value-type="float" office:value="0.00217670732159835">
                <text:p>0.00217670732159835</text:p>
              </table:table-cell>
              <table:table-cell office:value-type="float" office:value="1.08048">
                <text:p>1.08048</text:p>
              </table:table-cell>
              <table:table-cell office:value-type="float" office:value="0.000916545879284882">
                <text:p>0.000916545879284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7343">
                <text:p>1.17343</text:p>
              </table:table-cell>
              <table:table-cell office:value-type="float" office:value="0.00205085337218964">
                <text:p>0.00205085337218964</text:p>
              </table:table-cell>
              <table:table-cell office:value-type="float" office:value="1.10005">
                <text:p>1.10005</text:p>
              </table:table-cell>
              <table:table-cell office:value-type="float" office:value="0.00100536037245537">
                <text:p>0.00100536037245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9421">
                <text:p>1.19421</text:p>
              </table:table-cell>
              <table:table-cell office:value-type="float" office:value="0.00189713472874801">
                <text:p>0.00189713472874801</text:p>
              </table:table-cell>
              <table:table-cell office:value-type="float" office:value="1.1196">
                <text:p>1.1196</text:p>
              </table:table-cell>
              <table:table-cell office:value-type="float" office:value="0.000843284564053935">
                <text:p>0.000843284564053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478">
                <text:p>1.21478</text:p>
              </table:table-cell>
              <table:table-cell office:value-type="float" office:value="0.00182360419543059">
                <text:p>0.00182360419543059</text:p>
              </table:table-cell>
              <table:table-cell office:value-type="float" office:value="1.14039">
                <text:p>1.14039</text:p>
              </table:table-cell>
              <table:table-cell office:value-type="float" office:value="0.000806056567421574">
                <text:p>0.0008060565674215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3514">
                <text:p>1.23514</text:p>
              </table:table-cell>
              <table:table-cell office:value-type="float" office:value="0.00191669304094557">
                <text:p>0.00191669304094557</text:p>
              </table:table-cell>
              <table:table-cell office:value-type="float" office:value="1.16074">
                <text:p>1.16074</text:p>
              </table:table-cell>
              <table:table-cell office:value-type="float" office:value="0.000810711253599115">
                <text:p>0.000810711253599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5553">
                <text:p>1.25553</text:p>
              </table:table-cell>
              <table:table-cell office:value-type="float" office:value="0.00170118413359551">
                <text:p>0.00170118413359551</text:p>
              </table:table-cell>
              <table:table-cell office:value-type="float" office:value="1.18063">
                <text:p>1.18063</text:p>
              </table:table-cell>
              <table:table-cell office:value-type="float" office:value="0.000812571849818827">
                <text:p>0.000812571849818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757">
                <text:p>1.2757</text:p>
              </table:table-cell>
              <table:table-cell office:value-type="float" office:value="0.00190999111496099">
                <text:p>0.00190999111496099</text:p>
              </table:table-cell>
              <table:table-cell office:value-type="float" office:value="1.20044">
                <text:p>1.20044</text:p>
              </table:table-cell>
              <table:table-cell office:value-type="float" office:value="0.000772265276084382">
                <text:p>0.0007722652760843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9604">
                <text:p>1.29604</text:p>
              </table:table-cell>
              <table:table-cell office:value-type="float" office:value="0.0015883822258791">
                <text:p>0.0015883822258791</text:p>
              </table:table-cell>
              <table:table-cell office:value-type="float" office:value="1.21989">
                <text:p>1.21989</text:p>
              </table:table-cell>
              <table:table-cell office:value-type="float" office:value="0.000736447711158938">
                <text:p>0.0007364477111589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165">
                <text:p>1.3165</text:p>
              </table:table-cell>
              <table:table-cell office:value-type="float" office:value="0.0016510773539491">
                <text:p>0.0016510773539491</text:p>
              </table:table-cell>
              <table:table-cell office:value-type="float" office:value="1.2388">
                <text:p>1.2388</text:p>
              </table:table-cell>
              <table:table-cell office:value-type="float" office:value="0.000738583848672354">
                <text:p>0.0007385838486723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741">
                <text:p>1.33741</text:p>
              </table:table-cell>
              <table:table-cell office:value-type="float" office:value="0.00148748361395527">
                <text:p>0.00148748361395527</text:p>
              </table:table-cell>
              <table:table-cell office:value-type="float" office:value="1.25924">
                <text:p>1.25924</text:p>
              </table:table-cell>
              <table:table-cell office:value-type="float" office:value="0.000803986374613858">
                <text:p>0.0008039863746138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5839">
                <text:p>1.35839</text:p>
              </table:table-cell>
              <table:table-cell office:value-type="float" office:value="0.00153265721459896">
                <text:p>0.00153265721459896</text:p>
              </table:table-cell>
              <table:table-cell office:value-type="float" office:value="1.27944">
                <text:p>1.27944</text:p>
              </table:table-cell>
              <table:table-cell office:value-type="float" office:value="0.000734537159672515">
                <text:p>0.000734537159672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7956">
                <text:p>1.37956</text:p>
              </table:table-cell>
              <table:table-cell office:value-type="float" office:value="0.00136703206467703">
                <text:p>0.00136703206467703</text:p>
              </table:table-cell>
              <table:table-cell office:value-type="float" office:value="1.29979">
                <text:p>1.29979</text:p>
              </table:table-cell>
              <table:table-cell office:value-type="float" office:value="0.000870773970568743">
                <text:p>0.000870773970568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007">
                <text:p>1.4007</text:p>
              </table:table-cell>
              <table:table-cell office:value-type="float" office:value="0.00132037684242633">
                <text:p>0.00132037684242633</text:p>
              </table:table-cell>
              <table:table-cell office:value-type="float" office:value="1.32005">
                <text:p>1.32005</text:p>
              </table:table-cell>
              <table:table-cell office:value-type="float" office:value="0.000725700961561589">
                <text:p>0.000725700961561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2126">
                <text:p>1.42126</text:p>
              </table:table-cell>
              <table:table-cell office:value-type="float" office:value="0.00136521835266583">
                <text:p>0.00136521835266583</text:p>
              </table:table-cell>
              <table:table-cell office:value-type="float" office:value="1.34094">
                <text:p>1.34094</text:p>
              </table:table-cell>
              <table:table-cell office:value-type="float" office:value="0.000762957766103632">
                <text:p>0.0007629577661036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4165">
                <text:p>1.44165</text:p>
              </table:table-cell>
              <table:table-cell office:value-type="float" office:value="0.00133623581402787">
                <text:p>0.00133623581402787</text:p>
              </table:table-cell>
              <table:table-cell office:value-type="float" office:value="1.36113">
                <text:p>1.36113</text:p>
              </table:table-cell>
              <table:table-cell office:value-type="float" office:value="0.000684254467364157">
                <text:p>0.000684254467364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6177">
                <text:p>1.46177</text:p>
              </table:table-cell>
              <table:table-cell office:value-type="float" office:value="0.00121893456835109">
                <text:p>0.00121893456835109</text:p>
              </table:table-cell>
              <table:table-cell office:value-type="float" office:value="1.38122">
                <text:p>1.38122</text:p>
              </table:table-cell>
              <table:table-cell office:value-type="float" office:value="0.000807214241812271">
                <text:p>0.0008072142418122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8202">
                <text:p>1.48202</text:p>
              </table:table-cell>
              <table:table-cell office:value-type="float" office:value="0.00117447153634995">
                <text:p>0.00117447153634995</text:p>
              </table:table-cell>
              <table:table-cell office:value-type="float" office:value="1.40204">
                <text:p>1.40204</text:p>
              </table:table-cell>
              <table:table-cell office:value-type="float" office:value="0.000658750138718104">
                <text:p>0.0006587501387181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50226">
                <text:p>1.50226</text:p>
              </table:table-cell>
              <table:table-cell office:value-type="float" office:value="0.00125385223276586">
                <text:p>0.00125385223276586</text:p>
              </table:table-cell>
              <table:table-cell office:value-type="float" office:value="1.42176">
                <text:p>1.42176</text:p>
              </table:table-cell>
              <table:table-cell office:value-type="float" office:value="0.000669973490472618">
                <text:p>0.0006699734904726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2269">
                <text:p>1.52269</text:p>
              </table:table-cell>
              <table:table-cell office:value-type="float" office:value="0.00117754626174263">
                <text:p>0.00117754626174263</text:p>
              </table:table-cell>
              <table:table-cell office:value-type="float" office:value="1.4424">
                <text:p>1.4424</text:p>
              </table:table-cell>
              <table:table-cell office:value-type="float" office:value="0.000616492690086756">
                <text:p>0.0006164926900867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4266">
                <text:p>1.54266</text:p>
              </table:table-cell>
              <table:table-cell office:value-type="float" office:value="0.00113351147104831">
                <text:p>0.00113351147104831</text:p>
              </table:table-cell>
              <table:table-cell office:value-type="float" office:value="1.46269">
                <text:p>1.46269</text:p>
              </table:table-cell>
              <table:table-cell office:value-type="float" office:value="0.000598975467154152">
                <text:p>0.0005989754671541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6285">
                <text:p>1.56285</text:p>
              </table:table-cell>
              <table:table-cell office:value-type="float" office:value="0.00105074126035845">
                <text:p>0.00105074126035845</text:p>
              </table:table-cell>
              <table:table-cell office:value-type="float" office:value="1.48358">
                <text:p>1.48358</text:p>
              </table:table-cell>
              <table:table-cell office:value-type="float" office:value="0.000583808934865788">
                <text:p>0.0005838089348657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8343">
                <text:p>1.58343</text:p>
              </table:table-cell>
              <table:table-cell office:value-type="float" office:value="0.00100595375120315">
                <text:p>0.00100595375120315</text:p>
              </table:table-cell>
              <table:table-cell office:value-type="float" office:value="1.50352">
                <text:p>1.50352</text:p>
              </table:table-cell>
              <table:table-cell office:value-type="float" office:value="0.000586908390037037">
                <text:p>0.000586908390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0375">
                <text:p>1.60375</text:p>
              </table:table-cell>
              <table:table-cell office:value-type="float" office:value="0.000989623788259778">
                <text:p>0.000989623788259778</text:p>
              </table:table-cell>
              <table:table-cell office:value-type="float" office:value="1.52362">
                <text:p>1.52362</text:p>
              </table:table-cell>
              <table:table-cell office:value-type="float" office:value="0.000574206311817673">
                <text:p>0.0005742063118176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2364">
                <text:p>1.62364</text:p>
              </table:table-cell>
              <table:table-cell office:value-type="float" office:value="0.000968720673264001">
                <text:p>0.000968720673264001</text:p>
              </table:table-cell>
              <table:table-cell office:value-type="float" office:value="1.54353">
                <text:p>1.54353</text:p>
              </table:table-cell>
              <table:table-cell office:value-type="float" office:value="0.000552047868453486">
                <text:p>0.0005520478684534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64388">
                <text:p>1.64388</text:p>
              </table:table-cell>
              <table:table-cell office:value-type="float" office:value="0.000980443871799571">
                <text:p>0.000980443871799571</text:p>
              </table:table-cell>
              <table:table-cell office:value-type="float" office:value="1.56353">
                <text:p>1.56353</text:p>
              </table:table-cell>
              <table:table-cell office:value-type="float" office:value="0.000547945430938883">
                <text:p>0.0005479454309388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6412">
                <text:p>1.66412</text:p>
              </table:table-cell>
              <table:table-cell office:value-type="float" office:value="0.000967112783179602">
                <text:p>0.000967112783179602</text:p>
              </table:table-cell>
              <table:table-cell office:value-type="float" office:value="1.58306">
                <text:p>1.58306</text:p>
              </table:table-cell>
              <table:table-cell office:value-type="float" office:value="0.000558004171340547">
                <text:p>0.000558004171340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8524">
                <text:p>1.68524</text:p>
              </table:table-cell>
              <table:table-cell office:value-type="float" office:value="0.00111726012152317">
                <text:p>0.00111726012152317</text:p>
              </table:table-cell>
              <table:table-cell office:value-type="float" office:value="1.60267">
                <text:p>1.60267</text:p>
              </table:table-cell>
              <table:table-cell office:value-type="float" office:value="0.000555275904141985">
                <text:p>0.0005552759041419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057">
                <text:p>1.7057</text:p>
              </table:table-cell>
              <table:table-cell office:value-type="float" office:value="0.000917467830116513">
                <text:p>0.000917467830116513</text:p>
              </table:table-cell>
              <table:table-cell office:value-type="float" office:value="1.62237">
                <text:p>1.62237</text:p>
              </table:table-cell>
              <table:table-cell office:value-type="float" office:value="0.000528869130664167">
                <text:p>0.0005288691306641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2603">
                <text:p>1.72603</text:p>
              </table:table-cell>
              <table:table-cell office:value-type="float" office:value="0.000831634897685844">
                <text:p>0.000831634897685844</text:p>
              </table:table-cell>
              <table:table-cell office:value-type="float" office:value="1.64202">
                <text:p>1.64202</text:p>
              </table:table-cell>
              <table:table-cell office:value-type="float" office:value="0.000621683973526699">
                <text:p>0.000621683973526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4616">
                <text:p>1.74616</text:p>
              </table:table-cell>
              <table:table-cell office:value-type="float" office:value="0.000893270053900186">
                <text:p>0.000893270053900186</text:p>
              </table:table-cell>
              <table:table-cell office:value-type="float" office:value="1.66174">
                <text:p>1.66174</text:p>
              </table:table-cell>
              <table:table-cell office:value-type="float" office:value="0.000535708561838839">
                <text:p>0.0005357085618388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6614">
                <text:p>1.76614</text:p>
              </table:table-cell>
              <table:table-cell office:value-type="float" office:value="0.00078703771216991">
                <text:p>0.00078703771216991</text:p>
              </table:table-cell>
              <table:table-cell office:value-type="float" office:value="1.68212">
                <text:p>1.68212</text:p>
              </table:table-cell>
              <table:table-cell office:value-type="float" office:value="0.000548422817785764">
                <text:p>0.0005484228177857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8652">
                <text:p>1.78652</text:p>
              </table:table-cell>
              <table:table-cell office:value-type="float" office:value="0.000769453562453155">
                <text:p>0.000769453562453155</text:p>
              </table:table-cell>
              <table:table-cell office:value-type="float" office:value="1.70195">
                <text:p>1.70195</text:p>
              </table:table-cell>
              <table:table-cell office:value-type="float" office:value="0.00051026438642225">
                <text:p>0.000510264386422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0922">
                <text:p>1.80922</text:p>
              </table:table-cell>
              <table:table-cell office:value-type="float" office:value="0.000780472085496067">
                <text:p>0.000780472085496067</text:p>
              </table:table-cell>
              <table:table-cell office:value-type="float" office:value="1.72306">
                <text:p>1.72306</text:p>
              </table:table-cell>
              <table:table-cell office:value-type="float" office:value="0.000562192346854103">
                <text:p>0.0005621923468541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3034">
                <text:p>1.83034</text:p>
              </table:table-cell>
              <table:table-cell office:value-type="float" office:value="0.000816254450217345">
                <text:p>0.000816254450217345</text:p>
              </table:table-cell>
              <table:table-cell office:value-type="float" office:value="1.74319">
                <text:p>1.74319</text:p>
              </table:table-cell>
              <table:table-cell office:value-type="float" office:value="0.00049617652197792">
                <text:p>0.000496176521977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85178">
                <text:p>1.85178</text:p>
              </table:table-cell>
              <table:table-cell office:value-type="float" office:value="0.000727086670577468">
                <text:p>0.000727086670577468</text:p>
              </table:table-cell>
              <table:table-cell office:value-type="float" office:value="1.76314">
                <text:p>1.76314</text:p>
              </table:table-cell>
              <table:table-cell office:value-type="float" office:value="0.000508357147179992">
                <text:p>0.0005083571471799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7326">
                <text:p>1.87326</text:p>
              </table:table-cell>
              <table:table-cell office:value-type="float" office:value="0.000698463809535109">
                <text:p>0.000698463809535109</text:p>
              </table:table-cell>
              <table:table-cell office:value-type="float" office:value="1.78462">
                <text:p>1.78462</text:p>
              </table:table-cell>
              <table:table-cell office:value-type="float" office:value="0.000493762594362299">
                <text:p>0.0004937625943622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9393">
                <text:p>1.89393</text:p>
              </table:table-cell>
              <table:table-cell office:value-type="float" office:value="0.000681951282354202">
                <text:p>0.000681951282354202</text:p>
              </table:table-cell>
              <table:table-cell office:value-type="float" office:value="1.80524">
                <text:p>1.80524</text:p>
              </table:table-cell>
              <table:table-cell office:value-type="float" office:value="0.000533751207480076">
                <text:p>0.000533751207480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1431">
                <text:p>1.91431</text:p>
              </table:table-cell>
              <table:table-cell office:value-type="float" office:value="0.000667482186069965">
                <text:p>0.000667482186069965</text:p>
              </table:table-cell>
              <table:table-cell office:value-type="float" office:value="1.825">
                <text:p>1.825</text:p>
              </table:table-cell>
              <table:table-cell office:value-type="float" office:value="0.000481523651204448">
                <text:p>0.0004815236512044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3541">
                <text:p>1.93541</text:p>
              </table:table-cell>
              <table:table-cell office:value-type="float" office:value="0.000654654087224511">
                <text:p>0.000654654087224511</text:p>
              </table:table-cell>
              <table:table-cell office:value-type="float" office:value="1.84609">
                <text:p>1.84609</text:p>
              </table:table-cell>
              <table:table-cell office:value-type="float" office:value="0.000547511778520047">
                <text:p>0.0005475117785200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5593">
                <text:p>1.95593</text:p>
              </table:table-cell>
              <table:table-cell office:value-type="float" office:value="0.000723990369957075">
                <text:p>0.000723990369957075</text:p>
              </table:table-cell>
              <table:table-cell office:value-type="float" office:value="1.86736">
                <text:p>1.86736</text:p>
              </table:table-cell>
              <table:table-cell office:value-type="float" office:value="0.00046979098497995">
                <text:p>0.00046979098497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97633">
                <text:p>1.97633</text:p>
              </table:table-cell>
              <table:table-cell office:value-type="float" office:value="0.000620526060402088">
                <text:p>0.000620526060402088</text:p>
              </table:table-cell>
              <table:table-cell office:value-type="float" office:value="1.88707">
                <text:p>1.88707</text:p>
              </table:table-cell>
              <table:table-cell office:value-type="float" office:value="0.000464982802090698">
                <text:p>0.000464982802090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9879">
                <text:p>1.99879</text:p>
              </table:table-cell>
              <table:table-cell office:value-type="float" office:value="0.000767889050234093">
                <text:p>0.000767889050234093</text:p>
              </table:table-cell>
              <table:table-cell office:value-type="float" office:value="1.90898">
                <text:p>1.90898</text:p>
              </table:table-cell>
              <table:table-cell office:value-type="float" office:value="0.000455968565548312">
                <text:p>0.0004559685655483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01976">
                <text:p>2.01976</text:p>
              </table:table-cell>
              <table:table-cell office:value-type="float" office:value="0.000595180329358966">
                <text:p>0.000595180329358966</text:p>
              </table:table-cell>
              <table:table-cell office:value-type="float" office:value="1.92915">
                <text:p>1.92915</text:p>
              </table:table-cell>
              <table:table-cell office:value-type="float" office:value="0.000479959947125277">
                <text:p>0.000479959947125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03997">
                <text:p>2.03997</text:p>
              </table:table-cell>
              <table:table-cell office:value-type="float" office:value="0.0006181430005668">
                <text:p>0.0006181430005668</text:p>
              </table:table-cell>
              <table:table-cell office:value-type="float" office:value="1.94956">
                <text:p>1.94956</text:p>
              </table:table-cell>
              <table:table-cell office:value-type="float" office:value="0.000455701717590867">
                <text:p>0.000455701717590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6021">
                <text:p>2.06021</text:p>
              </table:table-cell>
              <table:table-cell office:value-type="float" office:value="0.000562646586301464">
                <text:p>0.000562646586301464</text:p>
              </table:table-cell>
              <table:table-cell office:value-type="float" office:value="1.96938">
                <text:p>1.96938</text:p>
              </table:table-cell>
              <table:table-cell office:value-type="float" office:value="0.000434415899338615">
                <text:p>0.0004344158993386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08022">
                <text:p>2.08022</text:p>
              </table:table-cell>
              <table:table-cell office:value-type="float" office:value="0.000557018337404325">
                <text:p>0.000557018337404325</text:p>
              </table:table-cell>
              <table:table-cell office:value-type="float" office:value="1.98904">
                <text:p>1.98904</text:p>
              </table:table-cell>
              <table:table-cell office:value-type="float" office:value="0.000432277519938793">
                <text:p>0.0004322775199387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0073">
                <text:p>2.10073</text:p>
              </table:table-cell>
              <table:table-cell office:value-type="float" office:value="0.000544230774119502">
                <text:p>0.000544230774119502</text:p>
              </table:table-cell>
              <table:table-cell office:value-type="float" office:value="2.00876">
                <text:p>2.00876</text:p>
              </table:table-cell>
              <table:table-cell office:value-type="float" office:value="0.000433263304886643">
                <text:p>0.0004332633048866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12162">
                <text:p>2.12162</text:p>
              </table:table-cell>
              <table:table-cell office:value-type="float" office:value="0.000533838350832428">
                <text:p>0.000533838350832428</text:p>
              </table:table-cell>
              <table:table-cell office:value-type="float" office:value="2.02826">
                <text:p>2.02826</text:p>
              </table:table-cell>
              <table:table-cell office:value-type="float" office:value="0.000418107287026246">
                <text:p>0.000418107287026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14222">
                <text:p>2.14222</text:p>
              </table:table-cell>
              <table:table-cell office:value-type="float" office:value="0.00054742398589752">
                <text:p>0.00054742398589752</text:p>
              </table:table-cell>
              <table:table-cell office:value-type="float" office:value="2.04795">
                <text:p>2.04795</text:p>
              </table:table-cell>
              <table:table-cell office:value-type="float" office:value="0.00040466171346487">
                <text:p>0.000404661713464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163">
                <text:p>2.163</text:p>
              </table:table-cell>
              <table:table-cell office:value-type="float" office:value="0.000538633891652784">
                <text:p>0.000538633891652784</text:p>
              </table:table-cell>
              <table:table-cell office:value-type="float" office:value="2.06771">
                <text:p>2.06771</text:p>
              </table:table-cell>
              <table:table-cell office:value-type="float" office:value="0.000402961384690938">
                <text:p>0.0004029613846909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18359">
                <text:p>2.18359</text:p>
              </table:table-cell>
              <table:table-cell office:value-type="float" office:value="0.000599807057003671">
                <text:p>0.000599807057003671</text:p>
              </table:table-cell>
              <table:table-cell office:value-type="float" office:value="2.08734">
                <text:p>2.08734</text:p>
              </table:table-cell>
              <table:table-cell office:value-type="float" office:value="0.000410762985628209">
                <text:p>0.0004107629856282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0387">
                <text:p>2.20387</text:p>
              </table:table-cell>
              <table:table-cell office:value-type="float" office:value="0.000484437823865789">
                <text:p>0.000484437823865789</text:p>
              </table:table-cell>
              <table:table-cell office:value-type="float" office:value="2.10682">
                <text:p>2.10682</text:p>
              </table:table-cell>
              <table:table-cell office:value-type="float" office:value="0.000401997691264091">
                <text:p>0.0004019976912640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2435">
                <text:p>2.22435</text:p>
              </table:table-cell>
              <table:table-cell office:value-type="float" office:value="0.000502990923335084">
                <text:p>0.000502990923335084</text:p>
              </table:table-cell>
              <table:table-cell office:value-type="float" office:value="2.12644">
                <text:p>2.12644</text:p>
              </table:table-cell>
              <table:table-cell office:value-type="float" office:value="0.000401151475447859">
                <text:p>0.0004011514754478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4445">
                <text:p>2.24445</text:p>
              </table:table-cell>
              <table:table-cell office:value-type="float" office:value="0.000478902280278502">
                <text:p>0.000478902280278502</text:p>
              </table:table-cell>
              <table:table-cell office:value-type="float" office:value="2.14597">
                <text:p>2.14597</text:p>
              </table:table-cell>
              <table:table-cell office:value-type="float" office:value="0.00038027727054694">
                <text:p>0.000380277270546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6396">
                <text:p>2.26396</text:p>
              </table:table-cell>
              <table:table-cell office:value-type="float" office:value="0.00046412765883202">
                <text:p>0.00046412765883202</text:p>
              </table:table-cell>
              <table:table-cell office:value-type="float" office:value="2.16573">
                <text:p>2.16573</text:p>
              </table:table-cell>
              <table:table-cell office:value-type="float" office:value="0.000396367808332217">
                <text:p>0.000396367808332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8359">
                <text:p>2.28359</text:p>
              </table:table-cell>
              <table:table-cell office:value-type="float" office:value="0.000453094387195653">
                <text:p>0.000453094387195653</text:p>
              </table:table-cell>
              <table:table-cell office:value-type="float" office:value="2.18537">
                <text:p>2.18537</text:p>
              </table:table-cell>
              <table:table-cell office:value-type="float" office:value="0.000442996898910422">
                <text:p>0.0004429968989104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30376">
                <text:p>2.30376</text:p>
              </table:table-cell>
              <table:table-cell office:value-type="float" office:value="0.000447864097004914">
                <text:p>0.000447864097004914</text:p>
              </table:table-cell>
              <table:table-cell office:value-type="float" office:value="2.20546">
                <text:p>2.20546</text:p>
              </table:table-cell>
              <table:table-cell office:value-type="float" office:value="0.000396172875636361">
                <text:p>0.0003961728756363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32394">
                <text:p>2.32394</text:p>
              </table:table-cell>
              <table:table-cell office:value-type="float" office:value="0.000445278531256612">
                <text:p>0.000445278531256612</text:p>
              </table:table-cell>
              <table:table-cell office:value-type="float" office:value="2.22569">
                <text:p>2.22569</text:p>
              </table:table-cell>
              <table:table-cell office:value-type="float" office:value="0.000375514943707264">
                <text:p>0.000375514943707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4432">
                <text:p>2.34432</text:p>
              </table:table-cell>
              <table:table-cell office:value-type="float" office:value="0.000463181362491155">
                <text:p>0.000463181362491155</text:p>
              </table:table-cell>
              <table:table-cell office:value-type="float" office:value="2.24578">
                <text:p>2.24578</text:p>
              </table:table-cell>
              <table:table-cell office:value-type="float" office:value="0.000384360615389359">
                <text:p>0.0003843606153893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36445">
                <text:p>2.36445</text:p>
              </table:table-cell>
              <table:table-cell office:value-type="float" office:value="0.000525681815023869">
                <text:p>0.000525681815023869</text:p>
              </table:table-cell>
              <table:table-cell office:value-type="float" office:value="2.26563">
                <text:p>2.26563</text:p>
              </table:table-cell>
              <table:table-cell office:value-type="float" office:value="0.000359526397076562">
                <text:p>0.0003595263970765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8507">
                <text:p>2.38507</text:p>
              </table:table-cell>
              <table:table-cell office:value-type="float" office:value="0.000431793283381546">
                <text:p>0.000431793283381546</text:p>
              </table:table-cell>
              <table:table-cell office:value-type="float" office:value="2.28547">
                <text:p>2.28547</text:p>
              </table:table-cell>
              <table:table-cell office:value-type="float" office:value="0.00036760819832199">
                <text:p>0.000367608198321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0537">
                <text:p>2.40537</text:p>
              </table:table-cell>
              <table:table-cell office:value-type="float" office:value="0.00044468218335467">
                <text:p>0.00044468218335467</text:p>
              </table:table-cell>
              <table:table-cell office:value-type="float" office:value="2.30526">
                <text:p>2.30526</text:p>
              </table:table-cell>
              <table:table-cell office:value-type="float" office:value="0.000359649076981166">
                <text:p>0.0003596490769811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42529">
                <text:p>2.42529</text:p>
              </table:table-cell>
              <table:table-cell office:value-type="float" office:value="0.000396516397284601">
                <text:p>0.000396516397284601</text:p>
              </table:table-cell>
              <table:table-cell office:value-type="float" office:value="2.32587">
                <text:p>2.32587</text:p>
              </table:table-cell>
              <table:table-cell office:value-type="float" office:value="0.000370487495482377">
                <text:p>0.000370487495482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4455">
                <text:p>2.4455</text:p>
              </table:table-cell>
              <table:table-cell office:value-type="float" office:value="0.000386109460967436">
                <text:p>0.000386109460967436</text:p>
              </table:table-cell>
              <table:table-cell office:value-type="float" office:value="2.3462">
                <text:p>2.3462</text:p>
              </table:table-cell>
              <table:table-cell office:value-type="float" office:value="0.000368446702969282">
                <text:p>0.0003684467029692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46562">
                <text:p>2.46562</text:p>
              </table:table-cell>
              <table:table-cell office:value-type="float" office:value="0.00041316872871209">
                <text:p>0.00041316872871209</text:p>
              </table:table-cell>
              <table:table-cell office:value-type="float" office:value="2.36612">
                <text:p>2.36612</text:p>
              </table:table-cell>
              <table:table-cell office:value-type="float" office:value="0.000371766730386711">
                <text:p>0.0003717667303867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48584">
                <text:p>2.48584</text:p>
              </table:table-cell>
              <table:table-cell office:value-type="float" office:value="0.000387611425084409">
                <text:p>0.000387611425084409</text:p>
              </table:table-cell>
              <table:table-cell office:value-type="float" office:value="2.38611">
                <text:p>2.38611</text:p>
              </table:table-cell>
              <table:table-cell office:value-type="float" office:value="0.00036371804764422">
                <text:p>0.00036371804764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0612">
                <text:p>2.50612</text:p>
              </table:table-cell>
              <table:table-cell office:value-type="float" office:value="0.000374787155354479">
                <text:p>0.000374787155354479</text:p>
              </table:table-cell>
              <table:table-cell office:value-type="float" office:value="2.40609">
                <text:p>2.40609</text:p>
              </table:table-cell>
              <table:table-cell office:value-type="float" office:value="0.000352730679132614">
                <text:p>0.0003527306791326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52669">
                <text:p>2.52669</text:p>
              </table:table-cell>
              <table:table-cell office:value-type="float" office:value="0.000358218166199766">
                <text:p>0.000358218166199766</text:p>
              </table:table-cell>
              <table:table-cell office:value-type="float" office:value="2.42607">
                <text:p>2.42607</text:p>
              </table:table-cell>
              <table:table-cell office:value-type="float" office:value="0.000337372627139092">
                <text:p>0.000337372627139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54686">
                <text:p>2.54686</text:p>
              </table:table-cell>
              <table:table-cell office:value-type="float" office:value="0.000399450995973675">
                <text:p>0.000399450995973675</text:p>
              </table:table-cell>
              <table:table-cell office:value-type="float" office:value="2.44564">
                <text:p>2.44564</text:p>
              </table:table-cell>
              <table:table-cell office:value-type="float" office:value="0.000365669848516657">
                <text:p>0.0003656698485166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6784">
                <text:p>2.56784</text:p>
              </table:table-cell>
              <table:table-cell office:value-type="float" office:value="0.000365050687991932">
                <text:p>0.000365050687991932</text:p>
              </table:table-cell>
              <table:table-cell office:value-type="float" office:value="2.46536">
                <text:p>2.46536</text:p>
              </table:table-cell>
              <table:table-cell office:value-type="float" office:value="0.000347217480174273">
                <text:p>0.0003472174801742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58938">
                <text:p>2.58938</text:p>
              </table:table-cell>
              <table:table-cell office:value-type="float" office:value="0.000345159492884243">
                <text:p>0.000345159492884243</text:p>
              </table:table-cell>
              <table:table-cell office:value-type="float" office:value="2.48506">
                <text:p>2.48506</text:p>
              </table:table-cell>
              <table:table-cell office:value-type="float" office:value="0.000358725290255173">
                <text:p>0.0003587252902551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61016">
                <text:p>2.61016</text:p>
              </table:table-cell>
              <table:table-cell office:value-type="float" office:value="0.000345506188988043">
                <text:p>0.000345506188988043</text:p>
              </table:table-cell>
              <table:table-cell office:value-type="float" office:value="2.50466">
                <text:p>2.50466</text:p>
              </table:table-cell>
              <table:table-cell office:value-type="float" office:value="0.000359669186419073">
                <text:p>0.0003596691864190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6312">
                <text:p>2.6312</text:p>
              </table:table-cell>
              <table:table-cell office:value-type="float" office:value="0.00033210120860361">
                <text:p>0.00033210120860361</text:p>
              </table:table-cell>
              <table:table-cell office:value-type="float" office:value="2.52426">
                <text:p>2.52426</text:p>
              </table:table-cell>
              <table:table-cell office:value-type="float" office:value="0.000339808557222204">
                <text:p>0.0003398085572222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65288">
                <text:p>2.65288</text:p>
              </table:table-cell>
              <table:table-cell office:value-type="float" office:value="0.000380399498775698">
                <text:p>0.000380399498775698</text:p>
              </table:table-cell>
              <table:table-cell office:value-type="float" office:value="2.54372">
                <text:p>2.54372</text:p>
              </table:table-cell>
              <table:table-cell office:value-type="float" office:value="0.00032994534025284">
                <text:p>0.000329945340252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67373">
                <text:p>2.67373</text:p>
              </table:table-cell>
              <table:table-cell office:value-type="float" office:value="0.000333256744515543">
                <text:p>0.000333256744515543</text:p>
              </table:table-cell>
              <table:table-cell office:value-type="float" office:value="2.56348">
                <text:p>2.56348</text:p>
              </table:table-cell>
              <table:table-cell office:value-type="float" office:value="0.000333128024092646">
                <text:p>0.0003331280240926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69494">
                <text:p>2.69494</text:p>
              </table:table-cell>
              <table:table-cell office:value-type="float" office:value="0.000320419848605374">
                <text:p>0.000320419848605374</text:p>
              </table:table-cell>
              <table:table-cell office:value-type="float" office:value="2.58302">
                <text:p>2.58302</text:p>
              </table:table-cell>
              <table:table-cell office:value-type="float" office:value="0.000339292855094931">
                <text:p>0.0003392928550949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1577">
                <text:p>2.71577</text:p>
              </table:table-cell>
              <table:table-cell office:value-type="float" office:value="0.00030736237144913">
                <text:p>0.00030736237144913</text:p>
              </table:table-cell>
              <table:table-cell office:value-type="float" office:value="2.60285">
                <text:p>2.60285</text:p>
              </table:table-cell>
              <table:table-cell office:value-type="float" office:value="0.000323339023149863">
                <text:p>0.000323339023149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3576">
                <text:p>2.73576</text:p>
              </table:table-cell>
              <table:table-cell office:value-type="float" office:value="0.000313868204639434">
                <text:p>0.000313868204639434</text:p>
              </table:table-cell>
              <table:table-cell office:value-type="float" office:value="2.62263">
                <text:p>2.62263</text:p>
              </table:table-cell>
              <table:table-cell office:value-type="float" office:value="0.000337627000478419">
                <text:p>0.000337627000478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568">
                <text:p>2.7568</text:p>
              </table:table-cell>
              <table:table-cell office:value-type="float" office:value="0.00029502660169402">
                <text:p>0.00029502660169402</text:p>
              </table:table-cell>
              <table:table-cell office:value-type="float" office:value="2.64237">
                <text:p>2.64237</text:p>
              </table:table-cell>
              <table:table-cell office:value-type="float" office:value="0.000306127066864418">
                <text:p>0.0003061270668644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7735">
                <text:p>2.77735</text:p>
              </table:table-cell>
              <table:table-cell office:value-type="float" office:value="0.000302142093772661">
                <text:p>0.000302142093772661</text:p>
              </table:table-cell>
              <table:table-cell office:value-type="float" office:value="2.66207">
                <text:p>2.66207</text:p>
              </table:table-cell>
              <table:table-cell office:value-type="float" office:value="0.000321254019518805">
                <text:p>0.0003212540195188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98">
                <text:p>2.798</text:p>
              </table:table-cell>
              <table:table-cell office:value-type="float" office:value="0.0003026563157191">
                <text:p>0.0003026563157191</text:p>
              </table:table-cell>
              <table:table-cell office:value-type="float" office:value="2.68181">
                <text:p>2.68181</text:p>
              </table:table-cell>
              <table:table-cell office:value-type="float" office:value="0.000300399102297568">
                <text:p>0.0003003991022975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81835">
                <text:p>2.81835</text:p>
              </table:table-cell>
              <table:table-cell office:value-type="float" office:value="0.000284631281912238">
                <text:p>0.000284631281912238</text:p>
              </table:table-cell>
              <table:table-cell office:value-type="float" office:value="2.70145">
                <text:p>2.70145</text:p>
              </table:table-cell>
              <table:table-cell office:value-type="float" office:value="0.0002904837111079">
                <text:p>0.00029048371110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83876">
                <text:p>2.83876</text:p>
              </table:table-cell>
              <table:table-cell office:value-type="float" office:value="0.000305889415562267">
                <text:p>0.000305889415562267</text:p>
              </table:table-cell>
              <table:table-cell office:value-type="float" office:value="2.72135">
                <text:p>2.72135</text:p>
              </table:table-cell>
              <table:table-cell office:value-type="float" office:value="0.000295886925636788">
                <text:p>0.0002958869256367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85926">
                <text:p>2.85926</text:p>
              </table:table-cell>
              <table:table-cell office:value-type="float" office:value="0.000334518515874391">
                <text:p>0.000334518515874391</text:p>
              </table:table-cell>
              <table:table-cell office:value-type="float" office:value="2.74159">
                <text:p>2.74159</text:p>
              </table:table-cell>
              <table:table-cell office:value-type="float" office:value="0.000287976974384023">
                <text:p>0.000287976974384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87952">
                <text:p>2.87952</text:p>
              </table:table-cell>
              <table:table-cell office:value-type="float" office:value="0.000269654722229408">
                <text:p>0.000269654722229408</text:p>
              </table:table-cell>
              <table:table-cell office:value-type="float" office:value="2.7618">
                <text:p>2.7618</text:p>
              </table:table-cell>
              <table:table-cell office:value-type="float" office:value="0.000280678229830204">
                <text:p>0.0002806782298302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999">
                <text:p>2.8999</text:p>
              </table:table-cell>
              <table:table-cell office:value-type="float" office:value="0.000286753698559885">
                <text:p>0.000286753698559885</text:p>
              </table:table-cell>
              <table:table-cell office:value-type="float" office:value="2.7814">
                <text:p>2.7814</text:p>
              </table:table-cell>
              <table:table-cell office:value-type="float" office:value="0.000297317172123794">
                <text:p>0.000297317172123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9204">
                <text:p>2.9204</text:p>
              </table:table-cell>
              <table:table-cell office:value-type="float" office:value="0.000283526460630105">
                <text:p>0.000283526460630105</text:p>
              </table:table-cell>
              <table:table-cell office:value-type="float" office:value="2.80121">
                <text:p>2.80121</text:p>
              </table:table-cell>
              <table:table-cell office:value-type="float" office:value="0.000274922052229043">
                <text:p>0.0002749220522290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94047">
                <text:p>2.94047</text:p>
              </table:table-cell>
              <table:table-cell office:value-type="float" office:value="0.000261163271175602">
                <text:p>0.000261163271175602</text:p>
              </table:table-cell>
              <table:table-cell office:value-type="float" office:value="2.82135">
                <text:p>2.82135</text:p>
              </table:table-cell>
              <table:table-cell office:value-type="float" office:value="0.000276133802619469">
                <text:p>0.0002761338026194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6039">
                <text:p>2.96039</text:p>
              </table:table-cell>
              <table:table-cell office:value-type="float" office:value="0.000249022042879118">
                <text:p>0.000249022042879118</text:p>
              </table:table-cell>
              <table:table-cell office:value-type="float" office:value="2.84127">
                <text:p>2.84127</text:p>
              </table:table-cell>
              <table:table-cell office:value-type="float" office:value="0.00028044242867729">
                <text:p>0.000280442428677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7994">
                <text:p>2.97994</text:p>
              </table:table-cell>
              <table:table-cell office:value-type="float" office:value="0.000246694333451286">
                <text:p>0.000246694333451286</text:p>
              </table:table-cell>
              <table:table-cell office:value-type="float" office:value="2.8622">
                <text:p>2.8622</text:p>
              </table:table-cell>
              <table:table-cell office:value-type="float" office:value="0.000270728018866731">
                <text:p>0.000270728018866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9964">
                <text:p>2.99964</text:p>
              </table:table-cell>
              <table:table-cell office:value-type="float" office:value="0.000252805231927333">
                <text:p>0.000252805231927333</text:p>
              </table:table-cell>
              <table:table-cell office:value-type="float" office:value="2.88213">
                <text:p>2.88213</text:p>
              </table:table-cell>
              <table:table-cell office:value-type="float" office:value="0.000269799279862682">
                <text:p>0.0002697992798626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1958">
                <text:p>3.01958</text:p>
              </table:table-cell>
              <table:table-cell office:value-type="float" office:value="0.000244311705223634">
                <text:p>0.000244311705223634</text:p>
              </table:table-cell>
              <table:table-cell office:value-type="float" office:value="2.90222">
                <text:p>2.90222</text:p>
              </table:table-cell>
              <table:table-cell office:value-type="float" office:value="0.000276649273038829">
                <text:p>0.0002766492730388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4193">
                <text:p>3.04193</text:p>
              </table:table-cell>
              <table:table-cell office:value-type="float" office:value="0.000262269663885181">
                <text:p>0.000262269663885181</text:p>
              </table:table-cell>
              <table:table-cell office:value-type="float" office:value="2.92225">
                <text:p>2.92225</text:p>
              </table:table-cell>
              <table:table-cell office:value-type="float" office:value="0.000264947931032107">
                <text:p>0.000264947931032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6266">
                <text:p>3.06266</text:p>
              </table:table-cell>
              <table:table-cell office:value-type="float" office:value="0.000229429141633338">
                <text:p>0.000229429141633338</text:p>
              </table:table-cell>
              <table:table-cell office:value-type="float" office:value="2.94201">
                <text:p>2.94201</text:p>
              </table:table-cell>
              <table:table-cell office:value-type="float" office:value="0.000262908119379284">
                <text:p>0.0002629081193792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8401">
                <text:p>3.08401</text:p>
              </table:table-cell>
              <table:table-cell office:value-type="float" office:value="0.000225014670718705">
                <text:p>0.000225014670718705</text:p>
              </table:table-cell>
              <table:table-cell office:value-type="float" office:value="2.96183">
                <text:p>2.96183</text:p>
              </table:table-cell>
              <table:table-cell office:value-type="float" office:value="0.000263779642129145">
                <text:p>0.000263779642129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0492">
                <text:p>3.10492</text:p>
              </table:table-cell>
              <table:table-cell office:value-type="float" office:value="0.000238415687817839">
                <text:p>0.000238415687817839</text:p>
              </table:table-cell>
              <table:table-cell office:value-type="float" office:value="2.98112">
                <text:p>2.98112</text:p>
              </table:table-cell>
              <table:table-cell office:value-type="float" office:value="0.000262022233043658">
                <text:p>0.0002620222330436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2575">
                <text:p>3.12575</text:p>
              </table:table-cell>
              <table:table-cell office:value-type="float" office:value="0.00024246068266873">
                <text:p>0.00024246068266873</text:p>
              </table:table-cell>
              <table:table-cell office:value-type="float" office:value="3.00073">
                <text:p>3.00073</text:p>
              </table:table-cell>
              <table:table-cell office:value-type="float" office:value="0.000256532061872134">
                <text:p>0.000256532061872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4679">
                <text:p>3.14679</text:p>
              </table:table-cell>
              <table:table-cell office:value-type="float" office:value="0.000218024548241972">
                <text:p>0.000218024548241972</text:p>
              </table:table-cell>
              <table:table-cell office:value-type="float" office:value="3.02015">
                <text:p>3.02015</text:p>
              </table:table-cell>
              <table:table-cell office:value-type="float" office:value="0.000251977993972133">
                <text:p>0.0002519779939721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683">
                <text:p>3.1683</text:p>
              </table:table-cell>
              <table:table-cell office:value-type="float" office:value="0.000212190574876616">
                <text:p>0.000212190574876616</text:p>
              </table:table-cell>
              <table:table-cell office:value-type="float" office:value="3.04001">
                <text:p>3.04001</text:p>
              </table:table-cell>
              <table:table-cell office:value-type="float" office:value="0.000249552220285919">
                <text:p>0.0002495522202859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889">
                <text:p>3.1889</text:p>
              </table:table-cell>
              <table:table-cell office:value-type="float" office:value="0.000210812334448331">
                <text:p>0.000210812334448331</text:p>
              </table:table-cell>
              <table:table-cell office:value-type="float" office:value="3.05976">
                <text:p>3.05976</text:p>
              </table:table-cell>
              <table:table-cell office:value-type="float" office:value="0.000247042066462262">
                <text:p>0.0002470420664622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2098">
                <text:p>3.2098</text:p>
              </table:table-cell>
              <table:table-cell office:value-type="float" office:value="0.000226145438883244">
                <text:p>0.000226145438883244</text:p>
              </table:table-cell>
              <table:table-cell office:value-type="float" office:value="3.07936">
                <text:p>3.07936</text:p>
              </table:table-cell>
              <table:table-cell office:value-type="float" office:value="0.000248779847016107">
                <text:p>0.0002487798470161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23019">
                <text:p>3.23019</text:p>
              </table:table-cell>
              <table:table-cell office:value-type="float" office:value="0.000205470134066686">
                <text:p>0.000205470134066686</text:p>
              </table:table-cell>
              <table:table-cell office:value-type="float" office:value="3.09887">
                <text:p>3.09887</text:p>
              </table:table-cell>
              <table:table-cell office:value-type="float" office:value="0.000246093445590191">
                <text:p>0.0002460934455901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25048">
                <text:p>3.25048</text:p>
              </table:table-cell>
              <table:table-cell office:value-type="float" office:value="0.000235151794675604">
                <text:p>0.000235151794675604</text:p>
              </table:table-cell>
              <table:table-cell office:value-type="float" office:value="3.11848">
                <text:p>3.11848</text:p>
              </table:table-cell>
              <table:table-cell office:value-type="float" office:value="0.000243198339314483">
                <text:p>0.0002431983393144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7052">
                <text:p>3.27052</text:p>
              </table:table-cell>
              <table:table-cell office:value-type="float" office:value="0.000221619166308259">
                <text:p>0.000221619166308259</text:p>
              </table:table-cell>
              <table:table-cell office:value-type="float" office:value="3.1378">
                <text:p>3.1378</text:p>
              </table:table-cell>
              <table:table-cell office:value-type="float" office:value="0.000240592731305538">
                <text:p>0.0002405927313055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9128">
                <text:p>3.29128</text:p>
              </table:table-cell>
              <table:table-cell office:value-type="float" office:value="0.00019262758052709">
                <text:p>0.00019262758052709</text:p>
              </table:table-cell>
              <table:table-cell office:value-type="float" office:value="3.15763">
                <text:p>3.15763</text:p>
              </table:table-cell>
              <table:table-cell office:value-type="float" office:value="0.000238214320182495">
                <text:p>0.0002382143201824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1268">
                <text:p>3.31268</text:p>
              </table:table-cell>
              <table:table-cell office:value-type="float" office:value="0.000190860068691957">
                <text:p>0.000190860068691957</text:p>
              </table:table-cell>
              <table:table-cell office:value-type="float" office:value="3.17793">
                <text:p>3.17793</text:p>
              </table:table-cell>
              <table:table-cell office:value-type="float" office:value="0.000238343174257161">
                <text:p>0.000238343174257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33349">
                <text:p>3.33349</text:p>
              </table:table-cell>
              <table:table-cell office:value-type="float" office:value="0.000241921829547258">
                <text:p>0.000241921829547258</text:p>
              </table:table-cell>
              <table:table-cell office:value-type="float" office:value="3.1977">
                <text:p>3.1977</text:p>
              </table:table-cell>
              <table:table-cell office:value-type="float" office:value="0.000274996585725716">
                <text:p>0.0002749965857257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5372">
                <text:p>3.35372</text:p>
              </table:table-cell>
              <table:table-cell office:value-type="float" office:value="0.000189313812773727">
                <text:p>0.000189313812773727</text:p>
              </table:table-cell>
              <table:table-cell office:value-type="float" office:value="3.21764">
                <text:p>3.21764</text:p>
              </table:table-cell>
              <table:table-cell office:value-type="float" office:value="0.00024354479527773">
                <text:p>0.000243544795277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37638">
                <text:p>3.37638</text:p>
              </table:table-cell>
              <table:table-cell office:value-type="float" office:value="0.000193060501270583">
                <text:p>0.000193060501270583</text:p>
              </table:table-cell>
              <table:table-cell office:value-type="float" office:value="3.23737">
                <text:p>3.23737</text:p>
              </table:table-cell>
              <table:table-cell office:value-type="float" office:value="0.000294738160633914">
                <text:p>0.0002947381606339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9665">
                <text:p>3.39665</text:p>
              </table:table-cell>
              <table:table-cell office:value-type="float" office:value="0.000177681892252699">
                <text:p>0.000177681892252699</text:p>
              </table:table-cell>
              <table:table-cell office:value-type="float" office:value="3.25777">
                <text:p>3.25777</text:p>
              </table:table-cell>
              <table:table-cell office:value-type="float" office:value="0.000237365121078231">
                <text:p>0.0002373651210782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41671">
                <text:p>3.41671</text:p>
              </table:table-cell>
              <table:table-cell office:value-type="float" office:value="0.000181089983835538">
                <text:p>0.000181089983835538</text:p>
              </table:table-cell>
              <table:table-cell office:value-type="float" office:value="3.27767">
                <text:p>3.27767</text:p>
              </table:table-cell>
              <table:table-cell office:value-type="float" office:value="0.000271085662472387">
                <text:p>0.0002710856624723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43691">
                <text:p>3.43691</text:p>
              </table:table-cell>
              <table:table-cell office:value-type="float" office:value="0.00018792443422516">
                <text:p>0.00018792443422516</text:p>
              </table:table-cell>
              <table:table-cell office:value-type="float" office:value="3.2972">
                <text:p>3.2972</text:p>
              </table:table-cell>
              <table:table-cell office:value-type="float" office:value="0.000238962313588722">
                <text:p>0.000238962313588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45714">
                <text:p>3.45714</text:p>
              </table:table-cell>
              <table:table-cell office:value-type="float" office:value="0.000170206013339684">
                <text:p>0.000170206013339684</text:p>
              </table:table-cell>
              <table:table-cell office:value-type="float" office:value="3.3172">
                <text:p>3.3172</text:p>
              </table:table-cell>
              <table:table-cell office:value-type="float" office:value="0.000232228180162471">
                <text:p>0.0002322281801624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47832">
                <text:p>3.47832</text:p>
              </table:table-cell>
              <table:table-cell office:value-type="float" office:value="0.000168246431225353">
                <text:p>0.000168246431225353</text:p>
              </table:table-cell>
              <table:table-cell office:value-type="float" office:value="3.33664">
                <text:p>3.33664</text:p>
              </table:table-cell>
              <table:table-cell office:value-type="float" office:value="0.000233280825606224">
                <text:p>0.000233280825606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49911">
                <text:p>3.49911</text:p>
              </table:table-cell>
              <table:table-cell office:value-type="float" office:value="0.000164649272600252">
                <text:p>0.000164649272600252</text:p>
              </table:table-cell>
              <table:table-cell office:value-type="float" office:value="3.3564">
                <text:p>3.3564</text:p>
              </table:table-cell>
              <table:table-cell office:value-type="float" office:value="0.000241209801099675">
                <text:p>0.000241209801099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51966">
                <text:p>3.51966</text:p>
              </table:table-cell>
              <table:table-cell office:value-type="float" office:value="0.000176596677330186">
                <text:p>0.000176596677330186</text:p>
              </table:table-cell>
              <table:table-cell office:value-type="float" office:value="3.37707">
                <text:p>3.37707</text:p>
              </table:table-cell>
              <table:table-cell office:value-type="float" office:value="0.000234388195702614">
                <text:p>0.0002343881957026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53991">
                <text:p>3.53991</text:p>
              </table:table-cell>
              <table:table-cell office:value-type="float" office:value="0.000167654336307248">
                <text:p>0.000167654336307248</text:p>
              </table:table-cell>
              <table:table-cell office:value-type="float" office:value="3.39674">
                <text:p>3.39674</text:p>
              </table:table-cell>
              <table:table-cell office:value-type="float" office:value="0.000228566425993951">
                <text:p>0.000228566425993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56016">
                <text:p>3.56016</text:p>
              </table:table-cell>
              <table:table-cell office:value-type="float" office:value="0.000158735572575357">
                <text:p>0.000158735572575357</text:p>
              </table:table-cell>
              <table:table-cell office:value-type="float" office:value="3.4164">
                <text:p>3.4164</text:p>
              </table:table-cell>
              <table:table-cell office:value-type="float" office:value="0.000222644899567378">
                <text:p>0.0002226448995673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58034">
                <text:p>3.58034</text:p>
              </table:table-cell>
              <table:table-cell office:value-type="float" office:value="0.000157678663516157">
                <text:p>0.000157678663516157</text:p>
              </table:table-cell>
              <table:table-cell office:value-type="float" office:value="3.43592">
                <text:p>3.43592</text:p>
              </table:table-cell>
              <table:table-cell office:value-type="float" office:value="0.000217873302440866">
                <text:p>0.000217873302440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0112">
                <text:p>3.60112</text:p>
              </table:table-cell>
              <table:table-cell office:value-type="float" office:value="0.000163625210872112">
                <text:p>0.000163625210872112</text:p>
              </table:table-cell>
              <table:table-cell office:value-type="float" office:value="3.45549">
                <text:p>3.45549</text:p>
              </table:table-cell>
              <table:table-cell office:value-type="float" office:value="0.000244005691442566">
                <text:p>0.000244005691442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62196">
                <text:p>3.62196</text:p>
              </table:table-cell>
              <table:table-cell office:value-type="float" office:value="0.000154628854719012">
                <text:p>0.000154628854719012</text:p>
              </table:table-cell>
              <table:table-cell office:value-type="float" office:value="3.47503">
                <text:p>3.47503</text:p>
              </table:table-cell>
              <table:table-cell office:value-type="float" office:value="0.000219746734108512">
                <text:p>0.0002197467341085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64262">
                <text:p>3.64262</text:p>
              </table:table-cell>
              <table:table-cell office:value-type="float" office:value="0.000165561907441937">
                <text:p>0.000165561907441937</text:p>
              </table:table-cell>
              <table:table-cell office:value-type="float" office:value="3.49471">
                <text:p>3.49471</text:p>
              </table:table-cell>
              <table:table-cell office:value-type="float" office:value="0.000222041732097383">
                <text:p>0.0002220417320973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66291">
                <text:p>3.66291</text:p>
              </table:table-cell>
              <table:table-cell office:value-type="float" office:value="0.000145972178810709">
                <text:p>0.000145972178810709</text:p>
              </table:table-cell>
              <table:table-cell office:value-type="float" office:value="3.51414">
                <text:p>3.51414</text:p>
              </table:table-cell>
              <table:table-cell office:value-type="float" office:value="0.000239246429270038">
                <text:p>0.0002392464292700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831">
                <text:p>3.6831</text:p>
              </table:table-cell>
              <table:table-cell office:value-type="float" office:value="0.00014275253752411">
                <text:p>0.00014275253752411</text:p>
              </table:table-cell>
              <table:table-cell office:value-type="float" office:value="3.5338">
                <text:p>3.5338</text:p>
              </table:table-cell>
              <table:table-cell office:value-type="float" office:value="0.000223289258056515">
                <text:p>0.0002232892580565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039">
                <text:p>3.7039</text:p>
              </table:table-cell>
              <table:table-cell office:value-type="float" office:value="0.000139960350676049">
                <text:p>0.000139960350676049</text:p>
              </table:table-cell>
              <table:table-cell office:value-type="float" office:value="3.55337">
                <text:p>3.55337</text:p>
              </table:table-cell>
              <table:table-cell office:value-type="float" office:value="0.000209786568667886">
                <text:p>0.0002097865686678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2449">
                <text:p>3.72449</text:p>
              </table:table-cell>
              <table:table-cell office:value-type="float" office:value="0.000138411158904524">
                <text:p>0.000138411158904524</text:p>
              </table:table-cell>
              <table:table-cell office:value-type="float" office:value="3.57314">
                <text:p>3.57314</text:p>
              </table:table-cell>
              <table:table-cell office:value-type="float" office:value="0.000227601718060143">
                <text:p>0.0002276017180601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4487">
                <text:p>3.74487</text:p>
              </table:table-cell>
              <table:table-cell office:value-type="float" office:value="0.000148026991465513">
                <text:p>0.000148026991465513</text:p>
              </table:table-cell>
              <table:table-cell office:value-type="float" office:value="3.59271">
                <text:p>3.59271</text:p>
              </table:table-cell>
              <table:table-cell office:value-type="float" office:value="0.000208068279303985">
                <text:p>0.0002080682793039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76489">
                <text:p>3.76489</text:p>
              </table:table-cell>
              <table:table-cell office:value-type="float" office:value="0.000146437900110163">
                <text:p>0.000146437900110163</text:p>
              </table:table-cell>
              <table:table-cell office:value-type="float" office:value="3.61217">
                <text:p>3.61217</text:p>
              </table:table-cell>
              <table:table-cell office:value-type="float" office:value="0.000202518497749486">
                <text:p>0.0002025184977494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78455">
                <text:p>3.78455</text:p>
              </table:table-cell>
              <table:table-cell office:value-type="float" office:value="0.000163919151997211">
                <text:p>0.000163919151997211</text:p>
              </table:table-cell>
              <table:table-cell office:value-type="float" office:value="3.63166">
                <text:p>3.63166</text:p>
              </table:table-cell>
              <table:table-cell office:value-type="float" office:value="0.000201074808242117">
                <text:p>0.0002010748082421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053">
                <text:p>3.8053</text:p>
              </table:table-cell>
              <table:table-cell office:value-type="float" office:value="0.000137433426592809">
                <text:p>0.000137433426592809</text:p>
              </table:table-cell>
              <table:table-cell office:value-type="float" office:value="3.65139">
                <text:p>3.65139</text:p>
              </table:table-cell>
              <table:table-cell office:value-type="float" office:value="0.000201798705867877">
                <text:p>0.0002017987058678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257">
                <text:p>3.8257</text:p>
              </table:table-cell>
              <table:table-cell office:value-type="float" office:value="0.000129105739493455">
                <text:p>0.000129105739493455</text:p>
              </table:table-cell>
              <table:table-cell office:value-type="float" office:value="3.67089">
                <text:p>3.67089</text:p>
              </table:table-cell>
              <table:table-cell office:value-type="float" office:value="0.000197978675595203">
                <text:p>0.0001979786755952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4605">
                <text:p>3.84605</text:p>
              </table:table-cell>
              <table:table-cell office:value-type="float" office:value="0.000130283993495476">
                <text:p>0.000130283993495476</text:p>
              </table:table-cell>
              <table:table-cell office:value-type="float" office:value="3.69071">
                <text:p>3.69071</text:p>
              </table:table-cell>
              <table:table-cell office:value-type="float" office:value="0.000197821011189801">
                <text:p>0.0001978210111898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86629">
                <text:p>3.86629</text:p>
              </table:table-cell>
              <table:table-cell office:value-type="float" office:value="0.00012590150268095">
                <text:p>0.00012590150268095</text:p>
              </table:table-cell>
              <table:table-cell office:value-type="float" office:value="3.71032">
                <text:p>3.71032</text:p>
              </table:table-cell>
              <table:table-cell office:value-type="float" office:value="0.000195532892521341">
                <text:p>0.0001955328925213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8622">
                <text:p>3.88622</text:p>
              </table:table-cell>
              <table:table-cell office:value-type="float" office:value="0.000131032511646472">
                <text:p>0.000131032511646472</text:p>
              </table:table-cell>
              <table:table-cell office:value-type="float" office:value="3.72992">
                <text:p>3.72992</text:p>
              </table:table-cell>
              <table:table-cell office:value-type="float" office:value="0.000202442207502893">
                <text:p>0.0002024422075028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063">
                <text:p>3.9063</text:p>
              </table:table-cell>
              <table:table-cell office:value-type="float" office:value="0.000137689220685791">
                <text:p>0.000137689220685791</text:p>
              </table:table-cell>
              <table:table-cell office:value-type="float" office:value="3.74957">
                <text:p>3.74957</text:p>
              </table:table-cell>
              <table:table-cell office:value-type="float" office:value="0.000200750624895104">
                <text:p>0.0002007506248951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92574">
                <text:p>3.92574</text:p>
              </table:table-cell>
              <table:table-cell office:value-type="float" office:value="0.000129266291674483">
                <text:p>0.000129266291674483</text:p>
              </table:table-cell>
              <table:table-cell office:value-type="float" office:value="3.76937">
                <text:p>3.76937</text:p>
              </table:table-cell>
              <table:table-cell office:value-type="float" office:value="0.00019329523947921">
                <text:p>0.000193295239479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4583">
                <text:p>3.94583</text:p>
              </table:table-cell>
              <table:table-cell office:value-type="float" office:value="0.000117478906728789">
                <text:p>0.000117478906728789</text:p>
              </table:table-cell>
              <table:table-cell office:value-type="float" office:value="3.78927">
                <text:p>3.78927</text:p>
              </table:table-cell>
              <table:table-cell office:value-type="float" office:value="0.000194366452403184">
                <text:p>0.0001943664524031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96572">
                <text:p>3.96572</text:p>
              </table:table-cell>
              <table:table-cell office:value-type="float" office:value="0.000130515945947683">
                <text:p>0.000130515945947683</text:p>
              </table:table-cell>
              <table:table-cell office:value-type="float" office:value="3.80951">
                <text:p>3.80951</text:p>
              </table:table-cell>
              <table:table-cell office:value-type="float" office:value="0.000194197471312046">
                <text:p>0.0001941974713120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9851">
                <text:p>3.9851</text:p>
              </table:table-cell>
              <table:table-cell office:value-type="float" office:value="0.000113628136737857">
                <text:p>0.000113628136737857</text:p>
              </table:table-cell>
              <table:table-cell office:value-type="float" office:value="3.82928">
                <text:p>3.82928</text:p>
              </table:table-cell>
              <table:table-cell office:value-type="float" office:value="0.000185619278094403">
                <text:p>0.0001856192780944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0546">
                <text:p>4.00546</text:p>
              </table:table-cell>
              <table:table-cell office:value-type="float" office:value="0.000115173630654414">
                <text:p>0.000115173630654414</text:p>
              </table:table-cell>
              <table:table-cell office:value-type="float" office:value="3.84909">
                <text:p>3.84909</text:p>
              </table:table-cell>
              <table:table-cell office:value-type="float" office:value="0.00018552851779941">
                <text:p>0.000185528517799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2596">
                <text:p>4.02596</text:p>
              </table:table-cell>
              <table:table-cell office:value-type="float" office:value="0.000115667344159598">
                <text:p>0.000115667344159598</text:p>
              </table:table-cell>
              <table:table-cell office:value-type="float" office:value="3.86928">
                <text:p>3.86928</text:p>
              </table:table-cell>
              <table:table-cell office:value-type="float" office:value="0.00018580343751194">
                <text:p>0.000185803437511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4636">
                <text:p>4.04636</text:p>
              </table:table-cell>
              <table:table-cell office:value-type="float" office:value="0.000119470216099279">
                <text:p>0.000119470216099279</text:p>
              </table:table-cell>
              <table:table-cell office:value-type="float" office:value="3.88883">
                <text:p>3.88883</text:p>
              </table:table-cell>
              <table:table-cell office:value-type="float" office:value="0.00018265810378819">
                <text:p>0.000182658103788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6656">
                <text:p>4.06656</text:p>
              </table:table-cell>
              <table:table-cell office:value-type="float" office:value="0.000108434563258659">
                <text:p>0.000108434563258659</text:p>
              </table:table-cell>
              <table:table-cell office:value-type="float" office:value="3.90897">
                <text:p>3.90897</text:p>
              </table:table-cell>
              <table:table-cell office:value-type="float" office:value="0.000184258316441731">
                <text:p>0.0001842583164417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8675">
                <text:p>4.08675</text:p>
              </table:table-cell>
              <table:table-cell office:value-type="float" office:value="0.000106080271202126">
                <text:p>0.000106080271202126</text:p>
              </table:table-cell>
              <table:table-cell office:value-type="float" office:value="3.92867">
                <text:p>3.92867</text:p>
              </table:table-cell>
              <table:table-cell office:value-type="float" office:value="0.000192486782288273">
                <text:p>0.000192486782288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071">
                <text:p>4.1071</text:p>
              </table:table-cell>
              <table:table-cell office:value-type="float" office:value="0.000103079813424998">
                <text:p>0.000103079813424998</text:p>
              </table:table-cell>
              <table:table-cell office:value-type="float" office:value="3.9483">
                <text:p>3.9483</text:p>
              </table:table-cell>
              <table:table-cell office:value-type="float" office:value="0.000179444211912698">
                <text:p>0.0001794442119126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2738">
                <text:p>4.12738</text:p>
              </table:table-cell>
              <table:table-cell office:value-type="float" office:value="0.000105411141460683">
                <text:p>0.000105411141460683</text:p>
              </table:table-cell>
              <table:table-cell office:value-type="float" office:value="3.96805">
                <text:p>3.96805</text:p>
              </table:table-cell>
              <table:table-cell office:value-type="float" office:value="0.000188090462771254">
                <text:p>0.0001880904627712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14767">
                <text:p>4.14767</text:p>
              </table:table-cell>
              <table:table-cell office:value-type="float" office:value="0.0000998792277941165">
                <text:p>0.0000998792277941165</text:p>
              </table:table-cell>
              <table:table-cell office:value-type="float" office:value="3.98748">
                <text:p>3.98748</text:p>
              </table:table-cell>
              <table:table-cell office:value-type="float" office:value="0.000180590709752377">
                <text:p>0.0001805907097523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0706">
                <text:p>4.00706</text:p>
              </table:table-cell>
              <table:table-cell office:value-type="float" office:value="0.000178158129385188">
                <text:p>0.000178158129385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2672">
                <text:p>4.02672</text:p>
              </table:table-cell>
              <table:table-cell office:value-type="float" office:value="0.000186072772319024">
                <text:p>0.000186072772319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608">
                <text:p>4.04608</text:p>
              </table:table-cell>
              <table:table-cell office:value-type="float" office:value="0.000178380068771679">
                <text:p>0.000178380068771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74">
                <text:p>4.06574</text:p>
              </table:table-cell>
              <table:table-cell office:value-type="float" office:value="0.000194870376010368">
                <text:p>0.000194870376010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524">
                <text:p>4.08524</text:p>
              </table:table-cell>
              <table:table-cell office:value-type="float" office:value="0.000187416004905002">
                <text:p>0.000187416004905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471">
                <text:p>4.10471</text:p>
              </table:table-cell>
              <table:table-cell office:value-type="float" office:value="0.000179388954373487">
                <text:p>0.000179388954373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2441">
                <text:p>4.12441</text:p>
              </table:table-cell>
              <table:table-cell office:value-type="float" office:value="0.000175086428908775">
                <text:p>0.0001750864289087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373">
                <text:p>4.14373</text:p>
              </table:table-cell>
              <table:table-cell office:value-type="float" office:value="0.000171758352329054">
                <text:p>0.000171758352329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22">
                <text:p>4.16322</text:p>
              </table:table-cell>
              <table:table-cell office:value-type="float" office:value="0.000168998821985751">
                <text:p>0.000168998821985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8286">
                <text:p>4.18286</text:p>
              </table:table-cell>
              <table:table-cell office:value-type="float" office:value="0.000167412004451174">
                <text:p>0.000167412004451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235">
                <text:p>4.20235</text:p>
              </table:table-cell>
              <table:table-cell office:value-type="float" office:value="0.000165967588474063">
                <text:p>0.0001659675884740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53">
                <text:p>4.22453</text:p>
              </table:table-cell>
              <table:table-cell office:value-type="float" office:value="0.000168059156766099">
                <text:p>0.0001680591567660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398">
                <text:p>4.24398</text:p>
              </table:table-cell>
              <table:table-cell office:value-type="float" office:value="0.000165965778171518">
                <text:p>0.0001659657781715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6351">
                <text:p>4.26351</text:p>
              </table:table-cell>
              <table:table-cell office:value-type="float" office:value="0.000166161416569584">
                <text:p>0.000166161416569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334">
                <text:p>4.28334</text:p>
              </table:table-cell>
              <table:table-cell office:value-type="float" office:value="0.000162403191924816">
                <text:p>0.000162403191924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0282">
                <text:p>4.30282</text:p>
              </table:table-cell>
              <table:table-cell office:value-type="float" office:value="0.000160232205922222">
                <text:p>0.000160232205922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2274">
                <text:p>4.32274</text:p>
              </table:table-cell>
              <table:table-cell office:value-type="float" office:value="0.000161632148709658">
                <text:p>0.000161632148709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283">
                <text:p>4.34283</text:p>
              </table:table-cell>
              <table:table-cell office:value-type="float" office:value="0.00015839450246645">
                <text:p>0.00015839450246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6272">
                <text:p>4.36272</text:p>
              </table:table-cell>
              <table:table-cell office:value-type="float" office:value="0.000157558761559922">
                <text:p>0.000157558761559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8255">
                <text:p>4.38255</text:p>
              </table:table-cell>
              <table:table-cell office:value-type="float" office:value="0.00015765767497373">
                <text:p>0.00015765767497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213">
                <text:p>4.40213</text:p>
              </table:table-cell>
              <table:table-cell office:value-type="float" office:value="0.000156708144023474">
                <text:p>0.000156708144023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2156">
                <text:p>4.42156</text:p>
              </table:table-cell>
              <table:table-cell office:value-type="float" office:value="0.000157253590732799">
                <text:p>0.000157253590732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4165">
                <text:p>4.44165</text:p>
              </table:table-cell>
              <table:table-cell office:value-type="float" office:value="0.000156749536308161">
                <text:p>0.000156749536308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153">
                <text:p>4.46153</text:p>
              </table:table-cell>
              <table:table-cell office:value-type="float" office:value="0.000157022389243201">
                <text:p>0.000157022389243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135">
                <text:p>4.48135</text:p>
              </table:table-cell>
              <table:table-cell office:value-type="float" office:value="0.000153373040551069">
                <text:p>0.000153373040551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0113">
                <text:p>4.50113</text:p>
              </table:table-cell>
              <table:table-cell office:value-type="float" office:value="0.000151511086396343">
                <text:p>0.000151511086396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2079">
                <text:p>4.52079</text:p>
              </table:table-cell>
              <table:table-cell office:value-type="float" office:value="0.000150204743478995">
                <text:p>0.000150204743478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37">
                <text:p>4.54037</text:p>
              </table:table-cell>
              <table:table-cell office:value-type="float" office:value="0.000149694440835381">
                <text:p>0.000149694440835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5981">
                <text:p>4.55981</text:p>
              </table:table-cell>
              <table:table-cell office:value-type="float" office:value="0.000148730652443716">
                <text:p>0.000148730652443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7879">
                <text:p>4.57879</text:p>
              </table:table-cell>
              <table:table-cell office:value-type="float" office:value="0.000148432987657483">
                <text:p>0.000148432987657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783">
                <text:p>4.59783</text:p>
              </table:table-cell>
              <table:table-cell office:value-type="float" office:value="0.000151937952263152">
                <text:p>0.000151937952263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1685">
                <text:p>4.61685</text:p>
              </table:table-cell>
              <table:table-cell office:value-type="float" office:value="0.000147403434337306">
                <text:p>0.000147403434337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3586">
                <text:p>4.63586</text:p>
              </table:table-cell>
              <table:table-cell office:value-type="float" office:value="0.000148273792168947">
                <text:p>0.000148273792168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31">
                <text:p>4.65531</text:p>
              </table:table-cell>
              <table:table-cell office:value-type="float" office:value="0.000145933559995621">
                <text:p>0.000145933559995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5">
                <text:p>4.675</text:p>
              </table:table-cell>
              <table:table-cell office:value-type="float" office:value="0.000145275280339621">
                <text:p>0.0001452752803396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9462">
                <text:p>4.69462</text:p>
              </table:table-cell>
              <table:table-cell office:value-type="float" office:value="0.00014727201957318">
                <text:p>0.00014727201957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13">
                <text:p>4.71413</text:p>
              </table:table-cell>
              <table:table-cell office:value-type="float" office:value="0.000152781807914078">
                <text:p>0.0001527818079140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362">
                <text:p>4.73362</text:p>
              </table:table-cell>
              <table:table-cell office:value-type="float" office:value="0.000146309343329351">
                <text:p>0.000146309343329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532">
                <text:p>4.7532</text:p>
              </table:table-cell>
              <table:table-cell office:value-type="float" office:value="0.000153161797869527">
                <text:p>0.0001531617978695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255">
                <text:p>4.77255</text:p>
              </table:table-cell>
              <table:table-cell office:value-type="float" office:value="0.000150698529895699">
                <text:p>0.00015069852989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9217">
                <text:p>4.79217</text:p>
              </table:table-cell>
              <table:table-cell office:value-type="float" office:value="0.000161122755793985">
                <text:p>0.000161122755793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1191">
                <text:p>4.81191</text:p>
              </table:table-cell>
              <table:table-cell office:value-type="float" office:value="0.000143029239137715">
                <text:p>0.000143029239137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143">
                <text:p>4.83143</text:p>
              </table:table-cell>
              <table:table-cell office:value-type="float" office:value="0.00015445262285526">
                <text:p>0.00015445262285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5144">
                <text:p>4.85144</text:p>
              </table:table-cell>
              <table:table-cell office:value-type="float" office:value="0.000145078355584829">
                <text:p>0.000145078355584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7188">
                <text:p>4.87188</text:p>
              </table:table-cell>
              <table:table-cell office:value-type="float" office:value="0.000144579789997225">
                <text:p>0.000144579789997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9186">
                <text:p>4.89186</text:p>
              </table:table-cell>
              <table:table-cell office:value-type="float" office:value="0.000141356034327077">
                <text:p>0.0001413560343270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17">
                <text:p>4.9117</text:p>
              </table:table-cell>
              <table:table-cell office:value-type="float" office:value="0.00014793659261347">
                <text:p>0.00014793659261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126">
                <text:p>4.93126</text:p>
              </table:table-cell>
              <table:table-cell office:value-type="float" office:value="0.000139239922107792">
                <text:p>0.000139239922107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078">
                <text:p>4.95078</text:p>
              </table:table-cell>
              <table:table-cell office:value-type="float" office:value="0.000138965106963878">
                <text:p>0.000138965106963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106">
                <text:p>4.97106</text:p>
              </table:table-cell>
              <table:table-cell office:value-type="float" office:value="0.000140067338172996">
                <text:p>0.000140067338172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907">
                <text:p>4.9907</text:p>
              </table:table-cell>
              <table:table-cell office:value-type="float" office:value="0.000136944891438046">
                <text:p>0.000136944891438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035">
                <text:p>5.01035</text:p>
              </table:table-cell>
              <table:table-cell office:value-type="float" office:value="0.000140003617183176">
                <text:p>0.000140003617183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2992">
                <text:p>5.02992</text:p>
              </table:table-cell>
              <table:table-cell office:value-type="float" office:value="0.000147366684954378">
                <text:p>0.000147366684954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924">
                <text:p>5.04924</text:p>
              </table:table-cell>
              <table:table-cell office:value-type="float" office:value="0.000137479171847623">
                <text:p>0.000137479171847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6856">
                <text:p>5.06856</text:p>
              </table:table-cell>
              <table:table-cell office:value-type="float" office:value="0.000140629788423123">
                <text:p>0.00014062978842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777">
                <text:p>5.08777</text:p>
              </table:table-cell>
              <table:table-cell office:value-type="float" office:value="0.000145197410509272">
                <text:p>0.0001451974105092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0682">
                <text:p>5.10682</text:p>
              </table:table-cell>
              <table:table-cell office:value-type="float" office:value="0.000135707646443387">
                <text:p>0.000135707646443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65">
                <text:p>5.1265</text:p>
              </table:table-cell>
              <table:table-cell office:value-type="float" office:value="0.000133195104721724">
                <text:p>0.0001331951047217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4609">
                <text:p>5.14609</text:p>
              </table:table-cell>
              <table:table-cell office:value-type="float" office:value="0.000139269757465815">
                <text:p>0.000139269757465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6567">
                <text:p>5.16567</text:p>
              </table:table-cell>
              <table:table-cell office:value-type="float" office:value="0.000133710781769228">
                <text:p>0.0001337107817692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8547">
                <text:p>5.18547</text:p>
              </table:table-cell>
              <table:table-cell office:value-type="float" office:value="0.000137658225704294">
                <text:p>0.000137658225704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0486">
                <text:p>5.20486</text:p>
              </table:table-cell>
              <table:table-cell office:value-type="float" office:value="0.0001301708774652">
                <text:p>0.00013017087746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442">
                <text:p>5.22442</text:p>
              </table:table-cell>
              <table:table-cell office:value-type="float" office:value="0.000129361728987398">
                <text:p>0.000129361728987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382">
                <text:p>5.24382</text:p>
              </table:table-cell>
              <table:table-cell office:value-type="float" office:value="0.000128847469835883">
                <text:p>0.000128847469835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35">
                <text:p>5.26335</text:p>
              </table:table-cell>
              <table:table-cell office:value-type="float" office:value="0.000127710312865891">
                <text:p>0.0001277103128658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8295">
                <text:p>5.28295</text:p>
              </table:table-cell>
              <table:table-cell office:value-type="float" office:value="0.000129123221704091">
                <text:p>0.00012912322170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248">
                <text:p>5.30248</text:p>
              </table:table-cell>
              <table:table-cell office:value-type="float" office:value="0.000126166226897393">
                <text:p>0.000126166226897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2203">
                <text:p>5.32203</text:p>
              </table:table-cell>
              <table:table-cell office:value-type="float" office:value="0.000130184856924395">
                <text:p>0.000130184856924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155">
                <text:p>5.34155</text:p>
              </table:table-cell>
              <table:table-cell office:value-type="float" office:value="0.000124374341302463">
                <text:p>0.000124374341302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6125">
                <text:p>5.36125</text:p>
              </table:table-cell>
              <table:table-cell office:value-type="float" office:value="0.000126881633897628">
                <text:p>0.0001268816338976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118">
                <text:p>5.38118</text:p>
              </table:table-cell>
              <table:table-cell office:value-type="float" office:value="0.000122354013779265">
                <text:p>0.000122354013779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052">
                <text:p>5.40052</text:p>
              </table:table-cell>
              <table:table-cell office:value-type="float" office:value="0.000123648493704862">
                <text:p>0.00012364849370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992">
                <text:p>5.41992</text:p>
              </table:table-cell>
              <table:table-cell office:value-type="float" office:value="0.000123822545436165">
                <text:p>0.000123822545436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3936">
                <text:p>5.43936</text:p>
              </table:table-cell>
              <table:table-cell office:value-type="float" office:value="0.000125921200080751">
                <text:p>0.000125921200080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943">
                <text:p>5.45943</text:p>
              </table:table-cell>
              <table:table-cell office:value-type="float" office:value="0.00012310786749206">
                <text:p>0.000123107867492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7923">
                <text:p>5.47923</text:p>
              </table:table-cell>
              <table:table-cell office:value-type="float" office:value="0.000121037741692328">
                <text:p>0.000121037741692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9924">
                <text:p>5.49924</text:p>
              </table:table-cell>
              <table:table-cell office:value-type="float" office:value="0.000119683639024072">
                <text:p>0.000119683639024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903">
                <text:p>5.51903</text:p>
              </table:table-cell>
              <table:table-cell office:value-type="float" office:value="0.00012913164411252">
                <text:p>0.000129131644112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3815">
                <text:p>5.53815</text:p>
              </table:table-cell>
              <table:table-cell office:value-type="float" office:value="0.000121855299113382">
                <text:p>0.000121855299113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751">
                <text:p>5.55751</text:p>
              </table:table-cell>
              <table:table-cell office:value-type="float" office:value="0.000125724205017703">
                <text:p>0.0001257242050177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732">
                <text:p>5.57732</text:p>
              </table:table-cell>
              <table:table-cell office:value-type="float" office:value="0.000118314760072341">
                <text:p>0.000118314760072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685">
                <text:p>5.59685</text:p>
              </table:table-cell>
              <table:table-cell office:value-type="float" office:value="0.00012225761228002">
                <text:p>0.000122257612280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1635">
                <text:p>5.61635</text:p>
              </table:table-cell>
              <table:table-cell office:value-type="float" office:value="0.000117374904157679">
                <text:p>0.000117374904157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3582">
                <text:p>5.63582</text:p>
              </table:table-cell>
              <table:table-cell office:value-type="float" office:value="0.000119978577581903">
                <text:p>0.000119978577581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5567">
                <text:p>5.65567</text:p>
              </table:table-cell>
              <table:table-cell office:value-type="float" office:value="0.000117675415836264">
                <text:p>0.000117675415836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7479">
                <text:p>5.67479</text:p>
              </table:table-cell>
              <table:table-cell office:value-type="float" office:value="0.000122449302198784">
                <text:p>0.000122449302198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9385">
                <text:p>5.69385</text:p>
              </table:table-cell>
              <table:table-cell office:value-type="float" office:value="0.00011774504804701">
                <text:p>0.000117745048047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286">
                <text:p>5.71286</text:p>
              </table:table-cell>
              <table:table-cell office:value-type="float" office:value="0.000115898272939821">
                <text:p>0.000115898272939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183">
                <text:p>5.73183</text:p>
              </table:table-cell>
              <table:table-cell office:value-type="float" office:value="0.000114124911711944">
                <text:p>0.0001141249117119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079">
                <text:p>5.75079</text:p>
              </table:table-cell>
              <table:table-cell office:value-type="float" office:value="0.000114088284979876">
                <text:p>0.000114088284979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062">
                <text:p>5.77062</text:p>
              </table:table-cell>
              <table:table-cell office:value-type="float" office:value="0.000113933981523168">
                <text:p>0.000113933981523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9009">
                <text:p>5.79009</text:p>
              </table:table-cell>
              <table:table-cell office:value-type="float" office:value="0.000112398424150919">
                <text:p>0.000112398424150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0975">
                <text:p>5.80975</text:p>
              </table:table-cell>
              <table:table-cell office:value-type="float" office:value="0.000113114057535836">
                <text:p>0.0001131140575358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2933">
                <text:p>5.82933</text:p>
              </table:table-cell>
              <table:table-cell office:value-type="float" office:value="0.000111257694176335">
                <text:p>0.000111257694176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4878">
                <text:p>5.84878</text:p>
              </table:table-cell>
              <table:table-cell office:value-type="float" office:value="0.000111992554042198">
                <text:p>0.000111992554042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686">
                <text:p>5.8686</text:p>
              </table:table-cell>
              <table:table-cell office:value-type="float" office:value="0.000114463383893813">
                <text:p>0.000114463383893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8813">
                <text:p>5.88813</text:p>
              </table:table-cell>
              <table:table-cell office:value-type="float" office:value="0.000111661633017756">
                <text:p>0.000111661633017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0861">
                <text:p>5.90861</text:p>
              </table:table-cell>
              <table:table-cell office:value-type="float" office:value="0.000111652572317901">
                <text:p>0.00011165257231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2836">
                <text:p>5.92836</text:p>
              </table:table-cell>
              <table:table-cell office:value-type="float" office:value="0.000108990403772204">
                <text:p>0.0001089904037722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4758">
                <text:p>5.94758</text:p>
              </table:table-cell>
              <table:table-cell office:value-type="float" office:value="0.000108437572029346">
                <text:p>0.000108437572029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6693">
                <text:p>5.96693</text:p>
              </table:table-cell>
              <table:table-cell office:value-type="float" office:value="0.000108880463146181">
                <text:p>0.000108880463146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8625">
                <text:p>5.98625</text:p>
              </table:table-cell>
              <table:table-cell office:value-type="float" office:value="0.000111056774870612">
                <text:p>0.000111056774870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524">
                <text:p>6.00524</text:p>
              </table:table-cell>
              <table:table-cell office:value-type="float" office:value="0.000107977806772319">
                <text:p>0.000107977806772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2423">
                <text:p>6.02423</text:p>
              </table:table-cell>
              <table:table-cell office:value-type="float" office:value="0.000107408925801493">
                <text:p>0.0001074089258014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4428">
                <text:p>6.04428</text:p>
              </table:table-cell>
              <table:table-cell office:value-type="float" office:value="0.000113259700668995">
                <text:p>0.000113259700668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6404">
                <text:p>6.06404</text:p>
              </table:table-cell>
              <table:table-cell office:value-type="float" office:value="0.000107358077156644">
                <text:p>0.000107358077156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8369">
                <text:p>6.08369</text:p>
              </table:table-cell>
              <table:table-cell office:value-type="float" office:value="0.000110227205880408">
                <text:p>0.000110227205880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0422">
                <text:p>6.10422</text:p>
              </table:table-cell>
              <table:table-cell office:value-type="float" office:value="0.000108828940020835">
                <text:p>0.000108828940020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24">
                <text:p>6.124</text:p>
              </table:table-cell>
              <table:table-cell office:value-type="float" office:value="0.000111504898476947">
                <text:p>0.000111504898476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4439">
                <text:p>6.14439</text:p>
              </table:table-cell>
              <table:table-cell office:value-type="float" office:value="0.00010875981015816">
                <text:p>0.00010875981015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6403">
                <text:p>6.16403</text:p>
              </table:table-cell>
              <table:table-cell office:value-type="float" office:value="0.0001069011885031">
                <text:p>0.0001069011885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8392">
                <text:p>6.18392</text:p>
              </table:table-cell>
              <table:table-cell office:value-type="float" office:value="0.000110330666995795">
                <text:p>0.0001103306669957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36">
                <text:p>6.2036</text:p>
              </table:table-cell>
              <table:table-cell office:value-type="float" office:value="0.000107290807602411">
                <text:p>0.000107290807602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323">
                <text:p>6.22323</text:p>
              </table:table-cell>
              <table:table-cell office:value-type="float" office:value="0.000105771738193308">
                <text:p>0.000105771738193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4271">
                <text:p>6.24271</text:p>
              </table:table-cell>
              <table:table-cell office:value-type="float" office:value="0.000104332978924338">
                <text:p>0.000104332978924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232">
                <text:p>6.26232</text:p>
              </table:table-cell>
              <table:table-cell office:value-type="float" office:value="0.000110843804473399">
                <text:p>0.000110843804473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819">
                <text:p>6.2819</text:p>
              </table:table-cell>
              <table:table-cell office:value-type="float" office:value="0.000105346144221173">
                <text:p>0.000105346144221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0138">
                <text:p>6.30138</text:p>
              </table:table-cell>
              <table:table-cell office:value-type="float" office:value="0.000106218850041244">
                <text:p>0.0001062188500412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2094">
                <text:p>6.32094</text:p>
              </table:table-cell>
              <table:table-cell office:value-type="float" office:value="0.000108158214948389">
                <text:p>0.000108158214948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4046">
                <text:p>6.34046</text:p>
              </table:table-cell>
              <table:table-cell office:value-type="float" office:value="0.000102974041559022">
                <text:p>0.000102974041559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6022">
                <text:p>6.36022</text:p>
              </table:table-cell>
              <table:table-cell office:value-type="float" office:value="0.000108620199901117">
                <text:p>0.000108620199901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7986">
                <text:p>6.37986</text:p>
              </table:table-cell>
              <table:table-cell office:value-type="float" office:value="0.000102595398125436">
                <text:p>0.000102595398125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9934">
                <text:p>6.39934</text:p>
              </table:table-cell>
              <table:table-cell office:value-type="float" office:value="0.000102913721870589">
                <text:p>0.0001029137218705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897">
                <text:p>6.41897</text:p>
              </table:table-cell>
              <table:table-cell office:value-type="float" office:value="0.000101614750072195">
                <text:p>0.0001016147500721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3881">
                <text:p>6.43881</text:p>
              </table:table-cell>
              <table:table-cell office:value-type="float" office:value="0.000106170307404185">
                <text:p>0.000106170307404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892">
                <text:p>6.45892</text:p>
              </table:table-cell>
              <table:table-cell office:value-type="float" office:value="0.000101264566860747">
                <text:p>0.0001012645668607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7862">
                <text:p>6.47862</text:p>
              </table:table-cell>
              <table:table-cell office:value-type="float" office:value="0.000107799987865433">
                <text:p>0.000107799987865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9837">
                <text:p>6.49837</text:p>
              </table:table-cell>
              <table:table-cell office:value-type="float" office:value="0.000100588590700937">
                <text:p>0.00010058859070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1804">
                <text:p>6.51804</text:p>
              </table:table-cell>
              <table:table-cell office:value-type="float" office:value="0.000104948994856714">
                <text:p>0.000104948994856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3781">
                <text:p>6.53781</text:p>
              </table:table-cell>
              <table:table-cell office:value-type="float" office:value="0.000107166426020032">
                <text:p>0.0001071664260200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5733">
                <text:p>6.55733</text:p>
              </table:table-cell>
              <table:table-cell office:value-type="float" office:value="0.000111253292349438">
                <text:p>0.0001112532923494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7758">
                <text:p>6.57758</text:p>
              </table:table-cell>
              <table:table-cell office:value-type="float" office:value="0.000110518582192232">
                <text:p>0.000110518582192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9717">
                <text:p>6.59717</text:p>
              </table:table-cell>
              <table:table-cell office:value-type="float" office:value="0.000102693926793253">
                <text:p>0.000102693926793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637">
                <text:p>6.61637</text:p>
              </table:table-cell>
              <table:table-cell office:value-type="float" office:value="0.000103485437995181">
                <text:p>0.000103485437995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355">
                <text:p>6.6355</text:p>
              </table:table-cell>
              <table:table-cell office:value-type="float" office:value="0.0000971094896852285">
                <text:p>0.0000971094896852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